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25.679cm" fo:margin-left="0.051cm" table:align="left"/>
    </style:style>
    <style:style style:name="Table2.A" style:family="table-column">
      <style:table-column-properties style:column-width="1.81cm"/>
    </style:style>
    <style:style style:name="Table2.B" style:family="table-column">
      <style:table-column-properties style:column-width="6.436cm"/>
    </style:style>
    <style:style style:name="Table2.C" style:family="table-column">
      <style:table-column-properties style:column-width="17.433cm"/>
    </style:style>
    <style:style style:name="Table2.1" style:family="table-row">
      <style:table-row-properties style:min-row-height="0.7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A28" style:family="table-cell">
      <style:table-cell-properties fo:padding="0.097cm" fo:border-left="0.05pt solid #000000" fo:border-right="none" fo:border-top="none" fo:border-bottom="0.05pt solid #000000"/>
    </style:style>
    <style:style style:name="Table2.B28" style:family="table-cell">
      <style:table-cell-properties fo:padding="0.097cm" fo:border-left="0.05pt solid #000000" fo:border-right="none" fo:border-top="none" fo:border-bottom="0.05pt solid #000000"/>
    </style:style>
    <style:style style:name="Table2.A29" style:family="table-cell">
      <style:table-cell-properties fo:padding="0.097cm" fo:border-left="0.05pt solid #000000" fo:border-right="none" fo:border-top="none" fo:border-bottom="0.05pt solid #000000"/>
    </style:style>
    <style:style style:name="Table2.B29" style:family="table-cell">
      <style:table-cell-properties fo:padding="0.097cm" fo:border-left="0.05pt solid #000000" fo:border-right="none" fo:border-top="none" fo:border-bottom="0.05pt solid #000000"/>
    </style:style>
    <style:style style:name="Table2.A30" style:family="table-cell">
      <style:table-cell-properties fo:padding="0.097cm" fo:border-left="0.05pt solid #000000" fo:border-right="none" fo:border-top="none" fo:border-bottom="0.05pt solid #000000"/>
    </style:style>
    <style:style style:name="Table2.B30" style:family="table-cell">
      <style:table-cell-properties fo:padding="0.097cm" fo:border-left="0.05pt solid #000000" fo:border-right="none" fo:border-top="none" fo:border-bottom="0.05pt solid #000000"/>
    </style:style>
    <style:style style:name="Table2.A31" style:family="table-cell">
      <style:table-cell-properties fo:padding="0.097cm" fo:border-left="0.05pt solid #000000" fo:border-right="none" fo:border-top="none" fo:border-bottom="0.05pt solid #000000"/>
    </style:style>
    <style:style style:name="Table2.B31" style:family="table-cell">
      <style:table-cell-properties fo:padding="0.097cm" fo:border-left="0.05pt solid #000000" fo:border-right="none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none" fo:border-top="none" fo:border-bottom="0.05pt solid #000000"/>
    </style:style>
    <style:style style:name="Table2.A33" style:family="table-cell">
      <style:table-cell-properties fo:padding="0.097cm" fo:border-left="0.05pt solid #000000" fo:border-right="none" fo:border-top="none" fo:border-bottom="0.05pt solid #000000"/>
    </style:style>
    <style:style style:name="Table2.B33" style:family="table-cell">
      <style:table-cell-properties fo:padding="0.097cm" fo:border-left="0.05pt solid #000000" fo:border-right="none" fo:border-top="none" fo:border-bottom="0.05pt solid #000000"/>
    </style:style>
    <style:style style:name="Table2.A34" style:family="table-cell">
      <style:table-cell-properties fo:padding="0.097cm" fo:border-left="0.05pt solid #000000" fo:border-right="none" fo:border-top="none" fo:border-bottom="0.05pt solid #000000"/>
    </style:style>
    <style:style style:name="Table2.B34" style:family="table-cell">
      <style:table-cell-properties fo:padding="0.097cm" fo:border-left="0.05pt solid #000000" fo:border-right="none" fo:border-top="none" fo:border-bottom="0.05pt solid #000000"/>
    </style:style>
    <style:style style:name="Table2.A35" style:family="table-cell">
      <style:table-cell-properties fo:padding="0.097cm" fo:border-left="0.05pt solid #000000" fo:border-right="none" fo:border-top="none" fo:border-bottom="0.05pt solid #000000"/>
    </style:style>
    <style:style style:name="Table2.B35" style:family="table-cell">
      <style:table-cell-properties fo:padding="0.097cm" fo:border-left="0.05pt solid #000000" fo:border-right="none" fo:border-top="none" fo:border-bottom="0.05pt solid #000000"/>
    </style:style>
    <style:style style:name="Table2.A36" style:family="table-cell">
      <style:table-cell-properties fo:padding="0.097cm" fo:border-left="0.05pt solid #000000" fo:border-right="none" fo:border-top="none" fo:border-bottom="0.05pt solid #000000"/>
    </style:style>
    <style:style style:name="Table2.B36" style:family="table-cell">
      <style:table-cell-properties fo:padding="0.097cm" fo:border-left="0.05pt solid #000000" fo:border-right="none" fo:border-top="none" fo:border-bottom="0.05pt solid #000000"/>
    </style:style>
    <style:style style:name="Table2.A37" style:family="table-cell">
      <style:table-cell-properties fo:padding="0.097cm" fo:border-left="0.05pt solid #000000" fo:border-right="none" fo:border-top="none" fo:border-bottom="0.05pt solid #000000"/>
    </style:style>
    <style:style style:name="Table2.B37" style:family="table-cell">
      <style:table-cell-properties fo:padding="0.097cm" fo:border-left="0.05pt solid #000000" fo:border-right="none" fo:border-top="none" fo:border-bottom="0.05pt solid #000000"/>
    </style:style>
    <style:style style:name="Table2.A38" style:family="table-cell">
      <style:table-cell-properties fo:padding="0.097cm" fo:border-left="0.05pt solid #000000" fo:border-right="none" fo:border-top="none" fo:border-bottom="0.05pt solid #000000"/>
    </style:style>
    <style:style style:name="Table2.B38" style:family="table-cell">
      <style:table-cell-properties fo:padding="0.097cm" fo:border-left="0.05pt solid #000000" fo:border-right="none" fo:border-top="none" fo:border-bottom="0.05pt solid #000000"/>
    </style:style>
    <style:style style:name="Table2.A39" style:family="table-cell">
      <style:table-cell-properties fo:padding="0.097cm" fo:border-left="0.05pt solid #000000" fo:border-right="none" fo:border-top="none" fo:border-bottom="0.05pt solid #000000"/>
    </style:style>
    <style:style style:name="Table2.B39" style:family="table-cell">
      <style:table-cell-properties fo:padding="0.097cm" fo:border-left="0.05pt solid #000000" fo:border-right="none" fo:border-top="none" fo:border-bottom="0.05pt solid #000000"/>
    </style:style>
    <style:style style:name="Table2.A40" style:family="table-cell">
      <style:table-cell-properties fo:padding="0.097cm" fo:border-left="0.05pt solid #000000" fo:border-right="none" fo:border-top="none" fo:border-bottom="0.05pt solid #000000"/>
    </style:style>
    <style:style style:name="Table2.B40" style:family="table-cell">
      <style:table-cell-properties fo:padding="0.097cm" fo:border-left="0.05pt solid #000000" fo:border-right="none" fo:border-top="none" fo:border-bottom="0.05pt solid #000000"/>
    </style:style>
    <style:style style:name="Table2.A41" style:family="table-cell">
      <style:table-cell-properties fo:padding="0.097cm" fo:border-left="0.05pt solid #000000" fo:border-right="none" fo:border-top="none" fo:border-bottom="0.05pt solid #000000"/>
    </style:style>
    <style:style style:name="Table2.B41" style:family="table-cell">
      <style:table-cell-properties fo:padding="0.097cm" fo:border-left="0.05pt solid #000000" fo:border-right="none" fo:border-top="none" fo:border-bottom="0.05pt solid #000000"/>
    </style:style>
    <style:style style:name="Table2.A42" style:family="table-cell">
      <style:table-cell-properties fo:padding="0.097cm" fo:border-left="0.05pt solid #000000" fo:border-right="none" fo:border-top="none" fo:border-bottom="0.05pt solid #000000"/>
    </style:style>
    <style:style style:name="Table2.B42" style:family="table-cell">
      <style:table-cell-properties fo:padding="0.097cm" fo:border-left="0.05pt solid #000000" fo:border-right="none" fo:border-top="none" fo:border-bottom="0.05pt solid #000000"/>
    </style:style>
    <style:style style:name="Table2.A43" style:family="table-cell">
      <style:table-cell-properties fo:padding="0.097cm" fo:border-left="0.05pt solid #000000" fo:border-right="none" fo:border-top="none" fo:border-bottom="0.05pt solid #000000"/>
    </style:style>
    <style:style style:name="Table2.B43" style:family="table-cell">
      <style:table-cell-properties fo:padding="0.097cm" fo:border-left="0.05pt solid #000000" fo:border-right="none" fo:border-top="none" fo:border-bottom="0.05pt solid #000000"/>
    </style:style>
    <style:style style:name="Table2.A44" style:family="table-cell">
      <style:table-cell-properties fo:padding="0.097cm" fo:border-left="0.05pt solid #000000" fo:border-right="none" fo:border-top="none" fo:border-bottom="0.05pt solid #000000"/>
    </style:style>
    <style:style style:name="Table2.B44" style:family="table-cell">
      <style:table-cell-properties fo:padding="0.097cm" fo:border-left="0.05pt solid #000000" fo:border-right="none" fo:border-top="none" fo:border-bottom="0.05pt solid #000000"/>
    </style:style>
    <style:style style:name="Table2.A45" style:family="table-cell">
      <style:table-cell-properties fo:padding="0.097cm" fo:border-left="0.05pt solid #000000" fo:border-right="none" fo:border-top="none" fo:border-bottom="0.05pt solid #000000"/>
    </style:style>
    <style:style style:name="Table2.B45" style:family="table-cell">
      <style:table-cell-properties fo:padding="0.097cm" fo:border-left="0.05pt solid #000000" fo:border-right="none" fo:border-top="none" fo:border-bottom="0.05pt solid #000000"/>
    </style:style>
    <style:style style:name="Table2.A46" style:family="table-cell">
      <style:table-cell-properties fo:padding="0.097cm" fo:border-left="0.05pt solid #000000" fo:border-right="none" fo:border-top="none" fo:border-bottom="0.05pt solid #000000"/>
    </style:style>
    <style:style style:name="Table2.B46" style:family="table-cell">
      <style:table-cell-properties fo:padding="0.097cm" fo:border-left="0.05pt solid #000000" fo:border-right="none" fo:border-top="none" fo:border-bottom="0.05pt solid #000000"/>
    </style:style>
    <style:style style:name="Table2.A47" style:family="table-cell">
      <style:table-cell-properties fo:padding="0.097cm" fo:border-left="0.05pt solid #000000" fo:border-right="none" fo:border-top="none" fo:border-bottom="0.05pt solid #000000"/>
    </style:style>
    <style:style style:name="Table2.B47" style:family="table-cell">
      <style:table-cell-properties fo:padding="0.097cm" fo:border-left="0.05pt solid #000000" fo:border-right="none" fo:border-top="none" fo:border-bottom="0.05pt solid #000000"/>
    </style:style>
    <style:style style:name="Table2.A48" style:family="table-cell">
      <style:table-cell-properties fo:padding="0.097cm" fo:border-left="0.05pt solid #000000" fo:border-right="none" fo:border-top="none" fo:border-bottom="0.05pt solid #000000"/>
    </style:style>
    <style:style style:name="Table2.B48" style:family="table-cell">
      <style:table-cell-properties fo:padding="0.097cm" fo:border-left="0.05pt solid #000000" fo:border-right="none" fo:border-top="none" fo:border-bottom="0.05pt solid #000000"/>
    </style:style>
    <style:style style:name="Table2.A49" style:family="table-cell">
      <style:table-cell-properties fo:padding="0.097cm" fo:border-left="0.05pt solid #000000" fo:border-right="none" fo:border-top="none" fo:border-bottom="0.05pt solid #000000"/>
    </style:style>
    <style:style style:name="Table2.B49" style:family="table-cell">
      <style:table-cell-properties fo:padding="0.097cm" fo:border-left="0.05pt solid #000000" fo:border-right="none" fo:border-top="none" fo:border-bottom="0.05pt solid #000000"/>
    </style:style>
    <style:style style:name="Table2.A50" style:family="table-cell">
      <style:table-cell-properties fo:padding="0.097cm" fo:border-left="0.05pt solid #000000" fo:border-right="none" fo:border-top="none" fo:border-bottom="0.05pt solid #000000"/>
    </style:style>
    <style:style style:name="Table2.B50" style:family="table-cell">
      <style:table-cell-properties fo:padding="0.097cm" fo:border-left="0.05pt solid #000000" fo:border-right="none" fo:border-top="none" fo:border-bottom="0.05pt solid #000000"/>
    </style:style>
    <style:style style:name="Table2.A51" style:family="table-cell">
      <style:table-cell-properties fo:padding="0.097cm" fo:border-left="0.05pt solid #000000" fo:border-right="none" fo:border-top="none" fo:border-bottom="0.05pt solid #000000"/>
    </style:style>
    <style:style style:name="Table2.B51" style:family="table-cell">
      <style:table-cell-properties fo:padding="0.097cm" fo:border-left="0.05pt solid #000000" fo:border-right="none" fo:border-top="none" fo:border-bottom="0.05pt solid #000000"/>
    </style:style>
    <style:style style:name="Table2.A52" style:family="table-cell">
      <style:table-cell-properties fo:padding="0.097cm" fo:border-left="0.05pt solid #000000" fo:border-right="none" fo:border-top="none" fo:border-bottom="0.05pt solid #000000"/>
    </style:style>
    <style:style style:name="Table2.B52" style:family="table-cell">
      <style:table-cell-properties fo:padding="0.097cm" fo:border-left="0.05pt solid #000000" fo:border-right="none" fo:border-top="none" fo:border-bottom="0.05pt solid #000000"/>
    </style:style>
    <style:style style:name="Table2.53" style:family="table-row">
      <style:table-row-properties style:min-row-height="0.18cm"/>
    </style:style>
    <style:style style:name="Table2.A53" style:family="table-cell">
      <style:table-cell-properties fo:padding="0.097cm" fo:border-left="0.05pt solid #000000" fo:border-right="none" fo:border-top="none" fo:border-bottom="0.05pt solid #000000"/>
    </style:style>
    <style:style style:name="Table2.B53" style:family="table-cell">
      <style:table-cell-properties fo:padding="0.097cm" fo:border-left="0.05pt solid #000000" fo:border-right="none" fo:border-top="none" fo:border-bottom="0.05pt solid #000000"/>
    </style:style>
    <style:style style:name="Table2.A54" style:family="table-cell">
      <style:table-cell-properties fo:padding="0.097cm" fo:border-left="0.05pt solid #000000" fo:border-right="none" fo:border-top="none" fo:border-bottom="0.05pt solid #000000"/>
    </style:style>
    <style:style style:name="Table2.B54" style:family="table-cell">
      <style:table-cell-properties fo:padding="0.097cm" fo:border-left="0.05pt solid #000000" fo:border-right="none" fo:border-top="none" fo:border-bottom="0.05pt solid #000000"/>
    </style:style>
    <style:style style:name="Table2.A55" style:family="table-cell">
      <style:table-cell-properties fo:padding="0.097cm" fo:border-left="0.05pt solid #000000" fo:border-right="none" fo:border-top="none" fo:border-bottom="0.05pt solid #000000"/>
    </style:style>
    <style:style style:name="Table2.B55" style:family="table-cell">
      <style:table-cell-properties fo:padding="0.097cm" fo:border-left="0.05pt solid #000000" fo:border-right="none" fo:border-top="none" fo:border-bottom="0.05pt solid #000000"/>
    </style:style>
    <style:style style:name="Table2.A56" style:family="table-cell">
      <style:table-cell-properties fo:padding="0.097cm" fo:border-left="0.05pt solid #000000" fo:border-right="none" fo:border-top="none" fo:border-bottom="0.05pt solid #000000"/>
    </style:style>
    <style:style style:name="Table2.B56" style:family="table-cell">
      <style:table-cell-properties fo:padding="0.097cm" fo:border-left="0.05pt solid #000000" fo:border-right="none" fo:border-top="none" fo:border-bottom="0.05pt solid #000000"/>
    </style:style>
    <style:style style:name="Table2.A57" style:family="table-cell">
      <style:table-cell-properties fo:padding="0.097cm" fo:border-left="0.05pt solid #000000" fo:border-right="none" fo:border-top="none" fo:border-bottom="0.05pt solid #000000"/>
    </style:style>
    <style:style style:name="Table2.B57" style:family="table-cell">
      <style:table-cell-properties fo:padding="0.097cm" fo:border-left="0.05pt solid #000000" fo:border-right="none" fo:border-top="none" fo:border-bottom="0.05pt solid #000000"/>
    </style:style>
    <style:style style:name="Table2.A58" style:family="table-cell">
      <style:table-cell-properties fo:padding="0.097cm" fo:border-left="0.05pt solid #000000" fo:border-right="none" fo:border-top="none" fo:border-bottom="0.05pt solid #000000"/>
    </style:style>
    <style:style style:name="Table2.B58" style:family="table-cell">
      <style:table-cell-properties fo:padding="0.097cm" fo:border-left="0.05pt solid #000000" fo:border-right="none" fo:border-top="none" fo:border-bottom="0.05pt solid #000000"/>
    </style:style>
    <style:style style:name="Table2.A59" style:family="table-cell">
      <style:table-cell-properties fo:padding="0.097cm" fo:border-left="0.05pt solid #000000" fo:border-right="none" fo:border-top="none" fo:border-bottom="0.05pt solid #000000"/>
    </style:style>
    <style:style style:name="Table2.B59" style:family="table-cell">
      <style:table-cell-properties fo:padding="0.097cm" fo:border-left="0.05pt solid #000000" fo:border-right="none" fo:border-top="none" fo:border-bottom="0.05pt solid #000000"/>
    </style:style>
    <style:style style:name="Table2.A60" style:family="table-cell">
      <style:table-cell-properties fo:padding="0.097cm" fo:border-left="0.05pt solid #000000" fo:border-right="none" fo:border-top="none" fo:border-bottom="0.05pt solid #000000"/>
    </style:style>
    <style:style style:name="Table2.B60" style:family="table-cell">
      <style:table-cell-properties fo:padding="0.097cm" fo:border-left="0.05pt solid #000000" fo:border-right="none" fo:border-top="none" fo:border-bottom="0.05pt solid #000000"/>
    </style:style>
    <style:style style:name="Table2.A61" style:family="table-cell">
      <style:table-cell-properties fo:padding="0.097cm" fo:border-left="0.05pt solid #000000" fo:border-right="none" fo:border-top="none" fo:border-bottom="0.05pt solid #000000"/>
    </style:style>
    <style:style style:name="Table2.B61" style:family="table-cell">
      <style:table-cell-properties fo:padding="0.097cm" fo:border-left="0.05pt solid #000000" fo:border-right="none" fo:border-top="none" fo:border-bottom="0.05pt solid #000000"/>
    </style:style>
    <style:style style:name="Table2.A62" style:family="table-cell">
      <style:table-cell-properties fo:padding="0.097cm" fo:border-left="0.05pt solid #000000" fo:border-right="none" fo:border-top="none" fo:border-bottom="0.05pt solid #000000"/>
    </style:style>
    <style:style style:name="Table2.B62" style:family="table-cell">
      <style:table-cell-properties fo:padding="0.097cm" fo:border-left="0.05pt solid #000000" fo:border-right="none" fo:border-top="none" fo:border-bottom="0.05pt solid #000000"/>
    </style:style>
    <style:style style:name="Table2.A63" style:family="table-cell">
      <style:table-cell-properties fo:padding="0.097cm" fo:border-left="0.05pt solid #000000" fo:border-right="none" fo:border-top="none" fo:border-bottom="0.05pt solid #000000"/>
    </style:style>
    <style:style style:name="Table2.B63" style:family="table-cell">
      <style:table-cell-properties fo:padding="0.097cm" fo:border-left="0.05pt solid #000000" fo:border-right="none" fo:border-top="none" fo:border-bottom="0.05pt solid #000000"/>
    </style:style>
    <style:style style:name="Table2.A64" style:family="table-cell">
      <style:table-cell-properties fo:padding="0.097cm" fo:border-left="0.05pt solid #000000" fo:border-right="none" fo:border-top="none" fo:border-bottom="0.05pt solid #000000"/>
    </style:style>
    <style:style style:name="Table2.B64" style:family="table-cell">
      <style:table-cell-properties fo:padding="0.097cm" fo:border-left="0.05pt solid #000000" fo:border-right="none" fo:border-top="none" fo:border-bottom="0.05pt solid #000000"/>
    </style:style>
    <style:style style:name="Table2.A65" style:family="table-cell">
      <style:table-cell-properties fo:padding="0.097cm" fo:border-left="0.05pt solid #000000" fo:border-right="none" fo:border-top="none" fo:border-bottom="0.05pt solid #000000"/>
    </style:style>
    <style:style style:name="Table2.B65" style:family="table-cell">
      <style:table-cell-properties fo:padding="0.097cm" fo:border-left="0.05pt solid #000000" fo:border-right="none" fo:border-top="none" fo:border-bottom="0.05pt solid #000000"/>
    </style:style>
    <style:style style:name="Table2.A66" style:family="table-cell">
      <style:table-cell-properties fo:padding="0.097cm" fo:border-left="0.05pt solid #000000" fo:border-right="none" fo:border-top="none" fo:border-bottom="0.05pt solid #000000"/>
    </style:style>
    <style:style style:name="Table2.B66" style:family="table-cell">
      <style:table-cell-properties fo:padding="0.097cm" fo:border-left="0.05pt solid #000000" fo:border-right="none" fo:border-top="none" fo:border-bottom="0.05pt solid #000000"/>
    </style:style>
    <style:style style:name="Table2.A67" style:family="table-cell">
      <style:table-cell-properties fo:padding="0.097cm" fo:border-left="0.05pt solid #000000" fo:border-right="none" fo:border-top="none" fo:border-bottom="0.05pt solid #000000"/>
    </style:style>
    <style:style style:name="Table2.B67" style:family="table-cell">
      <style:table-cell-properties fo:padding="0.097cm" fo:border-left="0.05pt solid #000000" fo:border-right="none" fo:border-top="none" fo:border-bottom="0.05pt solid #000000"/>
    </style:style>
    <style:style style:name="Table2.A68" style:family="table-cell">
      <style:table-cell-properties fo:padding="0.097cm" fo:border-left="0.05pt solid #000000" fo:border-right="none" fo:border-top="none" fo:border-bottom="0.05pt solid #000000"/>
    </style:style>
    <style:style style:name="Table2.B68" style:family="table-cell">
      <style:table-cell-properties fo:padding="0.097cm" fo:border-left="0.05pt solid #000000" fo:border-right="none" fo:border-top="none" fo:border-bottom="0.05pt solid #000000"/>
    </style:style>
    <style:style style:name="Table2.A69" style:family="table-cell">
      <style:table-cell-properties fo:padding="0.097cm" fo:border-left="0.05pt solid #000000" fo:border-right="none" fo:border-top="none" fo:border-bottom="0.05pt solid #000000"/>
    </style:style>
    <style:style style:name="Table2.B69" style:family="table-cell">
      <style:table-cell-properties fo:padding="0.097cm" fo:border-left="0.05pt solid #000000" fo:border-right="none" fo:border-top="none" fo:border-bottom="0.05pt solid #000000"/>
    </style:style>
    <style:style style:name="Table2.70" style:family="table-row">
      <style:table-row-properties style:min-row-height="0.697cm"/>
    </style:style>
    <style:style style:name="Table2.A70" style:family="table-cell">
      <style:table-cell-properties fo:padding="0.097cm" fo:border-left="0.05pt solid #000000" fo:border-right="none" fo:border-top="none" fo:border-bottom="0.05pt solid #000000"/>
    </style:style>
    <style:style style:name="Table2.B70" style:family="table-cell">
      <style:table-cell-properties fo:padding="0.097cm" fo:border-left="0.05pt solid #000000" fo:border-right="none" fo:border-top="none" fo:border-bottom="0.05pt solid #000000"/>
    </style:style>
    <style:style style:name="Table2.A71" style:family="table-cell">
      <style:table-cell-properties fo:padding="0.097cm" fo:border-left="0.05pt solid #000000" fo:border-right="none" fo:border-top="none" fo:border-bottom="0.05pt solid #000000"/>
    </style:style>
    <style:style style:name="Table2.B71" style:family="table-cell">
      <style:table-cell-properties fo:padding="0.097cm" fo:border-left="0.05pt solid #000000" fo:border-right="none" fo:border-top="none" fo:border-bottom="0.05pt solid #000000"/>
    </style:style>
    <style:style style:name="Table2.72" style:family="table-row">
      <style:table-row-properties style:min-row-height="0.783cm"/>
    </style:style>
    <style:style style:name="Table2.A72" style:family="table-cell">
      <style:table-cell-properties fo:padding="0.097cm" fo:border-left="0.05pt solid #000000" fo:border-right="none" fo:border-top="none" fo:border-bottom="0.05pt solid #000000"/>
    </style:style>
    <style:style style:name="Table2.B72" style:family="table-cell">
      <style:table-cell-properties fo:padding="0.097cm" fo:border-left="0.05pt solid #000000" fo:border-right="none" fo:border-top="none" fo:border-bottom="0.05pt solid #000000"/>
    </style:style>
    <style:style style:name="Table2.A73" style:family="table-cell">
      <style:table-cell-properties fo:padding="0.097cm" fo:border-left="0.05pt solid #000000" fo:border-right="none" fo:border-top="none" fo:border-bottom="0.05pt solid #000000"/>
    </style:style>
    <style:style style:name="Table2.B73" style:family="table-cell">
      <style:table-cell-properties fo:padding="0.097cm" fo:border-left="0.05pt solid #000000" fo:border-right="none" fo:border-top="none" fo:border-bottom="0.05pt solid #000000"/>
    </style:style>
    <style:style style:name="Table2.A74" style:family="table-cell">
      <style:table-cell-properties fo:padding="0.097cm" fo:border-left="0.05pt solid #000000" fo:border-right="none" fo:border-top="none" fo:border-bottom="0.05pt solid #000000"/>
    </style:style>
    <style:style style:name="Table2.B74" style:family="table-cell">
      <style:table-cell-properties fo:padding="0.097cm" fo:border-left="0.05pt solid #000000" fo:border-right="none" fo:border-top="none" fo:border-bottom="0.05pt solid #000000"/>
    </style:style>
    <style:style style:name="Table2.A75" style:family="table-cell">
      <style:table-cell-properties fo:padding="0.097cm" fo:border-left="0.05pt solid #000000" fo:border-right="none" fo:border-top="none" fo:border-bottom="0.05pt solid #000000"/>
    </style:style>
    <style:style style:name="Table2.B75" style:family="table-cell">
      <style:table-cell-properties fo:padding="0.097cm" fo:border-left="0.05pt solid #000000" fo:border-right="none" fo:border-top="none" fo:border-bottom="0.05pt solid #000000"/>
    </style:style>
    <style:style style:name="Table2.A76" style:family="table-cell">
      <style:table-cell-properties fo:padding="0.097cm" fo:border-left="0.05pt solid #000000" fo:border-right="none" fo:border-top="none" fo:border-bottom="0.05pt solid #000000"/>
    </style:style>
    <style:style style:name="Table2.B76" style:family="table-cell">
      <style:table-cell-properties fo:padding="0.097cm" fo:border-left="0.05pt solid #000000" fo:border-right="none" fo:border-top="none" fo:border-bottom="0.05pt solid #000000"/>
    </style:style>
    <style:style style:name="Table2.A77" style:family="table-cell">
      <style:table-cell-properties fo:padding="0.097cm" fo:border-left="0.05pt solid #000000" fo:border-right="none" fo:border-top="none" fo:border-bottom="0.05pt solid #000000"/>
    </style:style>
    <style:style style:name="Table2.B77" style:family="table-cell">
      <style:table-cell-properties fo:padding="0.097cm" fo:border-left="0.05pt solid #000000" fo:border-right="none" fo:border-top="none" fo:border-bottom="0.05pt solid #000000"/>
    </style:style>
    <style:style style:name="Table2.A78" style:family="table-cell">
      <style:table-cell-properties fo:padding="0.097cm" fo:border-left="0.05pt solid #000000" fo:border-right="none" fo:border-top="none" fo:border-bottom="0.05pt solid #000000"/>
    </style:style>
    <style:style style:name="Table2.B78" style:family="table-cell">
      <style:table-cell-properties fo:padding="0.097cm" fo:border-left="0.05pt solid #000000" fo:border-right="none" fo:border-top="none" fo:border-bottom="0.05pt solid #000000"/>
    </style:style>
    <style:style style:name="Table2.A79" style:family="table-cell">
      <style:table-cell-properties fo:padding="0.097cm" fo:border-left="0.05pt solid #000000" fo:border-right="none" fo:border-top="none" fo:border-bottom="0.05pt solid #000000"/>
    </style:style>
    <style:style style:name="Table2.B79" style:family="table-cell">
      <style:table-cell-properties fo:padding="0.097cm" fo:border-left="0.05pt solid #000000" fo:border-right="none" fo:border-top="none" fo:border-bottom="0.05pt solid #000000"/>
    </style:style>
    <style:style style:name="Table2.A80" style:family="table-cell">
      <style:table-cell-properties fo:padding="0.097cm" fo:border-left="0.05pt solid #000000" fo:border-right="none" fo:border-top="none" fo:border-bottom="0.05pt solid #000000"/>
    </style:style>
    <style:style style:name="Table2.B80" style:family="table-cell">
      <style:table-cell-properties fo:padding="0.097cm" fo:border-left="0.05pt solid #000000" fo:border-right="none" fo:border-top="none" fo:border-bottom="0.05pt solid #000000"/>
    </style:style>
    <style:style style:name="Table2.A81" style:family="table-cell">
      <style:table-cell-properties fo:padding="0.097cm" fo:border-left="0.05pt solid #000000" fo:border-right="none" fo:border-top="none" fo:border-bottom="0.05pt solid #000000"/>
    </style:style>
    <style:style style:name="Table2.B81" style:family="table-cell">
      <style:table-cell-properties fo:padding="0.097cm" fo:border-left="0.05pt solid #000000" fo:border-right="none" fo:border-top="none" fo:border-bottom="0.05pt solid #000000"/>
    </style:style>
    <style:style style:name="Table2.A82" style:family="table-cell">
      <style:table-cell-properties fo:padding="0.097cm" fo:border-left="0.05pt solid #000000" fo:border-right="none" fo:border-top="none" fo:border-bottom="0.05pt solid #000000"/>
    </style:style>
    <style:style style:name="Table2.B82" style:family="table-cell">
      <style:table-cell-properties fo:padding="0.097cm" fo:border-left="0.05pt solid #000000" fo:border-right="none" fo:border-top="none" fo:border-bottom="0.05pt solid #000000"/>
    </style:style>
    <style:style style:name="Table2.A83" style:family="table-cell">
      <style:table-cell-properties fo:padding="0.097cm" fo:border-left="0.05pt solid #000000" fo:border-right="none" fo:border-top="none" fo:border-bottom="0.05pt solid #000000"/>
    </style:style>
    <style:style style:name="Table2.B83" style:family="table-cell">
      <style:table-cell-properties fo:padding="0.097cm" fo:border-left="0.05pt solid #000000" fo:border-right="none" fo:border-top="none" fo:border-bottom="0.05pt solid #000000"/>
    </style:style>
    <style:style style:name="Table2.A84" style:family="table-cell">
      <style:table-cell-properties fo:padding="0.097cm" fo:border-left="0.05pt solid #000000" fo:border-right="none" fo:border-top="none" fo:border-bottom="0.05pt solid #000000"/>
    </style:style>
    <style:style style:name="Table2.B84" style:family="table-cell">
      <style:table-cell-properties fo:padding="0.097cm" fo:border-left="0.05pt solid #000000" fo:border-right="none" fo:border-top="none" fo:border-bottom="0.05pt solid #000000"/>
    </style:style>
    <style:style style:name="Table2.A85" style:family="table-cell">
      <style:table-cell-properties fo:padding="0.097cm" fo:border-left="0.05pt solid #000000" fo:border-right="none" fo:border-top="none" fo:border-bottom="0.05pt solid #000000"/>
    </style:style>
    <style:style style:name="Table2.B85" style:family="table-cell">
      <style:table-cell-properties fo:padding="0.097cm" fo:border-left="0.05pt solid #000000" fo:border-right="none" fo:border-top="none" fo:border-bottom="0.05pt solid #000000"/>
    </style:style>
    <style:style style:name="Table2.A86" style:family="table-cell">
      <style:table-cell-properties fo:padding="0.097cm" fo:border-left="0.05pt solid #000000" fo:border-right="none" fo:border-top="none" fo:border-bottom="0.05pt solid #000000"/>
    </style:style>
    <style:style style:name="Table2.B86" style:family="table-cell">
      <style:table-cell-properties fo:padding="0.097cm" fo:border-left="0.05pt solid #000000" fo:border-right="none" fo:border-top="none" fo:border-bottom="0.05pt solid #000000"/>
    </style:style>
    <style:style style:name="Table2.A87" style:family="table-cell">
      <style:table-cell-properties fo:padding="0.097cm" fo:border-left="0.05pt solid #000000" fo:border-right="none" fo:border-top="none" fo:border-bottom="0.05pt solid #000000"/>
    </style:style>
    <style:style style:name="Table2.B87" style:family="table-cell">
      <style:table-cell-properties fo:padding="0.097cm" fo:border-left="0.05pt solid #000000" fo:border-right="none" fo:border-top="none" fo:border-bottom="0.05pt solid #000000"/>
    </style:style>
    <style:style style:name="Table2.A88" style:family="table-cell">
      <style:table-cell-properties fo:padding="0.097cm" fo:border-left="0.05pt solid #000000" fo:border-right="none" fo:border-top="none" fo:border-bottom="0.05pt solid #000000"/>
    </style:style>
    <style:style style:name="Table2.B88" style:family="table-cell">
      <style:table-cell-properties fo:padding="0.097cm" fo:border-left="0.05pt solid #000000" fo:border-right="none" fo:border-top="none" fo:border-bottom="0.05pt solid #000000"/>
    </style:style>
    <style:style style:name="Table2.A89" style:family="table-cell">
      <style:table-cell-properties fo:padding="0.097cm" fo:border-left="0.05pt solid #000000" fo:border-right="none" fo:border-top="none" fo:border-bottom="0.05pt solid #000000"/>
    </style:style>
    <style:style style:name="Table2.B89" style:family="table-cell">
      <style:table-cell-properties fo:padding="0.097cm" fo:border-left="0.05pt solid #000000" fo:border-right="none" fo:border-top="none" fo:border-bottom="0.05pt solid #000000"/>
    </style:style>
    <style:style style:name="Table2.A90" style:family="table-cell">
      <style:table-cell-properties fo:padding="0.097cm" fo:border-left="0.05pt solid #000000" fo:border-right="none" fo:border-top="none" fo:border-bottom="0.05pt solid #000000"/>
    </style:style>
    <style:style style:name="Table2.B90" style:family="table-cell">
      <style:table-cell-properties fo:padding="0.097cm" fo:border-left="0.05pt solid #000000" fo:border-right="none" fo:border-top="none" fo:border-bottom="0.05pt solid #000000"/>
    </style:style>
    <style:style style:name="Table2.A91" style:family="table-cell">
      <style:table-cell-properties fo:padding="0.097cm" fo:border-left="0.05pt solid #000000" fo:border-right="none" fo:border-top="none" fo:border-bottom="0.05pt solid #000000"/>
    </style:style>
    <style:style style:name="Table2.B91" style:family="table-cell">
      <style:table-cell-properties fo:padding="0.097cm" fo:border-left="0.05pt solid #000000" fo:border-right="none" fo:border-top="none" fo:border-bottom="0.05pt solid #000000"/>
    </style:style>
    <style:style style:name="Table2.A92" style:family="table-cell">
      <style:table-cell-properties fo:padding="0.097cm" fo:border-left="0.05pt solid #000000" fo:border-right="none" fo:border-top="none" fo:border-bottom="0.05pt solid #000000"/>
    </style:style>
    <style:style style:name="Table2.B92" style:family="table-cell">
      <style:table-cell-properties fo:padding="0.097cm" fo:border-left="0.05pt solid #000000" fo:border-right="none" fo:border-top="none" fo:border-bottom="0.05pt solid #000000"/>
    </style:style>
    <style:style style:name="Table2.A93" style:family="table-cell">
      <style:table-cell-properties fo:padding="0.097cm" fo:border-left="0.05pt solid #000000" fo:border-right="none" fo:border-top="none" fo:border-bottom="0.05pt solid #000000"/>
    </style:style>
    <style:style style:name="Table2.B93" style:family="table-cell">
      <style:table-cell-properties fo:padding="0.097cm" fo:border-left="0.05pt solid #000000" fo:border-right="none" fo:border-top="none" fo:border-bottom="0.05pt solid #000000"/>
    </style:style>
    <style:style style:name="Table2.A94" style:family="table-cell">
      <style:table-cell-properties fo:padding="0.097cm" fo:border-left="0.05pt solid #000000" fo:border-right="none" fo:border-top="none" fo:border-bottom="0.05pt solid #000000"/>
    </style:style>
    <style:style style:name="Table2.B94" style:family="table-cell">
      <style:table-cell-properties fo:padding="0.097cm" fo:border-left="0.05pt solid #000000" fo:border-right="none" fo:border-top="none" fo:border-bottom="0.05pt solid #000000"/>
    </style:style>
    <style:style style:name="Table2.A95" style:family="table-cell">
      <style:table-cell-properties fo:padding="0.097cm" fo:border-left="0.05pt solid #000000" fo:border-right="none" fo:border-top="none" fo:border-bottom="0.05pt solid #000000"/>
    </style:style>
    <style:style style:name="Table2.B95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25.707cm" fo:margin-left="0.088cm" table:align="left"/>
    </style:style>
    <style:style style:name="Table1.A" style:family="table-column">
      <style:table-column-properties style:column-width="2.312cm"/>
    </style:style>
    <style:style style:name="Table1.B" style:family="table-column">
      <style:table-column-properties style:column-width="5.904cm"/>
    </style:style>
    <style:style style:name="Table1.C" style:family="table-column">
      <style:table-column-properties style:column-width="17.4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27cm"/>
    </style:style>
    <style:style style:name="Table1.39" style:family="table-row">
      <style:table-row-properties style:min-row-height="0.757cm"/>
    </style:style>
    <style:style style:name="Table1.48" style:family="table-row">
      <style:table-row-properties style:min-row-height="0.219cm"/>
    </style:style>
    <style:style style:name="Table1.87" style:family="table-row">
      <style:table-row-properties style:min-row-height="0.804cm"/>
    </style:style>
    <style:style style:name="Table1.110" style:family="table-row">
      <style:table-row-properties style:min-row-height="0.619cm"/>
    </style:style>
    <style:style style:name="Table1.115" style:family="table-row">
      <style:table-row-properties style:min-row-height="0.773cm"/>
    </style:style>
    <style:style style:name="Table1.C13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41" style:family="table-row">
      <style:table-row-properties style:min-row-height="0.554cm"/>
    </style:style>
    <style:style style:name="Table1.143" style:family="table-row">
      <style:table-row-properties style:min-row-height="0.787cm"/>
    </style:style>
    <style:style style:name="Table1.144" style:family="table-row">
      <style:table-row-properties style:min-row-height="0.794cm"/>
    </style:style>
    <style:style style:name="Table1.145" style:family="table-row">
      <style:table-row-properties style:min-row-height="0.783cm"/>
    </style:style>
    <style:style style:name="Table1.146" style:family="table-row">
      <style:table-row-properties style:min-row-height="0.709cm"/>
    </style:style>
    <style:style style:name="Table1.206" style:family="table-row">
      <style:table-row-properties style:min-row-height="0.767cm"/>
    </style:style>
    <style:style style:name="Table1.230" style:family="table-row">
      <style:table-row-properties style:min-row-height="0.665cm"/>
    </style:style>
    <style:style style:name="P1" style:family="paragraph" style:parent-style-name="Table_20_Contents">
      <style:text-properties fo:font-weight="normal" officeooo:rsid="02de865b" officeooo:paragraph-rsid="02de865b" style:font-weight-asian="normal" style:font-weight-complex="normal"/>
    </style:style>
    <style:style style:name="P2" style:family="paragraph" style:parent-style-name="Table_20_Contents">
      <style:text-properties fo:font-weight="normal" officeooo:rsid="02f55795" officeooo:paragraph-rsid="02f55795" style:font-weight-asian="normal" style:font-weight-complex="normal"/>
    </style:style>
    <style:style style:name="P3" style:family="paragraph" style:parent-style-name="Table_20_Contents">
      <style:text-properties fo:font-weight="normal" officeooo:rsid="03112a45" officeooo:paragraph-rsid="03112a45" style:font-weight-asian="normal" style:font-weight-complex="normal"/>
    </style:style>
    <style:style style:name="P4" style:family="paragraph" style:parent-style-name="Table_20_Contents">
      <style:text-properties fo:font-weight="normal" officeooo:rsid="0362bf92" officeooo:paragraph-rsid="0362bf92" style:font-weight-asian="normal" style:font-weight-complex="normal"/>
    </style:style>
    <style:style style:name="P5" style:family="paragraph" style:parent-style-name="Table_20_Contents">
      <style:text-properties fo:font-weight="normal" officeooo:rsid="0366f781" officeooo:paragraph-rsid="0366f781" style:font-weight-asian="normal" style:font-weight-complex="normal"/>
    </style:style>
    <style:style style:name="P6" style:family="paragraph" style:parent-style-name="Table_20_Contents">
      <style:text-properties fo:font-weight="normal" officeooo:rsid="03692667" officeooo:paragraph-rsid="03692667" style:font-weight-asian="normal" style:font-weight-complex="normal"/>
    </style:style>
    <style:style style:name="P7" style:family="paragraph" style:parent-style-name="Table_20_Contents">
      <style:text-properties fo:font-weight="normal" officeooo:rsid="0369c4fb" officeooo:paragraph-rsid="0369c4fb" style:font-weight-asian="normal" style:font-weight-complex="normal"/>
    </style:style>
    <style:style style:name="P8" style:family="paragraph" style:parent-style-name="Table_20_Contents">
      <style:text-properties fo:font-weight="normal" officeooo:rsid="036a54fa" officeooo:paragraph-rsid="036a54fa" style:font-weight-asian="normal" style:font-weight-complex="normal"/>
    </style:style>
    <style:style style:name="P9" style:family="paragraph" style:parent-style-name="Table_20_Contents">
      <style:text-properties fo:font-weight="normal" officeooo:rsid="036b386d" officeooo:paragraph-rsid="036b386d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weight="normal" officeooo:rsid="036b386d" officeooo:paragraph-rsid="036b386d" style:font-weight-asian="normal" style:font-weight-complex="normal"/>
    </style:style>
    <style:style style:name="P11" style:family="paragraph" style:parent-style-name="Table_20_Contents">
      <style:text-properties fo:font-weight="normal" officeooo:rsid="0374274a" officeooo:paragraph-rsid="0374274a" style:font-weight-asian="normal" style:font-weight-complex="normal"/>
    </style:style>
    <style:style style:name="P12" style:family="paragraph" style:parent-style-name="Table_20_Contents">
      <style:text-properties fo:font-weight="normal" officeooo:rsid="03774ade" officeooo:paragraph-rsid="03774ade" style:font-weight-asian="normal" style:font-weight-complex="normal"/>
    </style:style>
    <style:style style:name="P13" style:family="paragraph" style:parent-style-name="Table_20_Contents">
      <style:text-properties fo:font-weight="normal" officeooo:rsid="0378e591" officeooo:paragraph-rsid="0378e591" style:font-weight-asian="normal" style:font-weight-complex="normal"/>
    </style:style>
    <style:style style:name="P14" style:family="paragraph" style:parent-style-name="Table_20_Contents">
      <style:text-properties fo:font-weight="normal" officeooo:rsid="037ade78" officeooo:paragraph-rsid="037ade78" style:font-weight-asian="normal" style:font-weight-complex="normal"/>
    </style:style>
    <style:style style:name="P15" style:family="paragraph" style:parent-style-name="Table_20_Contents">
      <style:text-properties fo:font-weight="normal" officeooo:rsid="037c3c92" officeooo:paragraph-rsid="037c3c92" style:font-weight-asian="normal" style:font-weight-complex="normal"/>
    </style:style>
    <style:style style:name="P16" style:family="paragraph" style:parent-style-name="Table_20_Contents">
      <style:text-properties fo:font-weight="normal" officeooo:rsid="03835372" officeooo:paragraph-rsid="03835372" style:font-weight-asian="normal" style:font-weight-complex="normal"/>
    </style:style>
    <style:style style:name="P17" style:family="paragraph" style:parent-style-name="Table_20_Contents">
      <style:text-properties fo:font-weight="normal" officeooo:rsid="03864912" officeooo:paragraph-rsid="03864912" style:font-weight-asian="normal" style:font-weight-complex="normal"/>
    </style:style>
    <style:style style:name="P18" style:family="paragraph" style:parent-style-name="Table_20_Contents">
      <style:text-properties fo:font-weight="normal" officeooo:rsid="03884887" officeooo:paragraph-rsid="03884887" style:font-weight-asian="normal" style:font-weight-complex="normal"/>
    </style:style>
    <style:style style:name="P19" style:family="paragraph" style:parent-style-name="Table_20_Contents">
      <style:text-properties fo:font-weight="normal" officeooo:rsid="0388ad25" officeooo:paragraph-rsid="0388ad25" style:font-weight-asian="normal" style:font-weight-complex="normal"/>
    </style:style>
    <style:style style:name="P20" style:family="paragraph" style:parent-style-name="Table_20_Contents">
      <style:text-properties fo:font-weight="normal" officeooo:rsid="0389fb9c" officeooo:paragraph-rsid="0389fb9c" style:font-weight-asian="normal" style:font-weight-complex="normal"/>
    </style:style>
    <style:style style:name="P21" style:family="paragraph" style:parent-style-name="Table_20_Contents">
      <style:text-properties fo:font-weight="normal" officeooo:rsid="038ff31b" officeooo:paragraph-rsid="038ff31b" style:font-weight-asian="normal" style:font-weight-complex="normal"/>
    </style:style>
    <style:style style:name="P22" style:family="paragraph" style:parent-style-name="Table_20_Contents">
      <style:text-properties fo:font-weight="normal" officeooo:rsid="0393b74a" officeooo:paragraph-rsid="0393b74a" style:font-weight-asian="normal" style:font-weight-complex="normal"/>
    </style:style>
    <style:style style:name="P23" style:family="paragraph" style:parent-style-name="Table_20_Contents">
      <style:text-properties fo:font-weight="normal" officeooo:rsid="0395e6a3" officeooo:paragraph-rsid="0395e6a3" style:font-weight-asian="normal" style:font-weight-complex="normal"/>
    </style:style>
    <style:style style:name="P24" style:family="paragraph" style:parent-style-name="Table_20_Contents">
      <style:text-properties fo:font-weight="normal" officeooo:rsid="03a0b591" officeooo:paragraph-rsid="03a0b591" style:font-weight-asian="normal" style:font-weight-complex="normal"/>
    </style:style>
    <style:style style:name="P25" style:family="paragraph" style:parent-style-name="Table_20_Contents">
      <style:text-properties fo:font-weight="normal" officeooo:rsid="03a0b591" officeooo:paragraph-rsid="0415f5e8" style:font-weight-asian="normal" style:font-weight-complex="normal"/>
    </style:style>
    <style:style style:name="P26" style:family="paragraph" style:parent-style-name="Table_20_Contents">
      <style:text-properties fo:font-weight="normal" officeooo:rsid="03cbf5fe" officeooo:paragraph-rsid="03cbf5fe" style:font-weight-asian="normal" style:font-weight-complex="normal"/>
    </style:style>
    <style:style style:name="P27" style:family="paragraph" style:parent-style-name="Table_20_Contents">
      <style:text-properties fo:font-weight="normal" officeooo:rsid="03e786b1" officeooo:paragraph-rsid="03e786b1" style:font-weight-asian="normal" style:font-weight-complex="normal"/>
    </style:style>
    <style:style style:name="P28" style:family="paragraph" style:parent-style-name="Table_20_Contents">
      <style:text-properties fo:font-weight="normal" officeooo:rsid="03ae1b3c" officeooo:paragraph-rsid="0415f5e8" style:font-weight-asian="normal" style:font-weight-complex="normal"/>
    </style:style>
    <style:style style:name="P29" style:family="paragraph" style:parent-style-name="Table_20_Contents">
      <style:text-properties fo:font-style="normal" fo:font-weight="normal" officeooo:rsid="037ade78" officeooo:paragraph-rsid="037ade78" style:font-style-asian="normal" style:font-weight-asian="normal" style:font-style-complex="normal" style:font-weight-complex="normal"/>
    </style:style>
    <style:style style:name="P30" style:family="paragraph" style:parent-style-name="Table_20_Contents">
      <style:text-properties fo:font-style="normal" officeooo:rsid="0374274a" officeooo:paragraph-rsid="0374274a" style:font-style-asian="normal" style:font-style-complex="normal"/>
    </style:style>
    <style:style style:name="P31" style:family="paragraph" style:parent-style-name="Table_20_Contents">
      <style:text-properties fo:font-style="normal" officeooo:rsid="0375e206" officeooo:paragraph-rsid="0375e206" style:font-style-asian="normal" style:font-style-complex="normal"/>
    </style:style>
    <style:style style:name="P32" style:family="paragraph" style:parent-style-name="Table_20_Contents">
      <style:text-properties fo:font-style="normal" officeooo:rsid="0381c4b8" officeooo:paragraph-rsid="0381c4b8" style:font-style-asian="normal" style:font-style-complex="normal"/>
    </style:style>
    <style:style style:name="P33" style:family="paragraph" style:parent-style-name="Table_20_Contents">
      <style:text-properties fo:font-style="normal" officeooo:rsid="03abeea7" officeooo:paragraph-rsid="03abeea7" style:font-style-asian="normal" style:font-style-complex="normal"/>
    </style:style>
    <style:style style:name="P34" style:family="paragraph" style:parent-style-name="Table_20_Contents">
      <style:text-properties fo:font-style="normal" officeooo:rsid="03f0a491" officeooo:paragraph-rsid="03f0a491" style:font-style-asian="normal" style:font-style-complex="normal"/>
    </style:style>
    <style:style style:name="P35" style:family="paragraph" style:parent-style-name="Table_20_Contents">
      <style:text-properties fo:color="#000000" fo:font-weight="normal" officeooo:rsid="029582ce" officeooo:paragraph-rsid="029582ce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2980f69" officeooo:paragraph-rsid="02980f69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2980f69" officeooo:paragraph-rsid="029582ce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2b74cce" officeooo:paragraph-rsid="02b74cce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2ca450c" officeooo:paragraph-rsid="02ca450c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2f35a5b" officeooo:paragraph-rsid="02f35a5b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2f6a8c2" officeooo:paragraph-rsid="02f6a8c2" style:font-weight-asian="normal" style:font-weight-complex="normal"/>
    </style:style>
    <style:style style:name="P42" style:family="paragraph" style:parent-style-name="Table_20_Contents">
      <style:text-properties fo:color="#000000" fo:font-weight="normal" officeooo:rsid="02f71182" officeooo:paragraph-rsid="02f71182" style:font-weight-asian="normal" style:font-weight-complex="normal"/>
    </style:style>
    <style:style style:name="P43" style:family="paragraph" style:parent-style-name="Table_20_Contents">
      <style:text-properties fo:color="#000000" fo:font-weight="normal" officeooo:rsid="03054833" officeooo:paragraph-rsid="03054833" style:font-weight-asian="normal" style:font-weight-complex="normal"/>
    </style:style>
    <style:style style:name="P44" style:family="paragraph" style:parent-style-name="Table_20_Contents">
      <style:text-properties fo:color="#000000" fo:font-weight="normal" officeooo:rsid="03112a45" officeooo:paragraph-rsid="03112a45" style:font-weight-asian="normal" style:font-weight-complex="normal"/>
    </style:style>
    <style:style style:name="P45" style:family="paragraph" style:parent-style-name="Table_20_Contents">
      <style:text-properties fo:color="#000000" fo:font-weight="normal" officeooo:rsid="0315d6d5" officeooo:paragraph-rsid="0315d6d5" style:font-weight-asian="normal" style:font-weight-complex="normal"/>
    </style:style>
    <style:style style:name="P46" style:family="paragraph" style:parent-style-name="Table_20_Contents">
      <style:text-properties fo:color="#000000" fo:font-weight="normal" officeooo:rsid="03196743" officeooo:paragraph-rsid="03196743" style:font-weight-asian="normal" style:font-weight-complex="normal"/>
    </style:style>
    <style:style style:name="P47" style:family="paragraph" style:parent-style-name="Table_20_Contents">
      <style:text-properties fo:color="#000000" fo:font-weight="normal" officeooo:rsid="0361aec6" officeooo:paragraph-rsid="0361aec6" style:font-weight-asian="normal" style:font-weight-complex="normal"/>
    </style:style>
    <style:style style:name="P48" style:family="paragraph" style:parent-style-name="Table_20_Contents">
      <style:text-properties fo:color="#000000" fo:font-weight="normal" officeooo:rsid="0362bf92" officeooo:paragraph-rsid="0362bf92" style:font-weight-asian="normal" style:font-weight-complex="normal"/>
    </style:style>
    <style:style style:name="P49" style:family="paragraph" style:parent-style-name="Table_20_Contents">
      <style:text-properties fo:color="#000000" fo:font-weight="normal" officeooo:rsid="036397b8" officeooo:paragraph-rsid="036397b8" style:font-weight-asian="normal" style:font-weight-complex="normal"/>
    </style:style>
    <style:style style:name="P50" style:family="paragraph" style:parent-style-name="Table_20_Contents">
      <style:text-properties fo:color="#000000" fo:font-weight="normal" officeooo:rsid="0363d6dc" officeooo:paragraph-rsid="0363d6dc" style:font-weight-asian="normal" style:font-weight-complex="normal"/>
    </style:style>
    <style:style style:name="P51" style:family="paragraph" style:parent-style-name="Table_20_Contents">
      <style:text-properties fo:color="#000000" fo:font-weight="normal" officeooo:rsid="036502ef" officeooo:paragraph-rsid="036502ef" style:font-weight-asian="normal" style:font-weight-complex="normal"/>
    </style:style>
    <style:style style:name="P52" style:family="paragraph" style:parent-style-name="Table_20_Contents">
      <style:text-properties fo:color="#000000" fo:font-weight="normal" officeooo:rsid="036618f3" officeooo:paragraph-rsid="036618f3" style:font-weight-asian="normal" style:font-weight-complex="normal"/>
    </style:style>
    <style:style style:name="P53" style:family="paragraph" style:parent-style-name="Table_20_Contents">
      <style:text-properties fo:color="#000000" fo:font-weight="normal" officeooo:rsid="0366f781" officeooo:paragraph-rsid="0366f781" style:font-weight-asian="normal" style:font-weight-complex="normal"/>
    </style:style>
    <style:style style:name="P54" style:family="paragraph" style:parent-style-name="Table_20_Contents">
      <style:text-properties fo:color="#000000" fo:font-weight="normal" officeooo:rsid="036a54fa" officeooo:paragraph-rsid="036a54fa" style:font-weight-asian="normal" style:font-weight-complex="normal"/>
    </style:style>
    <style:style style:name="P55" style:family="paragraph" style:parent-style-name="Table_20_Contents">
      <style:text-properties fo:color="#000000" fo:font-weight="normal" officeooo:rsid="036b386d" officeooo:paragraph-rsid="036b386d" style:font-weight-asian="normal" style:font-weight-complex="normal"/>
    </style:style>
    <style:style style:name="P56" style:family="paragraph" style:parent-style-name="Table_20_Contents">
      <style:text-properties fo:color="#000000" fo:font-weight="normal" officeooo:rsid="036b56e7" officeooo:paragraph-rsid="036b56e7" style:font-weight-asian="normal" style:font-weight-complex="normal"/>
    </style:style>
    <style:style style:name="P57" style:family="paragraph" style:parent-style-name="Table_20_Contents">
      <style:text-properties fo:color="#000000" fo:font-weight="normal" officeooo:rsid="036e437e" officeooo:paragraph-rsid="036e437e" style:font-weight-asian="normal" style:font-weight-complex="normal"/>
    </style:style>
    <style:style style:name="P58" style:family="paragraph" style:parent-style-name="Table_20_Contents">
      <style:text-properties fo:color="#000000" fo:font-weight="normal" officeooo:rsid="036f682b" officeooo:paragraph-rsid="036f682b" style:font-weight-asian="normal" style:font-weight-complex="normal"/>
    </style:style>
    <style:style style:name="P59" style:family="paragraph" style:parent-style-name="Table_20_Contents">
      <style:text-properties fo:color="#000000" fo:font-weight="normal" officeooo:rsid="0370ff36" officeooo:paragraph-rsid="0370ff36" style:font-weight-asian="normal" style:font-weight-complex="normal"/>
    </style:style>
    <style:style style:name="P60" style:family="paragraph" style:parent-style-name="Table_20_Contents">
      <style:text-properties fo:color="#000000" fo:font-weight="normal" officeooo:rsid="0374274a" officeooo:paragraph-rsid="0374274a" style:font-weight-asian="normal" style:font-weight-complex="normal"/>
    </style:style>
    <style:style style:name="P61" style:family="paragraph" style:parent-style-name="Table_20_Contents">
      <style:text-properties fo:color="#000000" fo:font-weight="normal" officeooo:rsid="0375e206" officeooo:paragraph-rsid="0375e206" style:font-weight-asian="normal" style:font-weight-complex="normal"/>
    </style:style>
    <style:style style:name="P62" style:family="paragraph" style:parent-style-name="Table_20_Contents">
      <style:text-properties fo:color="#000000" fo:font-weight="normal" officeooo:rsid="03774ade" officeooo:paragraph-rsid="03774ade" style:font-weight-asian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color="#000000" fo:font-weight="normal" officeooo:rsid="03774ade" officeooo:paragraph-rsid="03774ade" style:font-weight-asian="normal" style:font-weight-complex="normal"/>
    </style:style>
    <style:style style:name="P64" style:family="paragraph" style:parent-style-name="Table_20_Contents">
      <style:text-properties fo:color="#000000" fo:font-weight="normal" officeooo:rsid="0378e591" officeooo:paragraph-rsid="0378e591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color="#000000" fo:font-weight="normal" officeooo:rsid="0378e591" officeooo:paragraph-rsid="0378e591" style:font-weight-asian="normal" style:font-weight-complex="normal"/>
    </style:style>
    <style:style style:name="P66" style:family="paragraph" style:parent-style-name="Table_20_Contents">
      <style:text-properties fo:color="#000000" fo:font-weight="normal" officeooo:rsid="037ade78" officeooo:paragraph-rsid="037ade78" style:font-weight-asian="normal" style:font-weight-complex="normal"/>
    </style:style>
    <style:style style:name="P67" style:family="paragraph" style:parent-style-name="Table_20_Contents">
      <style:text-properties fo:color="#000000" fo:font-weight="normal" officeooo:rsid="037c3c92" officeooo:paragraph-rsid="037c3c92" style:font-weight-asian="normal" style:font-weight-complex="normal"/>
    </style:style>
    <style:style style:name="P68" style:family="paragraph" style:parent-style-name="Table_20_Contents">
      <style:text-properties fo:color="#000000" fo:font-weight="normal" officeooo:rsid="037f383f" officeooo:paragraph-rsid="037f383f" style:font-weight-asian="normal" style:font-weight-complex="normal"/>
    </style:style>
    <style:style style:name="P69" style:family="paragraph" style:parent-style-name="Table_20_Contents">
      <style:text-properties fo:color="#000000" fo:font-weight="normal" officeooo:rsid="037f383f" officeooo:paragraph-rsid="036e437e" style:font-weight-asian="normal" style:font-weight-complex="normal"/>
    </style:style>
    <style:style style:name="P70" style:family="paragraph" style:parent-style-name="Table_20_Contents">
      <style:text-properties fo:color="#000000" fo:font-weight="normal" officeooo:rsid="037f57cc" officeooo:paragraph-rsid="037f57cc" style:font-weight-asian="normal" style:font-weight-complex="normal"/>
    </style:style>
    <style:style style:name="P71" style:family="paragraph" style:parent-style-name="Table_20_Contents">
      <style:text-properties fo:color="#000000" fo:font-weight="normal" officeooo:rsid="037f57cc" officeooo:paragraph-rsid="036f682b" style:font-weight-asian="normal" style:font-weight-complex="normal"/>
    </style:style>
    <style:style style:name="P72" style:family="paragraph" style:parent-style-name="Table_20_Contents">
      <style:text-properties fo:color="#000000" fo:font-weight="normal" officeooo:rsid="0380362f" officeooo:paragraph-rsid="0380362f" style:font-weight-asian="normal" style:font-weight-complex="normal"/>
    </style:style>
    <style:style style:name="P73" style:family="paragraph" style:parent-style-name="Table_20_Contents">
      <style:text-properties fo:color="#000000" fo:font-weight="normal" officeooo:rsid="038069bb" officeooo:paragraph-rsid="038069bb" style:font-weight-asian="normal" style:font-weight-complex="normal"/>
    </style:style>
    <style:style style:name="P74" style:family="paragraph" style:parent-style-name="Table_20_Contents">
      <style:text-properties fo:color="#000000" fo:font-weight="normal" officeooo:rsid="0381c4b8" officeooo:paragraph-rsid="0381c4b8" style:font-weight-asian="normal" style:font-weight-complex="normal"/>
    </style:style>
    <style:style style:name="P75" style:family="paragraph" style:parent-style-name="Table_20_Contents">
      <style:text-properties fo:color="#000000" fo:font-weight="normal" officeooo:rsid="03835372" officeooo:paragraph-rsid="03835372" style:font-weight-asian="normal" style:font-weight-complex="normal"/>
    </style:style>
    <style:style style:name="P76" style:family="paragraph" style:parent-style-name="Table_20_Contents">
      <style:text-properties fo:color="#000000" fo:font-weight="normal" officeooo:rsid="03864912" officeooo:paragraph-rsid="03864912" style:font-weight-asian="normal" style:font-weight-complex="normal"/>
    </style:style>
    <style:style style:name="P77" style:family="paragraph" style:parent-style-name="Table_20_Contents">
      <style:text-properties fo:color="#000000" fo:font-weight="normal" officeooo:rsid="03884887" officeooo:paragraph-rsid="03884887" style:font-weight-asian="normal" style:font-weight-complex="normal"/>
    </style:style>
    <style:style style:name="P78" style:family="paragraph" style:parent-style-name="Table_20_Contents">
      <style:text-properties fo:color="#000000" fo:font-weight="normal" officeooo:rsid="03884887" officeooo:paragraph-rsid="0378e591" style:font-weight-asian="normal" style:font-weight-complex="normal"/>
    </style:style>
    <style:style style:name="P79" style:family="paragraph" style:parent-style-name="Table_20_Contents">
      <style:text-properties fo:color="#000000" fo:font-weight="normal" officeooo:rsid="0388ad25" officeooo:paragraph-rsid="0388ad25" style:font-weight-asian="normal" style:font-weight-complex="normal"/>
    </style:style>
    <style:style style:name="P80" style:family="paragraph" style:parent-style-name="Table_20_Contents">
      <style:text-properties fo:color="#000000" fo:font-weight="normal" officeooo:rsid="0388ad25" officeooo:paragraph-rsid="03cac0e1" style:font-weight-asian="normal" style:font-weight-complex="normal"/>
    </style:style>
    <style:style style:name="P81" style:family="paragraph" style:parent-style-name="Table_20_Contents">
      <style:text-properties fo:color="#000000" fo:font-weight="normal" officeooo:rsid="0389fb9c" officeooo:paragraph-rsid="0389fb9c" style:font-weight-asian="normal" style:font-weight-complex="normal"/>
    </style:style>
    <style:style style:name="P82" style:family="paragraph" style:parent-style-name="Table_20_Contents">
      <style:text-properties fo:color="#000000" fo:font-weight="normal" officeooo:rsid="038b7e62" officeooo:paragraph-rsid="038b7e62" style:font-weight-asian="normal" style:font-weight-complex="normal"/>
    </style:style>
    <style:style style:name="P83" style:family="paragraph" style:parent-style-name="Table_20_Contents">
      <style:text-properties fo:color="#000000" fo:font-weight="normal" officeooo:rsid="038caac3" officeooo:paragraph-rsid="038caac3" style:font-weight-asian="normal" style:font-weight-complex="normal"/>
    </style:style>
    <style:style style:name="P84" style:family="paragraph" style:parent-style-name="Table_20_Contents">
      <style:text-properties fo:color="#000000" fo:font-weight="normal" officeooo:rsid="038e0fa1" officeooo:paragraph-rsid="038e0fa1" style:font-weight-asian="normal" style:font-weight-complex="normal"/>
    </style:style>
    <style:style style:name="P85" style:family="paragraph" style:parent-style-name="Table_20_Contents">
      <style:text-properties fo:color="#000000" fo:font-weight="normal" officeooo:rsid="038e1b62" officeooo:paragraph-rsid="038e1b62" style:font-weight-asian="normal" style:font-weight-complex="normal"/>
    </style:style>
    <style:style style:name="P86" style:family="paragraph" style:parent-style-name="Table_20_Contents">
      <style:text-properties fo:color="#000000" fo:font-weight="normal" officeooo:rsid="038f858d" officeooo:paragraph-rsid="038f858d" style:font-weight-asian="normal" style:font-weight-complex="normal"/>
    </style:style>
    <style:style style:name="P87" style:family="paragraph" style:parent-style-name="Table_20_Contents">
      <style:text-properties fo:color="#000000" fo:font-weight="normal" officeooo:rsid="038fec0c" officeooo:paragraph-rsid="038fec0c" style:font-weight-asian="normal" style:font-weight-complex="normal"/>
    </style:style>
    <style:style style:name="P88" style:family="paragraph" style:parent-style-name="Table_20_Contents">
      <style:text-properties fo:color="#000000" fo:font-weight="normal" officeooo:rsid="038fec0c" officeooo:paragraph-rsid="0370ff36" style:font-weight-asian="normal" style:font-weight-complex="normal"/>
    </style:style>
    <style:style style:name="P89" style:family="paragraph" style:parent-style-name="Table_20_Contents">
      <style:text-properties fo:color="#000000" fo:font-weight="normal" officeooo:rsid="038ff31b" officeooo:paragraph-rsid="038ff31b" style:font-weight-asian="normal" style:font-weight-complex="normal"/>
    </style:style>
    <style:style style:name="P90" style:family="paragraph" style:parent-style-name="Table_20_Contents">
      <style:text-properties fo:color="#000000" fo:font-weight="normal" officeooo:rsid="039120cf" officeooo:paragraph-rsid="039120cf" style:font-weight-asian="normal" style:font-weight-complex="normal"/>
    </style:style>
    <style:style style:name="P91" style:family="paragraph" style:parent-style-name="Table_20_Contents">
      <style:text-properties fo:color="#000000" fo:font-weight="normal" officeooo:rsid="03914f30" officeooo:paragraph-rsid="03914f30" style:font-weight-asian="normal" style:font-weight-complex="normal"/>
    </style:style>
    <style:style style:name="P92" style:family="paragraph" style:parent-style-name="Table_20_Contents">
      <style:text-properties fo:color="#000000" fo:font-weight="normal" officeooo:rsid="03932ceb" officeooo:paragraph-rsid="03932ceb" style:font-weight-asian="normal" style:font-weight-complex="normal"/>
    </style:style>
    <style:style style:name="P93" style:family="paragraph" style:parent-style-name="Table_20_Contents">
      <style:text-properties fo:color="#000000" fo:font-weight="normal" officeooo:rsid="0393b74a" officeooo:paragraph-rsid="0393b74a" style:font-weight-asian="normal" style:font-weight-complex="normal"/>
    </style:style>
    <style:style style:name="P94" style:family="paragraph" style:parent-style-name="Table_20_Contents">
      <style:text-properties fo:color="#000000" fo:font-weight="normal" officeooo:rsid="0395e6a3" officeooo:paragraph-rsid="0395e6a3" style:font-weight-asian="normal" style:font-weight-complex="normal"/>
    </style:style>
    <style:style style:name="P95" style:family="paragraph" style:parent-style-name="Table_20_Contents">
      <style:text-properties fo:color="#000000" fo:font-weight="normal" officeooo:rsid="039af598" officeooo:paragraph-rsid="039af598" style:font-weight-asian="normal" style:font-weight-complex="normal"/>
    </style:style>
    <style:style style:name="P96" style:family="paragraph" style:parent-style-name="Table_20_Contents">
      <style:text-properties fo:color="#000000" fo:font-weight="normal" officeooo:rsid="039ce917" officeooo:paragraph-rsid="039ce917" style:font-weight-asian="normal" style:font-weight-complex="normal"/>
    </style:style>
    <style:style style:name="P97" style:family="paragraph" style:parent-style-name="Table_20_Contents">
      <style:text-properties fo:color="#000000" fo:font-weight="normal" officeooo:rsid="03a3ba2b" officeooo:paragraph-rsid="03a3ba2b" style:font-weight-asian="normal" style:font-weight-complex="normal"/>
    </style:style>
    <style:style style:name="P98" style:family="paragraph" style:parent-style-name="Table_20_Contents">
      <style:text-properties fo:color="#000000" fo:font-weight="normal" officeooo:rsid="03a8356b" officeooo:paragraph-rsid="03a8356b" style:font-weight-asian="normal" style:font-weight-complex="normal"/>
    </style:style>
    <style:style style:name="P99" style:family="paragraph" style:parent-style-name="Table_20_Contents">
      <style:text-properties fo:color="#000000" fo:font-weight="normal" officeooo:rsid="03abeea7" officeooo:paragraph-rsid="03abeea7" style:font-weight-asian="normal" style:font-weight-complex="normal"/>
    </style:style>
    <style:style style:name="P100" style:family="paragraph" style:parent-style-name="Table_20_Contents">
      <style:text-properties fo:color="#000000" fo:font-weight="normal" officeooo:rsid="03ad76b1" officeooo:paragraph-rsid="03ad76b1" style:font-weight-asian="normal" style:font-weight-complex="normal"/>
    </style:style>
    <style:style style:name="P101" style:family="paragraph" style:parent-style-name="Table_20_Contents">
      <style:text-properties fo:color="#000000" fo:font-weight="normal" officeooo:rsid="03ae1b3c" officeooo:paragraph-rsid="03ae1b3c" style:font-weight-asian="normal" style:font-weight-complex="normal"/>
    </style:style>
    <style:style style:name="P102" style:family="paragraph" style:parent-style-name="Table_20_Contents">
      <style:text-properties fo:color="#000000" fo:font-weight="normal" officeooo:rsid="03b19282" officeooo:paragraph-rsid="03b19282" style:font-weight-asian="normal" style:font-weight-complex="normal"/>
    </style:style>
    <style:style style:name="P103" style:family="paragraph" style:parent-style-name="Table_20_Contents">
      <style:text-properties fo:color="#000000" fo:font-weight="normal" officeooo:rsid="03b37920" officeooo:paragraph-rsid="03b37920" style:font-weight-asian="normal" style:font-weight-complex="normal"/>
    </style:style>
    <style:style style:name="P104" style:family="paragraph" style:parent-style-name="Table_20_Contents">
      <style:text-properties fo:color="#000000" fo:font-weight="normal" officeooo:rsid="03b72ecd" officeooo:paragraph-rsid="03b72ecd" style:font-weight-asian="normal" style:font-weight-complex="normal"/>
    </style:style>
    <style:style style:name="P105" style:family="paragraph" style:parent-style-name="Table_20_Contents">
      <style:text-properties fo:color="#000000" fo:font-weight="normal" officeooo:rsid="03b91d84" officeooo:paragraph-rsid="03b91d84" style:font-weight-asian="normal" style:font-weight-complex="normal"/>
    </style:style>
    <style:style style:name="P106" style:family="paragraph" style:parent-style-name="Table_20_Contents">
      <style:text-properties fo:color="#000000" fo:font-weight="normal" officeooo:rsid="03bc9826" officeooo:paragraph-rsid="03bc9826" style:font-weight-asian="normal" style:font-weight-complex="normal"/>
    </style:style>
    <style:style style:name="P107" style:family="paragraph" style:parent-style-name="Table_20_Contents">
      <style:text-properties fo:color="#000000" fo:font-weight="normal" officeooo:rsid="03c0ede3" officeooo:paragraph-rsid="03c0ede3" style:font-weight-asian="normal" style:font-weight-complex="normal"/>
    </style:style>
    <style:style style:name="P108" style:family="paragraph" style:parent-style-name="Table_20_Contents">
      <style:text-properties fo:color="#000000" fo:font-weight="normal" officeooo:rsid="03c7f634" officeooo:paragraph-rsid="03c7f634" style:font-weight-asian="normal" style:font-weight-complex="normal"/>
    </style:style>
    <style:style style:name="P109" style:family="paragraph" style:parent-style-name="Table_20_Contents">
      <style:text-properties fo:color="#000000" fo:font-weight="normal" officeooo:rsid="03cd658b" officeooo:paragraph-rsid="03cd658b" style:font-weight-asian="normal" style:font-weight-complex="normal"/>
    </style:style>
    <style:style style:name="P110" style:family="paragraph" style:parent-style-name="Table_20_Contents">
      <style:text-properties fo:color="#000000" fo:font-weight="normal" officeooo:rsid="03d21d05" officeooo:paragraph-rsid="03d21d05" style:font-weight-asian="normal" style:font-weight-complex="normal"/>
    </style:style>
    <style:style style:name="P111" style:family="paragraph" style:parent-style-name="Table_20_Contents">
      <style:text-properties fo:color="#000000" fo:font-weight="normal" officeooo:rsid="03d8ac59" officeooo:paragraph-rsid="03d8ac59" style:font-weight-asian="normal" style:font-weight-complex="normal"/>
    </style:style>
    <style:style style:name="P112" style:family="paragraph" style:parent-style-name="Table_20_Contents">
      <style:text-properties fo:color="#000000" fo:font-weight="normal" officeooo:rsid="03dee208" officeooo:paragraph-rsid="03dee208" style:font-weight-asian="normal" style:font-weight-complex="normal"/>
    </style:style>
    <style:style style:name="P113" style:family="paragraph" style:parent-style-name="Table_20_Contents">
      <style:text-properties fo:color="#000000" fo:font-weight="normal" officeooo:rsid="03e30c0d" officeooo:paragraph-rsid="03e30c0d" style:font-weight-asian="normal" style:font-weight-complex="normal"/>
    </style:style>
    <style:style style:name="P114" style:family="paragraph" style:parent-style-name="Table_20_Contents">
      <style:text-properties fo:color="#000000" fo:font-weight="normal" officeooo:rsid="03e7e4fd" officeooo:paragraph-rsid="03e7e4fd" style:font-weight-asian="normal" style:font-weight-complex="normal"/>
    </style:style>
    <style:style style:name="P115" style:family="paragraph" style:parent-style-name="Table_20_Contents">
      <style:text-properties fo:color="#000000" fo:font-weight="normal" officeooo:rsid="03ea7010" officeooo:paragraph-rsid="03ea7010" style:font-weight-asian="normal" style:font-weight-complex="normal"/>
    </style:style>
    <style:style style:name="P116" style:family="paragraph" style:parent-style-name="Table_20_Contents">
      <style:text-properties fo:color="#000000" fo:font-weight="normal" officeooo:rsid="03ed7f87" officeooo:paragraph-rsid="03ed7f87" style:font-weight-asian="normal" style:font-weight-complex="normal"/>
    </style:style>
    <style:style style:name="P117" style:family="paragraph" style:parent-style-name="Table_20_Contents">
      <style:text-properties fo:color="#000000" fo:font-weight="normal" officeooo:rsid="03eea3fe" officeooo:paragraph-rsid="03eea3fe" style:font-weight-asian="normal" style:font-weight-complex="normal"/>
    </style:style>
    <style:style style:name="P118" style:family="paragraph" style:parent-style-name="Table_20_Contents">
      <style:text-properties fo:color="#000000" fo:font-weight="normal" officeooo:rsid="03a048ba" officeooo:paragraph-rsid="03864912" style:font-weight-asian="normal" style:font-weight-complex="normal"/>
    </style:style>
    <style:style style:name="P119" style:family="paragraph" style:parent-style-name="Table_20_Contents">
      <style:text-properties fo:color="#000000" fo:font-weight="normal" officeooo:rsid="037c3c92" officeooo:paragraph-rsid="037c3c92" fo:background-color="transparent" style:font-weight-asian="normal" style:font-weight-complex="normal"/>
    </style:style>
    <style:style style:name="P120" style:family="paragraph" style:parent-style-name="Table_20_Contents">
      <style:text-properties fo:color="#000000" fo:font-style="normal" fo:font-weight="normal" officeooo:rsid="02b68d6d" officeooo:paragraph-rsid="02b68d6d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color="#000000" fo:font-style="normal" fo:font-weight="normal" officeooo:rsid="024f9096" officeooo:paragraph-rsid="01be9544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color="#000000" fo:font-style="normal" fo:font-weight="normal" officeooo:rsid="02c2c0c3" officeooo:paragraph-rsid="02c2c0c3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color="#000000" fo:font-style="normal" fo:font-weight="normal" officeooo:rsid="02c94d01" officeooo:paragraph-rsid="02c94d01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color="#000000" fo:font-style="normal" fo:font-weight="normal" officeooo:rsid="02c0f51e" officeooo:paragraph-rsid="02b68d6d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color="#000000" fo:font-style="normal" fo:font-weight="normal" officeooo:rsid="036e437e" officeooo:paragraph-rsid="036e437e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color="#000000" fo:font-style="normal" fo:font-weight="normal" officeooo:rsid="036f682b" officeooo:paragraph-rsid="036f682b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color="#000000" fo:font-style="normal" fo:font-weight="normal" officeooo:rsid="0370ff36" officeooo:paragraph-rsid="0370ff36" style:font-style-asian="normal" style:font-weight-asian="normal" style:font-style-complex="normal" style:font-weight-complex="normal"/>
    </style:style>
    <style:style style:name="P128" style:family="paragraph" style:parent-style-name="Table_20_Contents">
      <style:text-properties fo:color="#000000" fo:font-style="normal" fo:font-weight="normal" officeooo:rsid="0374274a" officeooo:paragraph-rsid="0374274a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000000" fo:font-style="normal" fo:font-weight="normal" officeooo:rsid="0375e206" officeooo:paragraph-rsid="0375e206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color="#000000" fo:font-style="normal" fo:font-weight="normal" officeooo:rsid="03774ade" officeooo:paragraph-rsid="03774ade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color="#000000" fo:font-style="normal" fo:font-weight="normal" officeooo:rsid="0378e591" officeooo:paragraph-rsid="0378e591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color="#000000" fo:font-style="normal" fo:font-weight="normal" officeooo:rsid="037ade78" officeooo:paragraph-rsid="037ade78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color="#000000" fo:font-style="normal" fo:font-weight="normal" officeooo:rsid="037c3c92" officeooo:paragraph-rsid="037c3c92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38069bb" officeooo:paragraph-rsid="038069bb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rsid="03835372" officeooo:paragraph-rsid="03835372" style:font-style-asian="normal" style:font-weight-asian="normal" style:font-style-complex="normal" style:font-weight-complex="normal"/>
    </style:style>
    <style:style style:name="P136" style:family="paragraph" style:parent-style-name="Table_20_Contents">
      <style:text-properties fo:color="#000000" fo:font-style="normal" fo:font-weight="normal" officeooo:rsid="03850f75" officeooo:paragraph-rsid="03850f75" style:font-style-asian="normal" style:font-weight-asian="normal" style:font-style-complex="normal" style:font-weight-complex="normal"/>
    </style:style>
    <style:style style:name="P137" style:family="paragraph" style:parent-style-name="Table_20_Contents">
      <style:text-properties fo:color="#000000" fo:font-style="normal" fo:font-weight="normal" officeooo:rsid="03864912" officeooo:paragraph-rsid="03864912" style:font-style-asian="normal" style:font-weight-asian="normal" style:font-style-complex="normal" style:font-weight-complex="normal"/>
    </style:style>
    <style:style style:name="P138" style:family="paragraph" style:parent-style-name="Table_20_Contents">
      <style:text-properties fo:color="#000000" fo:font-style="normal" fo:font-weight="normal" officeooo:rsid="03884887" officeooo:paragraph-rsid="03884887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fo:color="#000000" fo:font-style="normal" fo:font-weight="normal" officeooo:rsid="038b7e62" officeooo:paragraph-rsid="038b7e62" style:font-style-asian="normal" style:font-weight-asian="normal" style:font-style-complex="normal" style:font-weight-complex="normal"/>
    </style:style>
    <style:style style:name="P140" style:family="paragraph" style:parent-style-name="Table_20_Contents">
      <style:text-properties fo:color="#000000" fo:font-style="normal" fo:font-weight="normal" officeooo:rsid="037f57cc" officeooo:paragraph-rsid="037f57cc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color="#000000" fo:font-style="normal" fo:font-weight="normal" officeooo:rsid="038e1b62" officeooo:paragraph-rsid="038e1b62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fo:color="#000000" fo:font-style="normal" fo:font-weight="normal" officeooo:rsid="038fec0c" officeooo:paragraph-rsid="038fec0c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color="#000000" fo:font-style="normal" fo:font-weight="normal" officeooo:rsid="038ff31b" officeooo:paragraph-rsid="038ff31b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color="#000000" fo:font-style="normal" fo:font-weight="normal" officeooo:rsid="03932ceb" officeooo:paragraph-rsid="03932ceb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fo:color="#000000" fo:font-style="normal" fo:font-weight="normal" officeooo:rsid="0393b74a" officeooo:paragraph-rsid="0393b74a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color="#000000" fo:font-style="normal" fo:font-weight="normal" officeooo:rsid="0393b74a" officeooo:paragraph-rsid="03fed899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fo:color="#000000" fo:font-style="normal" fo:font-weight="normal" officeooo:rsid="037f383f" officeooo:paragraph-rsid="037f383f" style:font-style-asian="normal" style:font-weight-asian="normal" style:font-style-complex="normal" style:font-weight-complex="normal"/>
    </style:style>
    <style:style style:name="P148" style:family="paragraph" style:parent-style-name="Table_20_Contents">
      <style:text-properties fo:color="#000000" fo:font-style="normal" fo:font-weight="normal" officeooo:rsid="0397be11" officeooo:paragraph-rsid="0397be11" style:font-style-asian="normal" style:font-weight-asian="normal" style:font-style-complex="normal" style:font-weight-complex="normal"/>
    </style:style>
    <style:style style:name="P149" style:family="paragraph" style:parent-style-name="Table_20_Contents">
      <style:text-properties fo:color="#000000" fo:font-style="normal" fo:font-weight="normal" officeooo:rsid="039ce917" officeooo:paragraph-rsid="039ce917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color="#000000" fo:font-style="normal" fo:font-weight="normal" officeooo:rsid="039e8622" officeooo:paragraph-rsid="039e8622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color="#000000" fo:font-style="normal" fo:font-weight="normal" officeooo:rsid="03a048ba" officeooo:paragraph-rsid="03a048ba" style:font-style-asian="normal" style:font-weight-asian="normal" style:font-style-complex="normal" style:font-weight-complex="normal"/>
    </style:style>
    <style:style style:name="P152" style:family="paragraph" style:parent-style-name="Table_20_Contents">
      <style:text-properties fo:color="#000000" fo:font-style="normal" fo:font-weight="normal" officeooo:rsid="03a0b591" officeooo:paragraph-rsid="03a0b591" style:font-style-asian="normal" style:font-weight-asian="normal" style:font-style-complex="normal" style:font-weight-complex="normal"/>
    </style:style>
    <style:style style:name="P153" style:family="paragraph" style:parent-style-name="Table_20_Contents">
      <style:text-properties fo:color="#000000" fo:font-style="normal" fo:font-weight="normal" officeooo:rsid="03ad76b1" officeooo:paragraph-rsid="03ad76b1" style:font-style-asian="normal" style:font-weight-asian="normal" style:font-style-complex="normal" style:font-weight-complex="normal"/>
    </style:style>
    <style:style style:name="P154" style:family="paragraph" style:parent-style-name="Table_20_Contents">
      <style:text-properties fo:color="#000000" fo:font-style="normal" fo:font-weight="normal" officeooo:rsid="03b19282" officeooo:paragraph-rsid="03b19282" style:font-style-asian="normal" style:font-weight-asian="normal" style:font-style-complex="normal" style:font-weight-complex="normal"/>
    </style:style>
    <style:style style:name="P155" style:family="paragraph" style:parent-style-name="Table_20_Contents">
      <style:text-properties fo:color="#000000" fo:font-style="normal" fo:font-weight="normal" officeooo:rsid="03d8ac59" officeooo:paragraph-rsid="03d8ac59" style:font-style-asian="normal" style:font-weight-asian="normal" style:font-style-complex="normal" style:font-weight-complex="normal"/>
    </style:style>
    <style:style style:name="P156" style:family="paragraph" style:parent-style-name="Table_20_Contents">
      <style:text-properties fo:color="#000000" fo:font-style="normal" fo:font-weight="normal" officeooo:rsid="03e30c0d" officeooo:paragraph-rsid="03e30c0d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color="#000000" fo:font-style="normal" fo:font-weight="normal" officeooo:rsid="03d4743f" officeooo:paragraph-rsid="03ad76b1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color="#000000" fo:font-style="normal" fo:font-weight="normal" officeooo:rsid="03e7e4fd" officeooo:paragraph-rsid="03e7e4fd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color="#000000" fo:font-style="normal" fo:font-weight="normal" officeooo:rsid="03f626c4" officeooo:paragraph-rsid="03f626c4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color="#000000" fo:font-style="normal" fo:font-weight="normal" officeooo:rsid="03f626c4" officeooo:paragraph-rsid="03fed899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color="#000000" fo:font-style="normal" fo:font-weight="normal" officeooo:rsid="03f6a203" officeooo:paragraph-rsid="03f6a203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color="#000000" fo:font-style="normal" fo:font-weight="normal" officeooo:rsid="03fa9e0a" officeooo:paragraph-rsid="03fa9e0a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color="#000000" fo:font-style="normal" fo:font-weight="normal" officeooo:rsid="03e1d998" officeooo:paragraph-rsid="03ad76b1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color="#000000" officeooo:rsid="036618f3" officeooo:paragraph-rsid="036618f3"/>
    </style:style>
    <style:style style:name="P165" style:family="paragraph" style:parent-style-name="Table_20_Contents">
      <style:text-properties officeooo:rsid="030918fe" officeooo:paragraph-rsid="030918fe"/>
    </style:style>
    <style:style style:name="P166" style:family="paragraph" style:parent-style-name="Table_20_Contents">
      <style:text-properties officeooo:rsid="0362bf92" officeooo:paragraph-rsid="0362bf92"/>
    </style:style>
    <style:style style:name="P167" style:family="paragraph" style:parent-style-name="Table_20_Contents">
      <style:text-properties officeooo:rsid="036618f3" officeooo:paragraph-rsid="036618f3"/>
    </style:style>
    <style:style style:name="P168" style:family="paragraph" style:parent-style-name="Table_20_Contents">
      <style:text-properties style:text-underline-style="none" officeooo:rsid="0366f781" officeooo:paragraph-rsid="0366f781"/>
    </style:style>
    <style:style style:name="P169" style:family="paragraph" style:parent-style-name="Table_20_Contents">
      <style:text-properties officeooo:rsid="0366f781" officeooo:paragraph-rsid="0366f781"/>
    </style:style>
    <style:style style:name="P170" style:family="paragraph" style:parent-style-name="Table_20_Contents">
      <style:text-properties officeooo:rsid="03692667" officeooo:paragraph-rsid="03692667"/>
    </style:style>
    <style:style style:name="P171" style:family="paragraph" style:parent-style-name="Table_20_Contents">
      <style:text-properties officeooo:rsid="0369c4fb" officeooo:paragraph-rsid="0369c4fb"/>
    </style:style>
    <style:style style:name="P172" style:family="paragraph" style:parent-style-name="Table_20_Contents">
      <style:text-properties officeooo:rsid="036a54fa" officeooo:paragraph-rsid="036a54fa"/>
    </style:style>
    <style:style style:name="P173" style:family="paragraph" style:parent-style-name="Table_20_Contents">
      <style:text-properties officeooo:rsid="036b386d" officeooo:paragraph-rsid="036b386d"/>
    </style:style>
    <style:style style:name="P174" style:family="paragraph" style:parent-style-name="Table_20_Contents">
      <style:text-properties officeooo:rsid="036b56e7" officeooo:paragraph-rsid="036b56e7"/>
    </style:style>
    <style:style style:name="P175" style:family="paragraph" style:parent-style-name="Table_20_Contents">
      <style:text-properties officeooo:rsid="036d5599" officeooo:paragraph-rsid="036d5599"/>
    </style:style>
    <style:style style:name="P176" style:family="paragraph" style:parent-style-name="Table_20_Contents">
      <style:text-properties officeooo:rsid="0372d82f" officeooo:paragraph-rsid="0372d82f"/>
    </style:style>
    <style:style style:name="P177" style:family="paragraph" style:parent-style-name="Table_20_Contents">
      <style:text-properties officeooo:rsid="0374274a" officeooo:paragraph-rsid="0374274a"/>
    </style:style>
    <style:style style:name="P178" style:family="paragraph" style:parent-style-name="Table_20_Contents">
      <style:text-properties officeooo:rsid="0381c4b8" officeooo:paragraph-rsid="0381c4b8"/>
    </style:style>
    <style:style style:name="P179" style:family="paragraph" style:parent-style-name="Table_20_Contents">
      <style:text-properties officeooo:rsid="03932ceb" officeooo:paragraph-rsid="03932ceb"/>
    </style:style>
    <style:style style:name="P180" style:family="paragraph" style:parent-style-name="Table_20_Contents">
      <style:text-properties officeooo:paragraph-rsid="0370ff36"/>
    </style:style>
    <style:style style:name="P181" style:family="paragraph" style:parent-style-name="Table_20_Contents">
      <style:text-properties fo:color="#c9211e" fo:font-weight="bold" officeooo:rsid="036b386d" officeooo:paragraph-rsid="036b386d" style:font-weight-asian="bold" style:font-weight-complex="bold"/>
    </style:style>
    <style:style style:name="P182" style:family="paragraph" style:parent-style-name="Table_20_Contents">
      <style:text-properties fo:color="#c9211e" fo:font-weight="bold" officeooo:rsid="03884887" officeooo:paragraph-rsid="03884887" style:font-weight-asian="bold" style:font-weight-complex="bold"/>
    </style:style>
    <style:style style:name="P183" style:family="paragraph" style:parent-style-name="Table_20_Contents">
      <style:text-properties fo:color="#c9211e" fo:font-weight="bold" officeooo:rsid="03774ade" officeooo:paragraph-rsid="03774ade" style:font-weight-asian="bold" style:font-weight-complex="bold"/>
    </style:style>
    <style:style style:name="P184" style:family="paragraph" style:parent-style-name="Standard">
      <style:text-properties officeooo:paragraph-rsid="01b7570b"/>
    </style:style>
    <style:style style:name="P185" style:family="paragraph" style:parent-style-name="Standard">
      <style:text-properties officeooo:rsid="02b4acf5" officeooo:paragraph-rsid="02b4acf5"/>
    </style:style>
    <style:style style:name="P186" style:family="paragraph" style:parent-style-name="Text_20_body">
      <style:text-properties fo:color="#ffa07a" fo:font-weight="bold" officeooo:rsid="02a485d4" officeooo:paragraph-rsid="02a485d4" style:font-weight-asian="bold" style:font-weight-complex="bold"/>
    </style:style>
    <style:style style:name="P187" style:family="paragraph" style:parent-style-name="Table_20_Contents" style:list-style-name="Numbering_20_ABC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000000" fo:font-style="normal" fo:font-weight="normal" officeooo:rsid="0381c4b8" officeooo:paragraph-rsid="0381c4b8" style:font-style-asian="normal" style:font-weight-asian="normal" style:font-style-complex="normal" style:font-weight-complex="normal"/>
    </style:style>
    <style:style style:name="T1" style:family="text">
      <style:text-properties officeooo:rsid="0363d6dc"/>
    </style:style>
    <style:style style:name="T2" style:family="text">
      <style:text-properties officeooo:rsid="036502ef"/>
    </style:style>
    <style:style style:name="T3" style:family="text">
      <style:text-properties officeooo:rsid="036618f3"/>
    </style:style>
    <style:style style:name="T4" style:family="text">
      <style:text-properties officeooo:rsid="0366f781"/>
    </style:style>
    <style:style style:name="T5" style:family="text">
      <style:text-properties officeooo:rsid="03687185"/>
    </style:style>
    <style:style style:name="T6" style:family="text">
      <style:text-properties officeooo:rsid="036b386d"/>
    </style:style>
    <style:style style:name="T7" style:family="text">
      <style:text-properties officeooo:rsid="036d559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37f57cc" style:font-style-asian="italic" style:font-style-complex="italic"/>
    </style:style>
    <style:style style:name="T10" style:family="text">
      <style:text-properties fo:font-style="italic" officeooo:rsid="0380362f" style:font-style-asian="italic" style:font-style-complex="italic"/>
    </style:style>
    <style:style style:name="T11" style:family="text">
      <style:text-properties fo:font-style="italic" officeooo:rsid="0381c4b8" style:font-style-asian="italic" style:font-style-complex="italic"/>
    </style:style>
    <style:style style:name="T12" style:family="text">
      <style:text-properties fo:font-style="italic" officeooo:rsid="03835372" style:font-style-asian="italic" style:font-style-complex="italic"/>
    </style:style>
    <style:style style:name="T13" style:family="text">
      <style:text-properties fo:font-style="italic" officeooo:rsid="03884887" style:font-style-asian="italic" style:font-style-complex="italic"/>
    </style:style>
    <style:style style:name="T14" style:family="text">
      <style:text-properties fo:font-style="italic" officeooo:rsid="0388ad25" style:font-style-asian="italic" style:font-style-complex="italic"/>
    </style:style>
    <style:style style:name="T15" style:family="text">
      <style:text-properties fo:font-style="italic" officeooo:rsid="0389fb9c" style:font-style-asian="italic" style:font-style-complex="italic"/>
    </style:style>
    <style:style style:name="T16" style:family="text">
      <style:text-properties fo:font-style="italic" officeooo:rsid="038f858d" style:font-style-asian="italic" style:font-style-complex="italic"/>
    </style:style>
    <style:style style:name="T17" style:family="text">
      <style:text-properties fo:font-style="italic" officeooo:rsid="03932ceb" style:font-style-asian="italic" style:font-style-complex="italic"/>
    </style:style>
    <style:style style:name="T18" style:family="text">
      <style:text-properties fo:font-style="italic" officeooo:rsid="0393b74a" style:font-style-asian="italic" style:font-style-complex="italic"/>
    </style:style>
    <style:style style:name="T19" style:family="text">
      <style:text-properties fo:font-style="italic" officeooo:rsid="03952e98" style:font-style-asian="italic" style:font-style-complex="italic"/>
    </style:style>
    <style:style style:name="T20" style:family="text">
      <style:text-properties fo:font-style="italic" officeooo:rsid="0395e6a3" style:font-style-asian="italic" style:font-style-complex="italic"/>
    </style:style>
    <style:style style:name="T21" style:family="text">
      <style:text-properties fo:font-style="italic" officeooo:rsid="039af598" style:font-style-asian="italic" style:font-style-complex="italic"/>
    </style:style>
    <style:style style:name="T22" style:family="text">
      <style:text-properties fo:font-style="italic" officeooo:rsid="03a048ba" style:font-style-asian="italic" style:font-style-complex="italic"/>
    </style:style>
    <style:style style:name="T23" style:family="text">
      <style:text-properties fo:font-style="italic" officeooo:rsid="03a0b591" style:font-style-asian="italic" style:font-style-complex="italic"/>
    </style:style>
    <style:style style:name="T24" style:family="text">
      <style:text-properties fo:font-style="italic" officeooo:rsid="03a24195" style:font-style-asian="italic" style:font-style-complex="italic"/>
    </style:style>
    <style:style style:name="T25" style:family="text">
      <style:text-properties fo:font-style="italic" officeooo:rsid="03a4b90b" style:font-style-asian="italic" style:font-style-complex="italic"/>
    </style:style>
    <style:style style:name="T26" style:family="text">
      <style:text-properties fo:font-style="italic" officeooo:rsid="03af44aa" style:font-style-asian="italic" style:font-style-complex="italic"/>
    </style:style>
    <style:style style:name="T27" style:family="text">
      <style:text-properties fo:font-style="italic" officeooo:rsid="03b37920" style:font-style-asian="italic" style:font-style-complex="italic"/>
    </style:style>
    <style:style style:name="T28" style:family="text">
      <style:text-properties fo:font-style="italic" officeooo:rsid="03b4ed45" style:font-style-asian="italic" style:font-style-complex="italic"/>
    </style:style>
    <style:style style:name="T29" style:family="text">
      <style:text-properties fo:font-style="italic" officeooo:rsid="03b91d84" style:font-style-asian="italic" style:font-style-complex="italic"/>
    </style:style>
    <style:style style:name="T30" style:family="text">
      <style:text-properties fo:font-style="italic" officeooo:rsid="03864912" style:font-style-asian="italic" style:font-style-complex="italic"/>
    </style:style>
    <style:style style:name="T31" style:family="text">
      <style:text-properties fo:font-style="italic" officeooo:rsid="03cac0e1" style:font-style-asian="italic" style:font-style-complex="italic"/>
    </style:style>
    <style:style style:name="T32" style:family="text">
      <style:text-properties fo:font-style="italic" officeooo:rsid="037ade78" style:font-style-asian="italic" style:font-style-complex="italic"/>
    </style:style>
    <style:style style:name="T33" style:family="text">
      <style:text-properties fo:font-style="italic" officeooo:rsid="03cad516" style:font-style-asian="italic" style:font-style-complex="italic"/>
    </style:style>
    <style:style style:name="T34" style:family="text">
      <style:text-properties fo:font-style="italic" officeooo:rsid="03cbf5fe" style:font-style-asian="italic" style:font-style-complex="italic"/>
    </style:style>
    <style:style style:name="T35" style:family="text">
      <style:text-properties fo:font-style="italic" officeooo:rsid="03d402ec" style:font-style-asian="italic" style:font-style-complex="italic"/>
    </style:style>
    <style:style style:name="T36" style:family="text">
      <style:text-properties fo:font-style="italic" officeooo:rsid="03d836d5" style:font-style-asian="italic" style:font-style-complex="italic"/>
    </style:style>
    <style:style style:name="T37" style:family="text">
      <style:text-properties fo:font-style="italic" officeooo:rsid="03d8ac59" style:font-style-asian="italic" style:font-style-complex="italic"/>
    </style:style>
    <style:style style:name="T38" style:family="text">
      <style:text-properties fo:font-style="italic" officeooo:rsid="03e09d6b" style:font-style-asian="italic" style:font-style-complex="italic"/>
    </style:style>
    <style:style style:name="T39" style:family="text">
      <style:text-properties fo:font-style="italic" officeooo:rsid="03e30c0d" style:font-style-asian="italic" style:font-style-complex="italic"/>
    </style:style>
    <style:style style:name="T40" style:family="text">
      <style:text-properties fo:font-style="italic" officeooo:rsid="03e55197" style:font-style-asian="italic" style:font-style-complex="italic"/>
    </style:style>
    <style:style style:name="T41" style:family="text">
      <style:text-properties fo:font-style="italic" officeooo:rsid="03e786b1" style:font-style-asian="italic" style:font-style-complex="italic"/>
    </style:style>
    <style:style style:name="T42" style:family="text">
      <style:text-properties fo:font-style="italic" officeooo:rsid="03e8d2d4" style:font-style-asian="italic" style:font-style-complex="italic"/>
    </style:style>
    <style:style style:name="T43" style:family="text">
      <style:text-properties fo:font-style="italic" officeooo:rsid="03f7fe69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37f57cc" style:font-style-asian="normal" style:font-style-complex="normal"/>
    </style:style>
    <style:style style:name="T46" style:family="text">
      <style:text-properties fo:font-style="normal" officeooo:rsid="0380362f" style:font-style-asian="normal" style:font-style-complex="normal"/>
    </style:style>
    <style:style style:name="T47" style:family="text">
      <style:text-properties fo:font-style="normal" officeooo:rsid="038069bb" style:font-style-asian="normal" style:font-style-complex="normal"/>
    </style:style>
    <style:style style:name="T48" style:family="text">
      <style:text-properties fo:font-style="normal" officeooo:rsid="0381c4b8" style:font-style-asian="normal" style:font-style-complex="normal"/>
    </style:style>
    <style:style style:name="T49" style:family="text">
      <style:text-properties fo:font-style="normal" officeooo:rsid="03835372" style:font-style-asian="normal" style:font-style-complex="normal"/>
    </style:style>
    <style:style style:name="T50" style:family="text">
      <style:text-properties fo:font-style="normal" officeooo:rsid="03884887" style:font-style-asian="normal" style:font-style-complex="normal"/>
    </style:style>
    <style:style style:name="T51" style:family="text">
      <style:text-properties fo:font-style="normal" officeooo:rsid="0388ad25" style:font-style-asian="normal" style:font-style-complex="normal"/>
    </style:style>
    <style:style style:name="T52" style:family="text">
      <style:text-properties fo:font-style="normal" officeooo:rsid="038b7e62" style:font-style-asian="normal" style:font-style-complex="normal"/>
    </style:style>
    <style:style style:name="T53" style:family="text">
      <style:text-properties fo:font-style="normal" officeooo:rsid="038e0fa1" style:font-style-asian="normal" style:font-style-complex="normal"/>
    </style:style>
    <style:style style:name="T54" style:family="text">
      <style:text-properties fo:font-style="normal" officeooo:rsid="038f858d" style:font-style-asian="normal" style:font-style-complex="normal"/>
    </style:style>
    <style:style style:name="T55" style:family="text">
      <style:text-properties fo:font-style="normal" officeooo:rsid="038fec0c" style:font-style-asian="normal" style:font-style-complex="normal"/>
    </style:style>
    <style:style style:name="T56" style:family="text">
      <style:text-properties fo:font-style="normal" officeooo:rsid="039120cf" style:font-style-asian="normal" style:font-style-complex="normal"/>
    </style:style>
    <style:style style:name="T57" style:family="text">
      <style:text-properties fo:font-style="normal" officeooo:rsid="03914f30" style:font-style-asian="normal" style:font-style-complex="normal"/>
    </style:style>
    <style:style style:name="T58" style:family="text">
      <style:text-properties fo:font-style="normal" officeooo:rsid="03932ceb" style:font-style-asian="normal" style:font-style-complex="normal"/>
    </style:style>
    <style:style style:name="T59" style:family="text">
      <style:text-properties fo:font-style="normal" officeooo:rsid="0393b74a" style:font-style-asian="normal" style:font-style-complex="normal"/>
    </style:style>
    <style:style style:name="T60" style:family="text">
      <style:text-properties fo:font-style="normal" officeooo:rsid="03952e98" style:font-style-asian="normal" style:font-style-complex="normal"/>
    </style:style>
    <style:style style:name="T61" style:family="text">
      <style:text-properties fo:font-style="normal" officeooo:rsid="0395e6a3" style:font-style-asian="normal" style:font-style-complex="normal"/>
    </style:style>
    <style:style style:name="T62" style:family="text">
      <style:text-properties fo:font-style="normal" officeooo:rsid="039af598" style:font-style-asian="normal" style:font-style-complex="normal"/>
    </style:style>
    <style:style style:name="T63" style:family="text">
      <style:text-properties fo:font-style="normal" officeooo:rsid="039ce917" style:font-style-asian="normal" style:font-style-complex="normal"/>
    </style:style>
    <style:style style:name="T64" style:family="text">
      <style:text-properties fo:font-style="normal" officeooo:rsid="039e8622" style:font-style-asian="normal" style:font-style-complex="normal"/>
    </style:style>
    <style:style style:name="T65" style:family="text">
      <style:text-properties fo:font-style="normal" officeooo:rsid="03a0b591" style:font-style-asian="normal" style:font-style-complex="normal"/>
    </style:style>
    <style:style style:name="T66" style:family="text">
      <style:text-properties fo:font-style="normal" officeooo:rsid="03a238d4" style:font-style-asian="normal" style:font-style-complex="normal"/>
    </style:style>
    <style:style style:name="T67" style:family="text">
      <style:text-properties fo:font-style="normal" officeooo:rsid="03a24195" style:font-style-asian="normal" style:font-style-complex="normal"/>
    </style:style>
    <style:style style:name="T68" style:family="text">
      <style:text-properties fo:font-style="normal" officeooo:rsid="03a3ba2b" style:font-style-asian="normal" style:font-style-complex="normal"/>
    </style:style>
    <style:style style:name="T69" style:family="text">
      <style:text-properties fo:font-style="normal" officeooo:rsid="03a4b90b" style:font-style-asian="normal" style:font-style-complex="normal"/>
    </style:style>
    <style:style style:name="T70" style:family="text">
      <style:text-properties fo:font-style="normal" officeooo:rsid="03a8356b" style:font-style-asian="normal" style:font-style-complex="normal"/>
    </style:style>
    <style:style style:name="T71" style:family="text">
      <style:text-properties fo:font-style="normal" officeooo:rsid="03a928a1" style:font-style-asian="normal" style:font-style-complex="normal"/>
    </style:style>
    <style:style style:name="T72" style:family="text">
      <style:text-properties fo:font-style="normal" officeooo:rsid="03ab0028" style:font-style-asian="normal" style:font-style-complex="normal"/>
    </style:style>
    <style:style style:name="T73" style:family="text">
      <style:text-properties fo:font-style="normal" officeooo:rsid="03ad76b1" style:font-style-asian="normal" style:font-style-complex="normal"/>
    </style:style>
    <style:style style:name="T74" style:family="text">
      <style:text-properties fo:font-style="normal" officeooo:rsid="03ae1b3c" style:font-style-asian="normal" style:font-style-complex="normal"/>
    </style:style>
    <style:style style:name="T75" style:family="text">
      <style:text-properties fo:font-style="normal" officeooo:rsid="03af2423" style:font-style-asian="normal" style:font-style-complex="normal"/>
    </style:style>
    <style:style style:name="T76" style:family="text">
      <style:text-properties fo:font-style="normal" officeooo:rsid="03af44aa" style:font-style-asian="normal" style:font-style-complex="normal"/>
    </style:style>
    <style:style style:name="T77" style:family="text">
      <style:text-properties fo:font-style="normal" officeooo:rsid="03afd6c0" style:font-style-asian="normal" style:font-style-complex="normal"/>
    </style:style>
    <style:style style:name="T78" style:family="text">
      <style:text-properties fo:font-style="normal" officeooo:rsid="03b13be9" style:font-style-asian="normal" style:font-style-complex="normal"/>
    </style:style>
    <style:style style:name="T79" style:family="text">
      <style:text-properties fo:font-style="normal" officeooo:rsid="03b37920" style:font-style-asian="normal" style:font-style-complex="normal"/>
    </style:style>
    <style:style style:name="T80" style:family="text">
      <style:text-properties fo:font-style="normal" officeooo:rsid="03b72ecd" style:font-style-asian="normal" style:font-style-complex="normal"/>
    </style:style>
    <style:style style:name="T81" style:family="text">
      <style:text-properties fo:font-style="normal" officeooo:rsid="03b91d84" style:font-style-asian="normal" style:font-style-complex="normal"/>
    </style:style>
    <style:style style:name="T82" style:family="text">
      <style:text-properties fo:font-style="normal" officeooo:rsid="03bc9826" style:font-style-asian="normal" style:font-style-complex="normal"/>
    </style:style>
    <style:style style:name="T83" style:family="text">
      <style:text-properties fo:font-style="normal" officeooo:rsid="03c1d677" style:font-style-asian="normal" style:font-style-complex="normal"/>
    </style:style>
    <style:style style:name="T84" style:family="text">
      <style:text-properties fo:font-style="normal" officeooo:rsid="03c3d487" style:font-style-asian="normal" style:font-style-complex="normal"/>
    </style:style>
    <style:style style:name="T85" style:family="text">
      <style:text-properties fo:font-style="normal" officeooo:rsid="03c50751" style:font-style-asian="normal" style:font-style-complex="normal"/>
    </style:style>
    <style:style style:name="T86" style:family="text">
      <style:text-properties fo:font-style="normal" officeooo:rsid="03c7f634" style:font-style-asian="normal" style:font-style-complex="normal"/>
    </style:style>
    <style:style style:name="T87" style:family="text">
      <style:text-properties fo:font-style="normal" officeooo:rsid="03c9ba0d" style:font-style-asian="normal" style:font-style-complex="normal"/>
    </style:style>
    <style:style style:name="T88" style:family="text">
      <style:text-properties fo:font-style="normal" officeooo:rsid="03c9e800" style:font-style-asian="normal" style:font-style-complex="normal"/>
    </style:style>
    <style:style style:name="T89" style:family="text">
      <style:text-properties fo:font-style="normal" officeooo:rsid="03cac0e1" style:font-style-asian="normal" style:font-style-complex="normal"/>
    </style:style>
    <style:style style:name="T90" style:family="text">
      <style:text-properties fo:font-style="normal" officeooo:rsid="037ade78" style:font-style-asian="normal" style:font-style-complex="normal"/>
    </style:style>
    <style:style style:name="T91" style:family="text">
      <style:text-properties fo:font-style="normal" officeooo:rsid="03cad516" style:font-style-asian="normal" style:font-style-complex="normal"/>
    </style:style>
    <style:style style:name="T92" style:family="text">
      <style:text-properties fo:font-style="normal" officeooo:rsid="03cbf5fe" style:font-style-asian="normal" style:font-style-complex="normal"/>
    </style:style>
    <style:style style:name="T93" style:family="text">
      <style:text-properties fo:font-style="normal" officeooo:rsid="03d1fb3e" style:font-style-asian="normal" style:font-style-complex="normal"/>
    </style:style>
    <style:style style:name="T94" style:family="text">
      <style:text-properties fo:font-style="normal" officeooo:rsid="03d209ff" style:font-style-asian="normal" style:font-style-complex="normal"/>
    </style:style>
    <style:style style:name="T95" style:family="text">
      <style:text-properties fo:font-style="normal" officeooo:rsid="03d21d05" style:font-style-asian="normal" style:font-style-complex="normal"/>
    </style:style>
    <style:style style:name="T96" style:family="text">
      <style:text-properties fo:font-style="normal" officeooo:rsid="03d8ac59" style:font-style-asian="normal" style:font-style-complex="normal"/>
    </style:style>
    <style:style style:name="T97" style:family="text">
      <style:text-properties fo:font-style="normal" officeooo:rsid="03da30f1" style:font-style-asian="normal" style:font-style-complex="normal"/>
    </style:style>
    <style:style style:name="T98" style:family="text">
      <style:text-properties fo:font-style="normal" officeooo:rsid="03dada32" style:font-style-asian="normal" style:font-style-complex="normal"/>
    </style:style>
    <style:style style:name="T99" style:family="text">
      <style:text-properties fo:font-style="normal" officeooo:rsid="03dbcb28" style:font-style-asian="normal" style:font-style-complex="normal"/>
    </style:style>
    <style:style style:name="T100" style:family="text">
      <style:text-properties fo:font-style="normal" officeooo:rsid="03dfede8" style:font-style-asian="normal" style:font-style-complex="normal"/>
    </style:style>
    <style:style style:name="T101" style:family="text">
      <style:text-properties fo:font-style="normal" officeooo:rsid="03e09d6b" style:font-style-asian="normal" style:font-style-complex="normal"/>
    </style:style>
    <style:style style:name="T102" style:family="text">
      <style:text-properties fo:font-style="normal" officeooo:rsid="03e1d998" style:font-style-asian="normal" style:font-style-complex="normal"/>
    </style:style>
    <style:style style:name="T103" style:family="text">
      <style:text-properties fo:font-style="normal" officeooo:rsid="03e55197" style:font-style-asian="normal" style:font-style-complex="normal"/>
    </style:style>
    <style:style style:name="T104" style:family="text">
      <style:text-properties fo:font-style="normal" officeooo:rsid="03e786b1" style:font-style-asian="normal" style:font-style-complex="normal"/>
    </style:style>
    <style:style style:name="T105" style:family="text">
      <style:text-properties fo:font-style="normal" officeooo:rsid="03e8d2d4" style:font-style-asian="normal" style:font-style-complex="normal"/>
    </style:style>
    <style:style style:name="T106" style:family="text">
      <style:text-properties fo:font-style="normal" officeooo:rsid="03ed7f87" style:font-style-asian="normal" style:font-style-complex="normal"/>
    </style:style>
    <style:style style:name="T107" style:family="text">
      <style:text-properties fo:font-style="normal" officeooo:rsid="03eea3fe" style:font-style-asian="normal" style:font-style-complex="normal"/>
    </style:style>
    <style:style style:name="T108" style:family="text">
      <style:text-properties fo:font-style="normal" officeooo:rsid="03f00d76" style:font-style-asian="normal" style:font-style-complex="normal"/>
    </style:style>
    <style:style style:name="T109" style:family="text">
      <style:text-properties fo:font-style="normal" officeooo:rsid="03f0a491" style:font-style-asian="normal" style:font-style-complex="normal"/>
    </style:style>
    <style:style style:name="T110" style:family="text">
      <style:text-properties fo:font-style="normal" officeooo:rsid="03f45d11" style:font-style-asian="normal" style:font-style-complex="normal"/>
    </style:style>
    <style:style style:name="T111" style:family="text">
      <style:text-properties fo:font-style="normal" officeooo:rsid="03f6f21a" style:font-style-asian="normal" style:font-style-complex="normal"/>
    </style:style>
    <style:style style:name="T112" style:family="text">
      <style:text-properties fo:font-style="normal" officeooo:rsid="03f7fe69" style:font-style-asian="normal" style:font-style-complex="normal"/>
    </style:style>
    <style:style style:name="T113" style:family="text">
      <style:text-properties fo:font-style="normal" officeooo:rsid="03f8ee87" style:font-style-asian="normal" style:font-style-complex="normal"/>
    </style:style>
    <style:style style:name="T114" style:family="text">
      <style:text-properties fo:font-style="normal" officeooo:rsid="03fa6dde" style:font-style-asian="normal" style:font-style-complex="normal"/>
    </style:style>
    <style:style style:name="T115" style:family="text">
      <style:text-properties fo:font-style="normal" officeooo:rsid="03fa9e0a" style:font-style-asian="normal" style:font-style-complex="normal"/>
    </style:style>
    <style:style style:name="T116" style:family="text">
      <style:text-properties fo:font-style="normal" officeooo:rsid="03fd39b1" style:font-style-asian="normal" style:font-style-complex="normal"/>
    </style:style>
    <style:style style:name="T117" style:family="text">
      <style:text-properties fo:font-style="normal" officeooo:rsid="03fe40f8" style:font-style-asian="normal" style:font-style-complex="normal"/>
    </style:style>
    <style:style style:name="T118" style:family="text">
      <style:text-properties fo:font-style="normal" officeooo:rsid="0401a48b" style:font-style-asian="normal" style:font-style-complex="normal"/>
    </style:style>
    <style:style style:name="T119" style:family="text">
      <style:text-properties fo:font-style="normal" officeooo:rsid="04032366" style:font-style-asian="normal" style:font-style-complex="normal"/>
    </style:style>
    <style:style style:name="T120" style:family="text">
      <style:text-properties fo:font-style="normal" officeooo:rsid="041b0a1b" style:font-style-asian="normal" style:font-style-complex="normal"/>
    </style:style>
    <style:style style:name="T121" style:family="text">
      <style:text-properties officeooo:rsid="0370ff36"/>
    </style:style>
    <style:style style:name="T122" style:family="text">
      <style:text-properties officeooo:rsid="03774ade"/>
    </style:style>
    <style:style style:name="T123" style:family="text">
      <style:text-properties officeooo:rsid="037f383f"/>
    </style:style>
    <style:style style:name="T124" style:family="text">
      <style:text-properties officeooo:rsid="037f57cc"/>
    </style:style>
    <style:style style:name="T125" style:family="text">
      <style:text-properties officeooo:rsid="0380362f"/>
    </style:style>
    <style:style style:name="T126" style:family="text">
      <style:text-properties officeooo:rsid="038069bb"/>
    </style:style>
    <style:style style:name="T127" style:family="text">
      <style:text-properties officeooo:rsid="0381c4b8"/>
    </style:style>
    <style:style style:name="T128" style:family="text">
      <style:text-properties officeooo:rsid="03835372"/>
    </style:style>
    <style:style style:name="T129" style:family="text">
      <style:text-properties officeooo:rsid="03850f75"/>
    </style:style>
    <style:style style:name="T130" style:family="text">
      <style:text-properties officeooo:rsid="03864912"/>
    </style:style>
    <style:style style:name="T131" style:family="text">
      <style:text-properties officeooo:rsid="03884887"/>
    </style:style>
    <style:style style:name="T132" style:family="text">
      <style:text-properties officeooo:rsid="0388ad25"/>
    </style:style>
    <style:style style:name="T133" style:family="text">
      <style:text-properties officeooo:rsid="0389fb9c"/>
    </style:style>
    <style:style style:name="T134" style:family="text">
      <style:text-properties officeooo:rsid="038b7e62"/>
    </style:style>
    <style:style style:name="T135" style:family="text">
      <style:text-properties officeooo:rsid="038caac3"/>
    </style:style>
    <style:style style:name="T136" style:family="text">
      <style:text-properties officeooo:rsid="038e0fa1"/>
    </style:style>
    <style:style style:name="T137" style:family="text">
      <style:text-properties officeooo:rsid="038e1b62"/>
    </style:style>
    <style:style style:name="T138" style:family="text">
      <style:text-properties officeooo:rsid="038f858d"/>
    </style:style>
    <style:style style:name="T139" style:family="text">
      <style:text-properties officeooo:rsid="038fec0c"/>
    </style:style>
    <style:style style:name="T140" style:family="text">
      <style:text-properties officeooo:rsid="038ff31b"/>
    </style:style>
    <style:style style:name="T141" style:family="text">
      <style:text-properties fo:color="#ce181e" fo:font-weight="bold" officeooo:rsid="038ff31b" style:font-weight-asian="bold" style:font-weight-complex="bold"/>
    </style:style>
    <style:style style:name="T142" style:family="text">
      <style:text-properties fo:color="#ce181e" fo:font-weight="bold" officeooo:rsid="038fec0c" style:font-weight-asian="bold" style:font-weight-complex="bold"/>
    </style:style>
    <style:style style:name="T143" style:family="text">
      <style:text-properties officeooo:rsid="039120cf"/>
    </style:style>
    <style:style style:name="T144" style:family="text">
      <style:text-properties officeooo:rsid="03914f30"/>
    </style:style>
    <style:style style:name="T145" style:family="text">
      <style:text-properties officeooo:rsid="03932ceb"/>
    </style:style>
    <style:style style:name="T146" style:family="text">
      <style:text-properties officeooo:rsid="0393b74a"/>
    </style:style>
    <style:style style:name="T147" style:family="text">
      <style:text-properties officeooo:rsid="03952e98"/>
    </style:style>
    <style:style style:name="T148" style:family="text">
      <style:text-properties officeooo:rsid="0395e6a3"/>
    </style:style>
    <style:style style:name="T149" style:family="text">
      <style:text-properties officeooo:rsid="039a64c8"/>
    </style:style>
    <style:style style:name="T150" style:family="text">
      <style:text-properties officeooo:rsid="039af598"/>
    </style:style>
    <style:style style:name="T151" style:family="text">
      <style:text-properties officeooo:rsid="039ce917"/>
    </style:style>
    <style:style style:name="T152" style:family="text">
      <style:text-properties officeooo:rsid="039e8622"/>
    </style:style>
    <style:style style:name="T153" style:family="text">
      <style:text-properties officeooo:rsid="039ec694"/>
    </style:style>
    <style:style style:name="T154" style:family="text">
      <style:text-properties officeooo:rsid="03a048ba"/>
    </style:style>
    <style:style style:name="T155" style:family="text">
      <style:text-properties officeooo:rsid="03a0b591"/>
    </style:style>
    <style:style style:name="T156" style:family="text">
      <style:text-properties officeooo:rsid="03a24195"/>
    </style:style>
    <style:style style:name="T157" style:family="text">
      <style:text-properties officeooo:rsid="03a3ba2b"/>
    </style:style>
    <style:style style:name="T158" style:family="text">
      <style:text-properties officeooo:rsid="03a4b90b"/>
    </style:style>
    <style:style style:name="T159" style:family="text">
      <style:text-properties officeooo:rsid="03a8356b"/>
    </style:style>
    <style:style style:name="T160" style:family="text">
      <style:text-properties officeooo:rsid="03a928a1"/>
    </style:style>
    <style:style style:name="T161" style:family="text">
      <style:text-properties officeooo:rsid="03ab0028"/>
    </style:style>
    <style:style style:name="T162" style:family="text">
      <style:text-properties officeooo:rsid="03abeea7"/>
    </style:style>
    <style:style style:name="T163" style:family="text">
      <style:text-properties officeooo:rsid="03ad76b1"/>
    </style:style>
    <style:style style:name="T164" style:family="text">
      <style:text-properties officeooo:rsid="03ae1b3c"/>
    </style:style>
    <style:style style:name="T165" style:family="text">
      <style:text-properties officeooo:rsid="03af2423"/>
    </style:style>
    <style:style style:name="T166" style:family="text">
      <style:text-properties officeooo:rsid="03af44aa"/>
    </style:style>
    <style:style style:name="T167" style:family="text">
      <style:text-properties officeooo:rsid="03afd6c0"/>
    </style:style>
    <style:style style:name="T168" style:family="text">
      <style:text-properties officeooo:rsid="03b13be9"/>
    </style:style>
    <style:style style:name="T169" style:family="text">
      <style:text-properties officeooo:rsid="03b19282"/>
    </style:style>
    <style:style style:name="T170" style:family="text">
      <style:text-properties officeooo:rsid="03b37920"/>
    </style:style>
    <style:style style:name="T171" style:family="text">
      <style:text-properties officeooo:rsid="03b4ed45"/>
    </style:style>
    <style:style style:name="T172" style:family="text">
      <style:text-properties officeooo:rsid="03b72ecd"/>
    </style:style>
    <style:style style:name="T173" style:family="text">
      <style:text-properties officeooo:rsid="03b91d84"/>
    </style:style>
    <style:style style:name="T174" style:family="text">
      <style:text-properties officeooo:rsid="03b9dc01"/>
    </style:style>
    <style:style style:name="T175" style:family="text">
      <style:text-properties officeooo:rsid="03bb2d08"/>
    </style:style>
    <style:style style:name="T176" style:family="text">
      <style:text-properties officeooo:rsid="03bc9826"/>
    </style:style>
    <style:style style:name="T177" style:family="text">
      <style:text-properties officeooo:rsid="03c0290b"/>
    </style:style>
    <style:style style:name="T178" style:family="text">
      <style:text-properties officeooo:rsid="03c1d677"/>
    </style:style>
    <style:style style:name="T179" style:family="text">
      <style:text-properties officeooo:rsid="03c3d487"/>
    </style:style>
    <style:style style:name="T180" style:family="text">
      <style:text-properties officeooo:rsid="03c50751"/>
    </style:style>
    <style:style style:name="T181" style:family="text">
      <style:text-properties officeooo:rsid="03c70330"/>
    </style:style>
    <style:style style:name="T182" style:family="text">
      <style:text-properties officeooo:rsid="03c7f634"/>
    </style:style>
    <style:style style:name="T183" style:family="text">
      <style:text-properties officeooo:rsid="03c9ba0d"/>
    </style:style>
    <style:style style:name="T184" style:family="text">
      <style:text-properties officeooo:rsid="03c9e800"/>
    </style:style>
    <style:style style:name="T185" style:family="text">
      <style:text-properties officeooo:rsid="03cac0e1"/>
    </style:style>
    <style:style style:name="T186" style:family="text">
      <style:text-properties officeooo:rsid="037ade78"/>
    </style:style>
    <style:style style:name="T187" style:family="text">
      <style:text-properties officeooo:rsid="03cad516"/>
    </style:style>
    <style:style style:name="T188" style:family="text">
      <style:text-properties officeooo:rsid="03cbf5fe"/>
    </style:style>
    <style:style style:name="T189" style:family="text">
      <style:text-properties fo:font-weight="bold" officeooo:rsid="03cd3807" style:font-weight-asian="bold" style:font-weight-complex="bold"/>
    </style:style>
    <style:style style:name="T190" style:family="text">
      <style:text-properties officeooo:rsid="03cd658b"/>
    </style:style>
    <style:style style:name="T191" style:family="text">
      <style:text-properties officeooo:rsid="03cf12d5"/>
    </style:style>
    <style:style style:name="T192" style:family="text">
      <style:text-properties officeooo:rsid="03d053de"/>
    </style:style>
    <style:style style:name="T193" style:family="text">
      <style:text-properties officeooo:rsid="03d1fb3e"/>
    </style:style>
    <style:style style:name="T194" style:family="text">
      <style:text-properties officeooo:rsid="03d209ff"/>
    </style:style>
    <style:style style:name="T195" style:family="text">
      <style:text-properties officeooo:rsid="03d402ec"/>
    </style:style>
    <style:style style:name="T196" style:family="text">
      <style:text-properties officeooo:rsid="03d4743f"/>
    </style:style>
    <style:style style:name="T197" style:family="text">
      <style:text-properties officeooo:rsid="03d836d5"/>
    </style:style>
    <style:style style:name="T198" style:family="text">
      <style:text-properties officeooo:rsid="03d8ac59"/>
    </style:style>
    <style:style style:name="T199" style:family="text">
      <style:text-properties officeooo:rsid="03dada32"/>
    </style:style>
    <style:style style:name="T200" style:family="text">
      <style:text-properties officeooo:rsid="03dbcb28"/>
    </style:style>
    <style:style style:name="T201" style:family="text">
      <style:text-properties officeooo:rsid="03dee208"/>
    </style:style>
    <style:style style:name="T202" style:family="text">
      <style:text-properties officeooo:rsid="03dfede8"/>
    </style:style>
    <style:style style:name="T203" style:family="text">
      <style:text-properties officeooo:rsid="03e09d6b"/>
    </style:style>
    <style:style style:name="T204" style:family="text">
      <style:text-properties officeooo:rsid="03e1d998"/>
    </style:style>
    <style:style style:name="T205" style:family="text">
      <style:text-properties officeooo:rsid="03e30c0d"/>
    </style:style>
    <style:style style:name="T206" style:family="text">
      <style:text-properties officeooo:rsid="03e3727c"/>
    </style:style>
    <style:style style:name="T207" style:family="text">
      <style:text-properties officeooo:rsid="03e55197"/>
    </style:style>
    <style:style style:name="T208" style:family="text">
      <style:text-properties officeooo:rsid="03e786b1"/>
    </style:style>
    <style:style style:name="T209" style:family="text">
      <style:text-properties officeooo:rsid="03e7e4fd"/>
    </style:style>
    <style:style style:name="T210" style:family="text">
      <style:text-properties officeooo:rsid="03e8d2d4"/>
    </style:style>
    <style:style style:name="T211" style:family="text">
      <style:text-properties officeooo:rsid="03ec4429"/>
    </style:style>
    <style:style style:name="T212" style:family="text">
      <style:text-properties officeooo:rsid="03ecb3ed"/>
    </style:style>
    <style:style style:name="T213" style:family="text">
      <style:text-properties officeooo:rsid="03ed7f87"/>
    </style:style>
    <style:style style:name="T214" style:family="text">
      <style:text-properties officeooo:rsid="03eea3fe"/>
    </style:style>
    <style:style style:name="T215" style:family="text">
      <style:text-properties officeooo:rsid="03f00d76"/>
    </style:style>
    <style:style style:name="T216" style:family="text">
      <style:text-properties officeooo:rsid="03f0a491"/>
    </style:style>
    <style:style style:name="T217" style:family="text">
      <style:text-properties officeooo:rsid="03f45d11"/>
    </style:style>
    <style:style style:name="T218" style:family="text">
      <style:text-properties officeooo:rsid="03f626c4"/>
    </style:style>
    <style:style style:name="T219" style:family="text">
      <style:text-properties officeooo:rsid="03f6a203"/>
    </style:style>
    <style:style style:name="T220" style:family="text">
      <style:text-properties officeooo:rsid="03f6f21a"/>
    </style:style>
    <style:style style:name="T221" style:family="text">
      <style:text-properties officeooo:rsid="03f8ee87"/>
    </style:style>
    <style:style style:name="T222" style:family="text">
      <style:text-properties officeooo:rsid="03fa6dde"/>
    </style:style>
    <style:style style:name="T223" style:family="text">
      <style:text-properties officeooo:rsid="03fa9e0a"/>
    </style:style>
    <style:style style:name="T224" style:family="text">
      <style:text-properties officeooo:rsid="03fc9812"/>
    </style:style>
    <style:style style:name="T225" style:family="text">
      <style:text-properties officeooo:rsid="03fe40f8"/>
    </style:style>
    <style:style style:name="T226" style:family="text">
      <style:text-properties officeooo:rsid="0401a48b"/>
    </style:style>
    <style:style style:name="T227" style:family="text">
      <style:text-properties officeooo:rsid="04032366"/>
    </style:style>
    <style:style style:name="T228" style:family="text">
      <style:text-properties officeooo:rsid="0403a0cd"/>
    </style:style>
    <style:style style:name="T229" style:family="text">
      <style:text-properties officeooo:rsid="04054b4d"/>
    </style:style>
    <style:style style:name="T230" style:family="text">
      <style:text-properties officeooo:rsid="0406a427"/>
    </style:style>
    <style:style style:name="T231" style:family="text">
      <style:text-properties officeooo:rsid="0406e92e"/>
    </style:style>
    <style:style style:name="T232" style:family="text">
      <style:text-properties officeooo:rsid="040983cc"/>
    </style:style>
    <style:style style:name="T233" style:family="text">
      <style:text-properties officeooo:rsid="040c2306"/>
    </style:style>
    <style:style style:name="T234" style:family="text">
      <style:text-properties officeooo:rsid="040cec52"/>
    </style:style>
    <style:style style:name="T235" style:family="text">
      <style:text-properties fo:color="#000000" fo:font-weight="normal" officeooo:rsid="0370ff36" style:font-weight-asian="normal" style:font-weight-complex="normal"/>
    </style:style>
    <style:style style:name="T236" style:family="text">
      <style:text-properties fo:color="#000000" fo:font-weight="normal" officeooo:rsid="03abeea7" style:font-weight-asian="normal" style:font-weight-complex="normal"/>
    </style:style>
    <style:style style:name="T237" style:family="text">
      <style:text-properties fo:color="#000000" fo:font-weight="normal" officeooo:rsid="040cec52" style:font-weight-asian="normal" style:font-weight-complex="normal"/>
    </style:style>
    <style:style style:name="T238" style:family="text">
      <style:text-properties fo:color="#000000" fo:font-weight="normal" officeooo:rsid="03c50751" style:font-weight-asian="normal" style:font-weight-complex="normal"/>
    </style:style>
    <style:style style:name="T239" style:family="text">
      <style:text-properties fo:color="#000000" fo:font-weight="normal" officeooo:rsid="0380362f" style:font-weight-asian="normal" style:font-weight-complex="normal"/>
    </style:style>
    <style:style style:name="T240" style:family="text">
      <style:text-properties officeooo:rsid="040f16cc"/>
    </style:style>
    <style:style style:name="T241" style:family="text">
      <style:text-properties fo:color="#c9211e"/>
    </style:style>
    <style:style style:name="T242" style:family="text">
      <style:text-properties fo:color="#c9211e" fo:font-weight="bold" style:font-weight-asian="bold" style:font-weight-complex="bold"/>
    </style:style>
    <style:style style:name="T243" style:family="text">
      <style:text-properties fo:color="#c9211e" fo:font-weight="bold" officeooo:rsid="03afd6c0" style:font-weight-asian="bold" style:font-weight-complex="bold"/>
    </style:style>
    <style:style style:name="T244" style:family="text">
      <style:text-properties fo:color="#c9211e" fo:font-weight="bold" officeooo:rsid="0423e52c" style:font-weight-asian="bold" style:font-weight-complex="bold"/>
    </style:style>
    <style:style style:name="T245" style:family="text">
      <style:text-properties fo:color="#c9211e" officeooo:rsid="03af44aa"/>
    </style:style>
    <style:style style:name="T246" style:family="text">
      <style:text-properties fo:color="#c9211e" officeooo:rsid="03afd6c0"/>
    </style:style>
    <style:style style:name="T247" style:family="text">
      <style:text-properties fo:color="#c9211e" officeooo:rsid="0423e52c"/>
    </style:style>
    <style:style style:name="T248" style:family="text">
      <style:text-properties officeooo:rsid="04131352"/>
    </style:style>
    <style:style style:name="T249" style:family="text">
      <style:text-properties officeooo:rsid="0415f5e8"/>
    </style:style>
    <style:style style:name="T250" style:family="text">
      <style:text-properties officeooo:rsid="041eb6e5"/>
    </style:style>
    <style:style style:name="T251" style:family="text">
      <style:text-properties officeooo:rsid="0423e5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6"/>
      <text:p text:style-name="P186">LACUNA H2 <text:span text:style-name="T168">fino al v. 971</text:span>, <text:s/><text:span text:style-name="T140">LACUNA C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7">866</text:p>
          </table:table-cell>
          <table:table-cell table:style-name="Table2.A1" office:value-type="string">
            <text:p text:style-name="P49">Se vos volez que je vos die</text:p>
          </table:table-cell>
          <table:table-cell table:style-name="Table2.C1" office:value-type="string">
            <text:p text:style-name="P57">A<text:span text:style-name="T123">BCDKLTW</text:span>] --- <text:s/><text:span text:style-name="T189">RIV</text:span></text:p>
          </table:table-cell>
        </table:table-row>
        <table:table-row table:style-name="Table2.1">
          <table:table-cell table:style-name="Table2.A94" office:value-type="string">
            <text:p text:style-name="P48">867</text:p>
          </table:table-cell>
          <table:table-cell table:style-name="Table2.B94" office:value-type="string">
            <text:p text:style-name="P49">Signor or faites paix a tant</text:p>
          </table:table-cell>
          <table:table-cell table:style-name="Table2.C2" office:value-type="string">
            <text:p text:style-name="P115">W] --- <text:span text:style-name="T211">(W] Lystoire est vraye certainement)</text:span></text:p>
          </table:table-cell>
        </table:table-row>
        <table:table-row table:style-name="Table2.1">
          <table:table-cell table:style-name="Table2.A94" office:value-type="string">
            <text:p text:style-name="P48">868</text:p>
          </table:table-cell>
          <table:table-cell table:style-name="Table2.B94" office:value-type="string">
            <text:p text:style-name="P49">Se vos volez oir <text:span text:style-name="T1">(H uoleis que die) </text:span>avant</text:p>
          </table:table-cell>
          <table:table-cell table:style-name="Table2.C2" office:value-type="string">
            <text:p text:style-name="P83">C] ...atant <text:s/><text:span text:style-name="T177">I] ...atant CORR SUCC IN auant</text:span></text:p>
          </table:table-cell>
        </table:table-row>
        <table:table-row table:style-name="Table2.1">
          <table:table-cell table:style-name="Table2.A94" office:value-type="string">
            <text:p text:style-name="P48">869</text:p>
          </table:table-cell>
          <table:table-cell table:style-name="Table2.B94" office:value-type="string">
            <text:p text:style-name="P49">Ansois que je remaigne ci <text:span text:style-name="T1">(H je mueve de ci)</text:span></text:p>
          </table:table-cell>
          <table:table-cell table:style-name="Table2.C2" office:value-type="string">
            <text:p text:style-name="P125">A] ---</text:p>
            <text:p text:style-name="P147">INV B] Cil maimme ce que je di <text:s/><text:span text:style-name="T135">CW] Qui non aime (W ayme) ce que ie di <text:s/>G] Qui si ama ce que ie di <text:s/>I] Qui non aime ce que ge di <text:s/>L] Qui non aime ce que ie di <text:s/>K]</text:span></text:p>
            <text:p text:style-name="P148">E] Et cil qui ne remaindra ci <text:s/><text:span text:style-name="T201">T] Auant que il remagne ci <text:s/></text:span></text:p>
          </table:table-cell>
        </table:table-row>
        <table:table-row table:style-name="Table2.1">
          <table:table-cell table:style-name="Table2.A94" office:value-type="string">
            <text:p text:style-name="P48">870</text:p>
          </table:table-cell>
          <table:table-cell table:style-name="Table2.B94" office:value-type="string">
            <text:p text:style-name="P49">Que <text:span text:style-name="T1">(H Qui)</text:span> nen aimmet seu que je di</text:p>
          </table:table-cell>
          <table:table-cell table:style-name="Table2.C2" office:value-type="string">
            <text:p text:style-name="P68">INV B<text:span text:style-name="T135">CIKLW]</text:span> Ancois <text:span text:style-name="T212">(W Ainczois)</text:span> que il remaingne <text:span text:style-name="T135">(C remaigai, I remagne, LW remaigne)</text:span> ci <text:s/><text:span text:style-name="T159">G] Anquois quil remaigne ici</text:span></text:p>
            <text:p text:style-name="P57">A<text:span text:style-name="T177">IT</text:span>] Qui non… <text:s/><text:span text:style-name="T143">D] Et qui naimme ce… <text:s/>E] Ne oyr vueille que ie di</text:span></text:p>
          </table:table-cell>
        </table:table-row>
        <table:table-row table:style-name="Table2.1">
          <table:table-cell table:style-name="Table2.A94" office:value-type="string">
            <text:p text:style-name="P48">871</text:p>
          </table:table-cell>
          <table:table-cell table:style-name="Table2.B94" office:value-type="string">
            <text:p text:style-name="P49">Doit bien aler a son affaire</text:p>
          </table:table-cell>
          <table:table-cell table:style-name="Table2.C2" office:value-type="string">
            <text:p text:style-name="P57">A<text:span text:style-name="T135">CGILTW</text:span>] Doit il aler <text:span text:style-name="T135">(CW aller, G Doit aler)</text:span> en <text:span text:style-name="T190">(LT a, W a CORR IN en)</text:span> son <text:span text:style-name="T177">(I sum)</text:span>… <text:s/><text:span text:style-name="T123">B] Si sen aille… <text:s/>DE] Si doit aler en son… <text:s/>K] Dont aler […] RIV</text:span></text:p>
          </table:table-cell>
        </table:table-row>
        <table:table-row table:style-name="Table2.1">
          <table:table-cell table:style-name="Table2.A94" office:value-type="string">
            <text:p text:style-name="P48">872</text:p>
          </table:table-cell>
          <table:table-cell table:style-name="Table2.B94" office:value-type="string">
            <text:p text:style-name="P49">Que si ne conquerroit il gaire</text:p>
          </table:table-cell>
          <table:table-cell table:style-name="Table2.C2" office:value-type="string">
            <text:p text:style-name="P68">B<text:span text:style-name="T149">E</text:span>] Car ci ne… <text:s/><text:span text:style-name="T135">C] ...no...</text:span></text:p>
          </table:table-cell>
        </table:table-row>
        <table:table-row table:style-name="Table2.1">
          <table:table-cell table:style-name="Table2.A94" office:value-type="string">
            <text:p text:style-name="P48">873</text:p>
          </table:table-cell>
          <table:table-cell table:style-name="Table2.B94" office:value-type="string">
            <text:p text:style-name="P49">Car asseis tost fet dessonor</text:p>
          </table:table-cell>
          <table:table-cell table:style-name="Table2.C2" office:value-type="string">
            <text:p text:style-name="P57">A<text:span text:style-name="T135">CDIKW</text:span>] Que… <text:s/><text:span text:style-name="T123">B] Quassez...grant deshunour <text:s/>G] Qui… <text:s/>T] Que assez fait tost…</text:span></text:p>
          </table:table-cell>
        </table:table-row>
        <table:table-row table:style-name="Table2.1">
          <table:table-cell table:style-name="Table2.A94" office:value-type="string">
            <text:p text:style-name="P48">874</text:p>
          </table:table-cell>
          <table:table-cell table:style-name="Table2.B94" office:value-type="string">
            <text:p text:style-name="P49">Mavaisse langue a son signor</text:p>
          </table:table-cell>
          <table:table-cell table:style-name="Table2.C2" office:value-type="string">
            <text:p text:style-name="P57">A<text:span text:style-name="T135">CEGILT</text:span>] ...lenga <text:span text:style-name="T135">(CEL langue, GIT lengue)</text:span> son...</text:p>
          </table:table-cell>
        </table:table-row>
        <table:table-row table:style-name="Table2.1">
          <table:table-cell table:style-name="Table2.A94" office:value-type="string">
            <text:p text:style-name="P48">875</text:p>
          </table:table-cell>
          <table:table-cell table:style-name="Table2.B94" office:value-type="string">
            <text:p text:style-name="P50">Mout est male tel langue fole</text:p>
          </table:table-cell>
          <table:table-cell table:style-name="Table2.C2" office:value-type="string">
            <text:p text:style-name="P69">B] ...male rien est langue… <text:s/>E<text:span text:style-name="T213">W</text:span>] ...mauuaise langue… <text:s/>G<text:span text:style-name="T229">A</text:span>I<text:span text:style-name="T224">K</text:span>LT] ...male rien (A res, <text:span text:style-name="T229">C neuz</text:span>)...</text:p>
          </table:table-cell>
        </table:table-row>
        <table:table-row table:style-name="Table2.1">
          <table:table-cell table:style-name="Table2.A94" office:value-type="string">
            <text:p text:style-name="P48">876</text:p>
          </table:table-cell>
          <table:table-cell table:style-name="Table2.B94" office:value-type="string">
            <text:p text:style-name="P50">Laissons ester ceste parole</text:p>
          </table:table-cell>
          <table:table-cell table:style-name="Table2.C2" office:value-type="string">
            <text:p text:style-name="P107">I] ...or ste parole <text:s/><text:span text:style-name="T213">W] Lessons en paix...</text:span></text:p>
          </table:table-cell>
        </table:table-row>
        <table:table-row table:style-name="Table2.1">
          <table:table-cell table:style-name="Table2.A94" office:value-type="string">
            <text:p text:style-name="P48">877</text:p>
          </table:table-cell>
          <table:table-cell table:style-name="Table2.B94" office:value-type="string">
            <text:p text:style-name="P50">Plus en ai dit que je ne doi</text:p>
          </table:table-cell>
          <table:table-cell table:style-name="Table2.C2" office:value-type="string">
            <text:p text:style-name="P57">A<text:span text:style-name="T123">BCDEGIKLTW</text:span>] ...nai <text:span text:style-name="T143">(DE en ai, G ai, K ja)</text:span> parle <text:span text:style-name="T123">(B ai parleit)</text:span>...<text:span text:style-name="T143">(DE que ne)...</text:span></text:p>
          </table:table-cell>
        </table:table-row>
        <table:table-row table:style-name="Table2.1">
          <table:table-cell table:style-name="Table2.A94" office:value-type="string">
            <text:p text:style-name="P48">878</text:p>
          </table:table-cell>
          <table:table-cell table:style-name="Table2.B94" office:value-type="string">
            <text:p text:style-name="P50">Parlons de Phelipon le roi</text:p>
          </table:table-cell>
          <table:table-cell table:style-name="Table2.C2" office:value-type="string">
            <text:p text:style-name="P98">G] ...filipon… <text:s/><text:span text:style-name="T178">I] ...feluppuns...</text:span></text:p>
          </table:table-cell>
        </table:table-row>
        <table:table-row table:style-name="Table2.1">
          <table:table-cell table:style-name="Table2.A94" office:value-type="string">
            <text:p text:style-name="P48">879/<text:span text:style-name="T230">897</text:span></text:p>
          </table:table-cell>
          <table:table-cell table:style-name="Table2.B94" office:value-type="string">
            <text:p text:style-name="P50">Li rois avoit mout grant tresor</text:p>
          </table:table-cell>
          <table:table-cell table:style-name="Table2.C2" office:value-type="string">
            <text:p text:style-name="P109">L] ...<text:span text:style-name="T8">mlt</text:span><text:span text:style-name="T44"> tresor</text:span></text:p>
          </table:table-cell>
        </table:table-row>
        <table:table-row table:style-name="Table2.1">
          <table:table-cell table:style-name="Table2.A94" office:value-type="string">
            <text:p text:style-name="P48">880</text:p>
          </table:table-cell>
          <table:table-cell table:style-name="Table2.B94" office:value-type="string">
            <text:p text:style-name="P50">De pailes et d’argent et d’or</text:p>
          </table:table-cell>
          <table:table-cell table:style-name="Table2.C2" office:value-type="string">
            <text:p text:style-name="P116">W] ...peillez dargent...</text:p>
          </table:table-cell>
        </table:table-row>
        <table:table-row table:style-name="Table2.1">
          <table:table-cell table:style-name="Table2.A94" office:value-type="string">
            <text:p text:style-name="P48">881</text:p>
          </table:table-cell>
          <table:table-cell table:style-name="Table2.B94" office:value-type="string">
            <text:p text:style-name="P50">Et maintenoit mout grant barnaige</text:p>
          </table:table-cell>
          <table:table-cell table:style-name="Table2.C2" office:value-type="string">
            <text:p text:style-name="P68">B] Jl… <text:s/><text:span text:style-name="T143">D] ...demenoit… <text:s/>W] Et si tenoit...</text:span></text:p>
          </table:table-cell>
        </table:table-row>
        <table:table-row table:style-name="Table2.1">
          <table:table-cell table:style-name="Table2.A94" office:value-type="string">
            <text:p text:style-name="P48">882</text:p>
          </table:table-cell>
          <table:table-cell table:style-name="Table2.B94" office:value-type="string">
            <text:p text:style-name="P50">Grant terre avoit per <text:span text:style-name="T2">(H par)</text:span> <text:soft-page-break/>heritaige (F2 bernage)</text:p>
          </table:table-cell>
          <table:table-cell table:style-name="Table2.C2" office:value-type="string">
            <text:p text:style-name="P57"><text:span text:style-name="T123">B] Ca</text:span><text:span text:style-name="T231">r</text:span><text:span text:style-name="T123"> jl auoit grant iritage <text:s/>D] ...et heritage <text:s/>E] ...en heritage</text:span></text:p>
          </table:table-cell>
        </table:table-row>
        <table:table-row table:style-name="Table2.1">
          <table:table-cell table:style-name="Table2.A94" office:value-type="string">
            <text:p text:style-name="P48">883</text:p>
          </table:table-cell>
          <table:table-cell table:style-name="Table2.B94" office:value-type="string">
            <text:p text:style-name="P50">Sa cyté tenoit Phelipople</text:p>
          </table:table-cell>
          <table:table-cell table:style-name="Table2.C2" office:value-type="string">
            <text:p text:style-name="P83">C] ...felipole <text:s/><text:span text:style-name="T149">E] ...phelippope <text:s/>G] ...filipoble</text:span></text:p>
          </table:table-cell>
        </table:table-row>
        <table:table-row table:style-name="Table2.1">
          <table:table-cell table:style-name="Table2.A94" office:value-type="string">
            <text:p text:style-name="P48">884</text:p>
          </table:table-cell>
          <table:table-cell table:style-name="Table2.B94" office:value-type="string">
            <text:p text:style-name="P50">Et Moriainz et Andernople</text:p>
          </table:table-cell>
          <table:table-cell table:style-name="Table2.C2" office:value-type="string">
            <text:p text:style-name="P57">A] ...moroinz et andeniople <text:s/><text:span text:style-name="T123">BGI] ...morains et andrinople (G andrenoble, I andernople) <text:s/>C] ...moroinz et adrenople <text:s/>D] ...morainne et andrenople <text:s/>E] ...moriane et andrenople <text:s/>L] ...moroniz et adrenople <text:s/>T] ...morianz… <text:s/>W] Et emorons et adrenople <text:s/>K] ...moranz et andrenople</text:span></text:p>
          </table:table-cell>
        </table:table-row>
        <table:table-row table:style-name="Table2.1">
          <table:table-cell table:style-name="Table2.A94" office:value-type="string">
            <text:p text:style-name="P48">885</text:p>
          </table:table-cell>
          <table:table-cell table:style-name="Table2.B94" office:value-type="string">
            <text:p text:style-name="P50">La naturee salubree <text:span text:style-name="T2">(H sabibree)</text:span></text:p>
          </table:table-cell>
          <table:table-cell table:style-name="Table2.C2" office:value-type="string">
            <text:p text:style-name="P57">A<text:span text:style-name="T159">GW</text:span>] ...salumbree <text:span text:style-name="T159">(G salombree, W salembree)</text:span> <text:s/><text:span text:style-name="T123">B] Naturee et sallubre <text:s/>C] ...nature salo liee <text:s/>E] ...matiuee salabree <text:s/>I] ...la solonbree <text:s/>L] ...natulree salonbree CORR IN natulee <text:s/>T] ...et salubree</text:span></text:p>
          </table:table-cell>
        </table:table-row>
        <table:table-row table:style-name="Table2.1">
          <table:table-cell table:style-name="Table2.A94" office:value-type="string">
            <text:p text:style-name="P48">886</text:p>
          </table:table-cell>
          <table:table-cell table:style-name="Table2.B94" office:value-type="string">
            <text:p text:style-name="P50">Et Galipol la reselee</text:p>
          </table:table-cell>
          <table:table-cell table:style-name="Table2.C2" office:value-type="string">
            <text:p text:style-name="P57">A] ...laredee <text:s/><text:span text:style-name="T123">BG] ...garipol et la recle (G raclee) <text:s/>CW] ...(W galepol)...et lareclee <text:s/>I] ...et araclee <text:s/>D] ...et la celee <text:s/>E] ...et lanchelee <text:s/>KL] ...et la reclee <text:s/>T] ...larecelee <text:s/>RIV I</text:span></text:p>
          </table:table-cell>
        </table:table-row>
        <table:table-row table:style-name="Table2.1">
          <table:table-cell table:style-name="Table2.A94" office:value-type="string">
            <text:p text:style-name="P48">887</text:p>
          </table:table-cell>
          <table:table-cell table:style-name="Table2.B94" office:value-type="string">
            <text:p text:style-name="P50">La cyté de Pont (F2 de ...) et Grisople</text:p>
          </table:table-cell>
          <table:table-cell table:style-name="Table2.C2" office:value-type="string">
            <text:p text:style-name="P112">INV T] Panados sor mer et ristople</text:p>
            <text:p text:style-name="P57">A] Lacist del pont… <text:s/><text:span text:style-name="T124">B] La cite dou pont de… <text:s/>CDI] ...del (D dou) pont… <text:s/>GK] …del pont e gristople <text:s/>W] ...gresople</text:span></text:p>
          </table:table-cell>
        </table:table-row>
        <table:table-row table:style-name="Table2.1">
          <table:table-cell table:style-name="Table2.A94" office:value-type="string">
            <text:p text:style-name="P48">888</text:p>
          </table:table-cell>
          <table:table-cell table:style-name="Table2.B94" office:value-type="string">
            <text:p text:style-name="P50">Panados sor mer et Cristople</text:p>
          </table:table-cell>
          <table:table-cell table:style-name="Table2.C2" office:value-type="string">
            <text:p text:style-name="P112">INV T] La cite del pont et grisoble</text:p>
            <text:p text:style-name="P70">B] Penados… <text:s/><text:span text:style-name="T135">C] Panodos… <text:s/>E] Penados...tripople <text:s/>G] Panadeus… <text:s/>L] Panodos so mer… <text:s/>W] Panades sur...cristoble</text:span></text:p>
          </table:table-cell>
        </table:table-row>
        <table:table-row table:style-name="Table2.1">
          <table:table-cell table:style-name="Table2.A94" office:value-type="string">
            <text:p text:style-name="P48">889</text:p>
          </table:table-cell>
          <table:table-cell table:style-name="Table2.B94" office:value-type="string">
            <text:p text:style-name="P50">Ne sai que plus vos <text:span text:style-name="T2">(H vos en)</text:span> acontesse</text:p>
          </table:table-cell>
          <table:table-cell table:style-name="Table2.C2" office:value-type="string">
            <text:p text:style-name="P57">A<text:span text:style-name="T124">BCDEGKLTW</text:span>] ...uos <text:span text:style-name="T159">(G qui uos, W vous)</text:span> en contasse <text:s/><text:span text:style-name="T178">I] ...contasse</text:span></text:p>
          </table:table-cell>
        </table:table-row>
        <table:table-row table:style-name="Table2.1">
          <table:table-cell table:style-name="Table2.A94" office:value-type="string">
            <text:p text:style-name="P48">890</text:p>
          </table:table-cell>
          <table:table-cell table:style-name="Table2.B94" office:value-type="string">
            <text:p text:style-name="P50">D’atres cytez tenoit grant masse (F2 messe)</text:p>
          </table:table-cell>
          <table:table-cell table:style-name="Table2.C2" office:value-type="string">
            <text:p text:style-name="P37"/>
          </table:table-cell>
        </table:table-row>
        <table:table-row table:style-name="Table2.1">
          <table:table-cell table:style-name="Table2.A94" office:value-type="string">
            <text:p text:style-name="P48">891</text:p>
          </table:table-cell>
          <table:table-cell table:style-name="Table2.B94" office:value-type="string">
            <text:p text:style-name="P50">Mout tenoit bien em paix sa terre</text:p>
          </table:table-cell>
          <table:table-cell table:style-name="Table2.C2" office:value-type="string">
            <text:p text:style-name="P57">A<text:span text:style-name="T136">CGLILTW</text:span>] <text:span text:style-name="T8">Mlt </text:span><text:span text:style-name="T53">(C Mout, </text:span><text:span text:style-name="T70">G Molt, </text:span><text:span text:style-name="T106">W Moult</text:span><text:span text:style-name="T53">) </text:span><text:span text:style-name="T44">auoit </text:span><text:span text:style-name="T106">(W auez CORR IN auoit)</text:span><text:span text:style-name="T44">… <text:s/></text:span><text:span text:style-name="T56">D] Mout per tenoit...</text:span></text:p>
          </table:table-cell>
        </table:table-row>
        <table:table-row table:style-name="Table2.1">
          <table:table-cell table:style-name="Table2.A94" office:value-type="string">
            <text:p text:style-name="P48">892</text:p>
          </table:table-cell>
          <table:table-cell table:style-name="Table2.B94" office:value-type="string">
            <text:p text:style-name="P50">Que nus hons ne li faissoit guerre</text:p>
          </table:table-cell>
          <table:table-cell table:style-name="Table2.C2" office:value-type="string">
            <text:p text:style-name="P84">C<text:span text:style-name="T143">DLT</text:span>] ...ne len feisoit <text:span text:style-name="T143">(D fesoit, LT faisoit)…</text:span> <text:s/><text:span text:style-name="T178">I] ...home li...</text:span></text:p>
          </table:table-cell>
        </table:table-row>
        <table:table-row table:style-name="Table2.1">
          <table:table-cell table:style-name="Table2.A94" office:value-type="string">
            <text:p text:style-name="P48">893</text:p>
          </table:table-cell>
          <table:table-cell table:style-name="Table2.B94" office:value-type="string">
            <text:p text:style-name="P50">Assez avoit de ses talans</text:p>
          </table:table-cell>
          <table:table-cell table:style-name="Table2.C2" office:value-type="string">
            <text:p text:style-name="P36"/>
          </table:table-cell>
        </table:table-row>
        <table:table-row table:style-name="Table2.1">
          <table:table-cell table:style-name="Table2.A94" office:value-type="string">
            <text:p text:style-name="P48">894</text:p>
          </table:table-cell>
          <table:table-cell table:style-name="Table2.B94" office:value-type="string">
            <text:p text:style-name="P50">Maix n’avoit feme ne anfans</text:p>
          </table:table-cell>
          <table:table-cell table:style-name="Table2.C2" office:value-type="string">
            <text:p text:style-name="P90">D] ...ne ot… <text:s/><text:span text:style-name="T191">L] ...non...ni...</text:span></text:p>
          </table:table-cell>
        </table:table-row>
        <table:table-row table:style-name="Table2.1">
          <table:table-cell table:style-name="Table2.A94" office:value-type="string">
            <text:p text:style-name="P48">895</text:p>
          </table:table-cell>
          <table:table-cell table:style-name="Table2.B94" office:value-type="string">
            <text:p text:style-name="P50">Sui home en estoient irié</text:p>
          </table:table-cell>
          <table:table-cell table:style-name="Table2.C2" office:value-type="string">
            <text:p text:style-name="P36"/>
          </table:table-cell>
        </table:table-row>
        <table:table-row table:style-name="Table2.1">
          <table:table-cell table:style-name="Table2.A94" office:value-type="string">
            <text:p text:style-name="P48">896</text:p>
          </table:table-cell>
          <table:table-cell table:style-name="Table2.B94" office:value-type="string">
            <text:p text:style-name="P50">Entr’iaus en ont mout consillié</text:p>
          </table:table-cell>
          <table:table-cell table:style-name="Table2.C2" office:value-type="string">
            <text:p text:style-name="P70">B] ...aus ont dit et consilliet <text:s/><text:span text:style-name="T137">CLW] ...si en ont (L on) conseillie</text:span></text:p>
          </table:table-cell>
        </table:table-row>
        <table:table-row table:style-name="Table2.1">
          <table:table-cell table:style-name="Table2.A94" office:value-type="string">
            <text:p text:style-name="P48">897</text:p>
          </table:table-cell>
          <table:table-cell table:style-name="Table2.B94" office:value-type="string">
            <text:p text:style-name="P51">L’uns dist a l’atre Per ma foi</text:p>
          </table:table-cell>
          <table:table-cell table:style-name="Table2.C2" office:value-type="string">
            <text:p text:style-name="P71">BDE] Dist luns… <text:s/>L] ...allautre dit...</text:p>
          </table:table-cell>
        </table:table-row>
        <text:soft-page-break/>
        <table:table-row table:style-name="Table2.1">
          <table:table-cell table:style-name="Table2.A94" office:value-type="string">
            <text:p text:style-name="P48">898</text:p>
          </table:table-cell>
          <table:table-cell table:style-name="Table2.B94" office:value-type="string">
            <text:p text:style-name="P51">Grant mervelles est de cest roi</text:p>
          </table:table-cell>
          <table:table-cell table:style-name="Table2.C2" office:value-type="string">
            <text:p text:style-name="P58">A] ..ont… <text:s/><text:span text:style-name="T137">CGKLT] ...sont… <text:s/>D] Ce est merueille de ce roi <text:s/>E] ...de </text:span><text:span text:style-name="T21">nre</text:span><text:span text:style-name="T62"> roi <text:s/></text:span><text:span text:style-name="T83">I] ...marmoile <text:s text:c="2"/></text:span></text:p>
          </table:table-cell>
        </table:table-row>
        <table:table-row table:style-name="Table2.1">
          <table:table-cell table:style-name="Table2.A94" office:value-type="string">
            <text:p text:style-name="P48">899</text:p>
          </table:table-cell>
          <table:table-cell table:style-name="Table2.B94" office:value-type="string">
            <text:p text:style-name="P51">Que il ne welt prendre moillier</text:p>
          </table:table-cell>
          <table:table-cell table:style-name="Table2.C2" office:value-type="string">
            <text:p text:style-name="P58">A<text:span text:style-name="T143">DEGKLTW</text:span>] Quar <text:span text:style-name="T143">(DELW Car)</text:span>… <text:s/><text:span text:style-name="T124">B] </text:span><text:span text:style-name="T9">Qnt</text:span><text:span text:style-name="T45">...</text:span></text:p>
          </table:table-cell>
        </table:table-row>
        <table:table-row table:style-name="Table2.1">
          <table:table-cell table:style-name="Table2.A94" office:value-type="string">
            <text:p text:style-name="P48">900</text:p>
          </table:table-cell>
          <table:table-cell table:style-name="Table2.B94" office:value-type="string">
            <text:p text:style-name="P51">Dont eust un fil chevelier</text:p>
          </table:table-cell>
          <table:table-cell table:style-name="Table2.C2" office:value-type="string">
            <text:p text:style-name="P85">C] Don aut… <text:s/><text:span text:style-name="T150">E] Dont .i. fil eust heritier <text:s/>T] ...aust… <text:s/>W] ...eust vng beau filz...</text:span></text:p>
          </table:table-cell>
        </table:table-row>
        <table:table-row table:style-name="Table2.1">
          <table:table-cell table:style-name="Table2.A94" office:value-type="string">
            <text:p text:style-name="P48">901</text:p>
          </table:table-cell>
          <table:table-cell table:style-name="Table2.B94" office:value-type="string">
            <text:p text:style-name="P51">Herdit et combatant et saige</text:p>
          </table:table-cell>
          <table:table-cell table:style-name="Table2.C2" office:value-type="string">
            <text:p text:style-name="P116">W] Ou deux qui fussent preux et sage</text:p>
            <text:p text:style-name="P58">A] Hardi combatant...</text:p>
          </table:table-cell>
        </table:table-row>
        <table:table-row table:style-name="Table2.1">
          <table:table-cell table:style-name="Table2.A94" office:value-type="string">
            <text:p text:style-name="P48">902</text:p>
          </table:table-cell>
          <table:table-cell table:style-name="Table2.B94" office:value-type="string">
            <text:p text:style-name="P51">Qui tenist tot son heritaige</text:p>
          </table:table-cell>
          <table:table-cell table:style-name="Table2.C2" office:value-type="string">
            <text:p text:style-name="P58">A<text:span text:style-name="T143">CEGIKT</text:span>] Qui eust <text:span text:style-name="T201">(T aust)</text:span>… <text:s/><text:span text:style-name="T124">B] Qui maintenist… <text:s/>CL] Tel qui aust… <text:s/>W] Qui gardissent leur...</text:span></text:p>
          </table:table-cell>
        </table:table-row>
        <table:table-row table:style-name="Table2.1">
          <table:table-cell table:style-name="Table2.A94" office:value-type="string">
            <text:p text:style-name="P48">903</text:p>
          </table:table-cell>
          <table:table-cell table:style-name="Table2.B94" office:value-type="string">
            <text:p text:style-name="P51">Signor per (H par) foi il m’est avis</text:p>
          </table:table-cell>
          <table:table-cell table:style-name="Table2.C2" office:value-type="string">
            <text:p text:style-name="P58">A] ...par...meuis <text:s/><text:span text:style-name="T159">G] ...par...mieuz</text:span> <text:s/><text:span text:style-name="T137">C] ...fait il ce mest… <text:s/>DE] ...dist luns il (E ce)… <text:s/>T] ...ce mest… <text:s/>W] Lun dist seigneur...</text:span></text:p>
          </table:table-cell>
        </table:table-row>
        <table:table-row table:style-name="Table2.1">
          <table:table-cell table:style-name="Table2.A94" office:value-type="string">
            <text:p text:style-name="P48">904</text:p>
          </table:table-cell>
          <table:table-cell table:style-name="Table2.B94" office:value-type="string">
            <text:p text:style-name="P51">Une file ait Ameneys</text:p>
          </table:table-cell>
          <table:table-cell table:style-name="Table2.C2" office:value-type="string">
            <text:p text:style-name="P58">A<text:span text:style-name="T159">G</text:span>] ...fille ameineus <text:span text:style-name="T159">(G ameneuz)</text:span> <text:s/><text:span text:style-name="T124">BDIW] Que une fille (I fuille) ameneis (D a meneis, I a</text:span><text:span text:style-name="T9">n</text:span><text:span text:style-name="T124"> meneis) <text:s/>CL] ...a meneis <text:s/>E] ...a rois meneis </text:span></text:p>
          </table:table-cell>
        </table:table-row>
        <table:table-row table:style-name="Table2.1">
          <table:table-cell table:style-name="Table2.A94" office:value-type="string">
            <text:p text:style-name="P48">905</text:p>
          </table:table-cell>
          <table:table-cell table:style-name="Table2.B94" office:value-type="string">
            <text:p text:style-name="P51">Qui est rois de grant signorie</text:p>
          </table:table-cell>
          <table:table-cell table:style-name="Table2.C2" office:value-type="string">
            <text:p text:style-name="P85">C] Quil est… <text:s/><text:span text:style-name="T150">E] Qui est de </text:span><text:span text:style-name="T21">mlt</text:span><text:span text:style-name="T62"> grant...</text:span></text:p>
          </table:table-cell>
        </table:table-row>
        <table:table-row table:style-name="Table2.1">
          <table:table-cell table:style-name="Table2.A94" office:value-type="string">
            <text:p text:style-name="P48">906</text:p>
          </table:table-cell>
          <table:table-cell table:style-name="Table2.B94" office:value-type="string">
            <text:p text:style-name="P51">D’Afrique et de Barbarie</text:p>
          </table:table-cell>
          <table:table-cell table:style-name="Table2.C2" office:value-type="string">
            <text:p text:style-name="P35"/>
          </table:table-cell>
        </table:table-row>
        <table:table-row table:style-name="Table2.1">
          <table:table-cell table:style-name="Table2.A94" office:value-type="string">
            <text:p text:style-name="P48">907</text:p>
          </table:table-cell>
          <table:table-cell table:style-name="Table2.B94" office:value-type="string">
            <text:p text:style-name="P51">C’il la prent il ferait (H ferat) savoir</text:p>
          </table:table-cell>
          <table:table-cell table:style-name="Table2.C2" office:value-type="string">
            <text:p text:style-name="P58">A<text:span text:style-name="T124">B</text:span>] ...si fera… <text:s/><text:span text:style-name="T137">CDEGILTW] (W Si la)...fera (I fara)… <text:s/>K] Se [...]</text:span></text:p>
          </table:table-cell>
        </table:table-row>
        <table:table-row table:style-name="Table2.1">
          <table:table-cell table:style-name="Table2.A94" office:value-type="string">
            <text:p text:style-name="P48">908</text:p>
          </table:table-cell>
          <table:table-cell table:style-name="Table2.B94" office:value-type="string">
            <text:p text:style-name="P51">Lai avrait amins et çai hoir (F1H et sachois, F2 a saus hoir)</text:p>
          </table:table-cell>
          <table:table-cell table:style-name="Table2.C2" office:value-type="string">
            <text:p text:style-name="P58">A] Jeu aura amis esuoir <text:s/><text:span text:style-name="T124">B] Se dui p[…] si […] hoir <text:s/>CL] Jl naura amis et auoir <text:s/>E] Si aura amis et auoir <text:s/>GIT] La (T Lai) naura amis… <text:s/>W] Il en ara amis et oir</text:span></text:p>
          </table:table-cell>
        </table:table-row>
        <table:table-row table:style-name="Table2.1">
          <table:table-cell table:style-name="Table2.A94" office:value-type="string">
            <text:p text:style-name="P48">909</text:p>
          </table:table-cell>
          <table:table-cell table:style-name="Table2.B94" office:value-type="string">
            <text:p text:style-name="P51">Qui emprés li (H aprez lui) s’onor tendrait (H tenrat)</text:p>
          </table:table-cell>
          <table:table-cell table:style-name="Table2.C2" office:value-type="string">
            <text:p text:style-name="P116">W] Et alec se legardera</text:p>
            <text:p text:style-name="P58">A<text:span text:style-name="T124">BCDILT</text:span>] <text:span text:style-name="T192">(L Qe)</text:span>...apres lui...tindra <text:span text:style-name="T124">(B tenra, DIT tendra) <text:s/>E] Et oir qui apres lui tendra </text:span></text:p>
          </table:table-cell>
        </table:table-row>
        <table:table-row table:style-name="Table2.1">
          <table:table-cell table:style-name="Table2.A94" office:value-type="string">
            <text:p text:style-name="P48">910</text:p>
          </table:table-cell>
          <table:table-cell table:style-name="Table2.B94" office:value-type="string">
            <text:p text:style-name="P51">A son vivant le servirait (H servirat)</text:p>
          </table:table-cell>
          <table:table-cell table:style-name="Table2.C2" office:value-type="string">
            <text:p text:style-name="P58">A<text:span text:style-name="T124">BCEGILTW</text:span>] <text:span text:style-name="T124">(BW Et)</text:span>...<text:span text:style-name="T192">(L la) </text:span>seruira <text:s/><text:span text:style-name="T144">D] A sa uie le seruira</text:span></text:p>
          </table:table-cell>
        </table:table-row>
        <table:table-row table:style-name="Table2.1">
          <table:table-cell table:style-name="Table2.A94" office:value-type="string">
            <text:p text:style-name="P48">911</text:p>
          </table:table-cell>
          <table:table-cell table:style-name="Table2.B94" office:value-type="string">
            <text:p text:style-name="P51">Entre les barons ot grant ire</text:p>
          </table:table-cell>
          <table:table-cell table:style-name="Table2.C2" office:value-type="string">
            <text:p text:style-name="P58">A<text:span text:style-name="T124">]</text:span> ...auoit… <text:s/><text:span text:style-name="T124">B] Entraus ont li barons… <text:s/>CLW] Entreulz (L Entrelz, W Entreux) barons nauoit (W auoit) ire (LW grant ire) <text:s/>G] Entrels...auoit… <text:s/>T] ...nont...</text:span></text:p>
          </table:table-cell>
        </table:table-row>
        <table:table-row table:style-name="Table2.1">
          <table:table-cell table:style-name="Table2.A94" office:value-type="string">
            <text:p text:style-name="P48">912</text:p>
          </table:table-cell>
          <table:table-cell table:style-name="Table2.B94" office:value-type="string">
            <text:p text:style-name="P51">A (F2 Az, H Au) roi le vont mostrer et dire</text:p>
          </table:table-cell>
          <table:table-cell table:style-name="Table2.C2" office:value-type="string">
            <text:p text:style-name="P126">A<text:span text:style-name="T124">BCDGILTW</text:span>] Au <text:span text:style-name="T137">(CLT Al)…</text:span> <text:s/><text:span text:style-name="T150">E] Au...conter et dire</text:span></text:p>
          </table:table-cell>
        </table:table-row>
        <table:table-row table:style-name="Table2.1">
          <table:table-cell table:style-name="Table2.A94" office:value-type="string">
            <text:p text:style-name="P48">913</text:p>
          </table:table-cell>
          <table:table-cell table:style-name="Table2.B94" office:value-type="string">
            <text:p text:style-name="P51">Un jor se sont tuit assemblé</text:p>
          </table:table-cell>
          <table:table-cell table:style-name="Table2.C2" office:value-type="string">
            <text:p text:style-name="P140">INV B] Deuant le roi en la cite</text:p>
            <text:p text:style-name="P141">C] ...seuont...ausembler</text:p>
          </table:table-cell>
        </table:table-row>
        <table:table-row table:style-name="Table2.1">
          <table:table-cell table:style-name="Table2.A94" office:value-type="string">
            <text:p text:style-name="P48">914</text:p>
          </table:table-cell>
          <table:table-cell table:style-name="Table2.B94" office:value-type="string">
            <text:p text:style-name="P51">Davant le roi en la cyté</text:p>
          </table:table-cell>
          <table:table-cell table:style-name="Table2.C2" office:value-type="string">
            <text:p text:style-name="P70">INV B] Sensont ensenble […]</text:p>
            <text:p text:style-name="P95">E] ...sa...</text:p>
          </table:table-cell>
        </table:table-row>
        <table:table-row table:style-name="Table2.1">
          <table:table-cell table:style-name="Table2.A94" office:value-type="string">
            <text:p text:style-name="P48">915</text:p>
          </table:table-cell>
          <table:table-cell table:style-name="Table2.B94" office:value-type="string">
            <text:p text:style-name="P51">Ensi com il l’orent empris</text:p>
          </table:table-cell>
          <table:table-cell table:style-name="Table2.C2" office:value-type="string">
            <text:p text:style-name="P58">A] ...si lorent… <text:s/><text:span text:style-name="T137">CL] Issi...(L apris) <text:s/>W] Ainxin...ilz..</text:span></text:p>
          </table:table-cell>
        </table:table-row>
        <text:soft-page-break/>
        <table:table-row table:style-name="Table2.1">
          <table:table-cell table:style-name="Table2.A94" office:value-type="string">
            <text:p text:style-name="P48">916</text:p>
          </table:table-cell>
          <table:table-cell table:style-name="Table2.B94" office:value-type="string">
            <text:p text:style-name="P51">Damyans fut a (H au) roi amis</text:p>
          </table:table-cell>
          <table:table-cell table:style-name="Table2.C2" office:value-type="string">
            <text:p text:style-name="P58">A<text:span text:style-name="T137">CGIKLTW</text:span>] <text:span text:style-name="T160">(G Damiain, LT Damiains, W Damien)</text:span>...del <text:span text:style-name="T160">(G dou, W du)</text:span> roi… <text:s/><text:span text:style-name="T124">B] […] <text:s/>D] Damiens...au… <text:s text:c="2"/>E] Damiains...de lui amis</text:span></text:p>
          </table:table-cell>
        </table:table-row>
        <table:table-row table:style-name="Table2.1">
          <table:table-cell table:style-name="Table2.A94" office:value-type="string">
            <text:p text:style-name="P48">917</text:p>
          </table:table-cell>
          <table:table-cell table:style-name="Table2.B94" office:value-type="string">
            <text:p text:style-name="P51">Bien savoit que li rois l’ama</text:p>
          </table:table-cell>
          <table:table-cell table:style-name="Table2.C2" office:value-type="string">
            <text:p text:style-name="P58">A<text:span text:style-name="T137">CLTW</text:span>] ...seuont <text:span text:style-name="T137">(CLT seuent, W sceurent)</text:span>… <text:s/><text:span text:style-name="T124">B] ...scet […]</text:span></text:p>
          </table:table-cell>
        </table:table-row>
        <table:table-row table:style-name="Table2.53">
          <table:table-cell table:style-name="Table2.A94" office:value-type="string">
            <text:p text:style-name="P48">918</text:p>
          </table:table-cell>
          <table:table-cell table:style-name="Table2.B94" office:value-type="string">
            <text:p text:style-name="P51">Por toz les atres il (F2 y) parla</text:p>
          </table:table-cell>
          <table:table-cell table:style-name="Table2.C2" office:value-type="string">
            <text:p text:style-name="P58">A<text:span text:style-name="T138">CELT</text:span>] ...i <text:span text:style-name="T192">(L y, T j)</text:span> parla <text:s/><text:span text:style-name="T124">B] Por les autres […] parla <text:s text:c="2"/>D] ...autres en parla <text:s/>G] ...autres parla <text:s/>W] Sur...</text:span></text:p>
          </table:table-cell>
        </table:table-row>
        <table:table-row table:style-name="Table2.1">
          <table:table-cell table:style-name="Table2.A94" office:value-type="string">
            <text:p text:style-name="P48">919</text:p>
          </table:table-cell>
          <table:table-cell table:style-name="Table2.B94" office:value-type="string">
            <text:p text:style-name="P51">Rois tui home vienent a toi</text:p>
          </table:table-cell>
          <table:table-cell table:style-name="Table2.C2" office:value-type="string">
            <text:p text:style-name="P58">A] ...cil homme… <text:s/><text:span text:style-name="T214">W] ...si home...</text:span></text:p>
          </table:table-cell>
        </table:table-row>
        <table:table-row table:style-name="Table2.1">
          <table:table-cell table:style-name="Table2.A94" office:value-type="string">
            <text:p text:style-name="P48">920</text:p>
          </table:table-cell>
          <table:table-cell table:style-name="Table2.B94" office:value-type="string">
            <text:p text:style-name="P51">Mai tu ne seis ancor por coi</text:p>
          </table:table-cell>
          <table:table-cell table:style-name="Table2.C2" office:value-type="string">
            <text:p text:style-name="P36"/>
          </table:table-cell>
        </table:table-row>
        <table:table-row table:style-name="Table2.1">
          <table:table-cell table:style-name="Table2.A94" office:value-type="string">
            <text:p text:style-name="P58">a</text:p>
          </table:table-cell>
          <table:table-cell table:style-name="Table2.B94" office:value-type="string">
            <text:p text:style-name="P51"/>
          </table:table-cell>
          <table:table-cell table:style-name="Table2.C2" office:value-type="string">
            <text:p text:style-name="P58">A<text:span text:style-name="T124">BCDEGIKLTW</text:span>] Jel <text:span text:style-name="T124">(B Gel, D Jou, G Ge, ILW Je)</text:span> te <text:span text:style-name="T160">(GI tel)</text:span> dirai <text:span text:style-name="T214">(W diroy)</text:span> a moi entent <text:span text:style-name="T150">(T entant, E entent a moi)</text:span></text:p>
          </table:table-cell>
        </table:table-row>
        <table:table-row table:style-name="Table2.1">
          <table:table-cell table:style-name="Table2.A94" office:value-type="string">
            <text:p text:style-name="P96">b</text:p>
          </table:table-cell>
          <table:table-cell table:style-name="Table2.B94" office:value-type="string">
            <text:p text:style-name="P51"/>
          </table:table-cell>
          <table:table-cell table:style-name="Table2.C2" office:value-type="string">
            <text:p text:style-name="P96">E] Nen celerai riens <text:span text:style-name="T8">par</text:span><text:span text:style-name="T44"> ma foi</text:span></text:p>
          </table:table-cell>
        </table:table-row>
        <table:table-row table:style-name="Table2.1">
          <table:table-cell table:style-name="Table2.A94" office:value-type="string">
            <text:p text:style-name="P48">921</text:p>
          </table:table-cell>
          <table:table-cell table:style-name="Table2.B94" office:value-type="string">
            <text:p text:style-name="P51">Entr’iaus sont irié mout formant <text:span text:style-name="T3">(F2 iriés forment)</text:span></text:p>
          </table:table-cell>
          <table:table-cell table:style-name="Table2.C2" office:value-type="string">
            <text:p text:style-name="P58">A] ...sont <text:span text:style-name="T8">mlt</text:span><text:span text:style-name="T44"> irie forment <text:s/></text:span><text:span text:style-name="T45">B] Jl sont irie </text:span><text:span text:style-name="T9">mlt…</text:span><text:span text:style-name="T45">. <text:s/></text:span><text:span text:style-name="T54">C</text:span><text:span text:style-name="T93">L</text:span><text:span text:style-name="T107">W</text:span><text:span text:style-name="T54">] ...se sont irie </text:span><text:span text:style-name="T93">(L ire, </text:span><text:span text:style-name="T107">W iriez</text:span><text:span text:style-name="T93">)</text:span><text:span text:style-name="T54"> forment <text:s/></text:span><text:span text:style-name="T63">E] Ti baron sont irie formant <text:s/></text:span><text:span text:style-name="T71">G</text:span><text:span text:style-name="T116">K</text:span><text:span text:style-name="T71">] ...ire forment <text:s/></text:span><text:span text:style-name="T100">T] Entrez sont...</text:span></text:p>
          </table:table-cell>
        </table:table-row>
        <table:table-row table:style-name="Table2.1">
          <table:table-cell table:style-name="Table2.A94" office:value-type="string">
            <text:p text:style-name="P48">922</text:p>
          </table:table-cell>
          <table:table-cell table:style-name="Table2.B94" office:value-type="string">
            <text:p text:style-name="P51">Et si i ait descorde grant</text:p>
          </table:table-cell>
          <table:table-cell table:style-name="Table2.C2" office:value-type="string">
            <text:p text:style-name="P70">B] Et si sont en descorde… <text:s/><text:span text:style-name="T138">CL] ...se ia decorde (L descorde)… <text:s/>W] Assez ya...</text:span></text:p>
          </table:table-cell>
        </table:table-row>
        <table:table-row table:style-name="Table2.1">
          <table:table-cell table:style-name="Table2.A94" office:value-type="string">
            <text:p text:style-name="P96">a</text:p>
          </table:table-cell>
          <table:table-cell table:style-name="Table2.B94" office:value-type="string">
            <text:p text:style-name="P51"/>
          </table:table-cell>
          <table:table-cell table:style-name="Table2.C2" office:value-type="string">
            <text:p text:style-name="P149">E] Et il ont droit mon esciant</text:p>
          </table:table-cell>
        </table:table-row>
        <table:table-row table:style-name="Table2.1">
          <table:table-cell table:style-name="Table2.A94" office:value-type="string">
            <text:p text:style-name="P48">923</text:p>
          </table:table-cell>
          <table:table-cell table:style-name="Table2.B94" office:value-type="string">
            <text:p text:style-name="P51">Que tu n’ais feme ne enfant</text:p>
          </table:table-cell>
          <table:table-cell table:style-name="Table2.C2" office:value-type="string">
            <text:p text:style-name="P126">A<text:span text:style-name="T138">CGIKLT</text:span>] Quar <text:span text:style-name="T193">(L Car)</text:span> non na <text:span text:style-name="T138">(CIL non as, G non ai, T nen as)</text:span>… <text:s/><text:span text:style-name="T125">B] D[e c]e que nas… <text:s/>D] Quant… <text:s/>W] Car tu nas...</text:span></text:p>
          </table:table-cell>
        </table:table-row>
        <table:table-row table:style-name="Table2.1">
          <table:table-cell table:style-name="Table2.A94" office:value-type="string">
            <text:p text:style-name="P48">924</text:p>
          </table:table-cell>
          <table:table-cell table:style-name="Table2.B94" office:value-type="string">
            <text:p text:style-name="P51">A cui <text:span text:style-name="T3">(H qui) </text:span>il soient atendant</text:p>
          </table:table-cell>
          <table:table-cell table:style-name="Table2.C2" office:value-type="string">
            <text:p text:style-name="P58">A<text:span text:style-name="T125">BCEGITW</text:span>] ---</text:p>
          </table:table-cell>
        </table:table-row>
        <table:table-row table:style-name="Table2.1">
          <table:table-cell table:style-name="Table2.A94" office:value-type="string">
            <text:p text:style-name="P48">925</text:p>
          </table:table-cell>
          <table:table-cell table:style-name="Table2.B94" office:value-type="string">
            <text:p text:style-name="P51">Qui <text:span text:style-name="T3">(F2 Que)</text:span> aprés toi tignet ta terre</text:p>
          </table:table-cell>
          <table:table-cell table:style-name="Table2.C2" office:value-type="string">
            <text:p text:style-name="P91">D] Que… <text:s/><text:span text:style-name="T151">E] ...la...</text:span></text:p>
          </table:table-cell>
        </table:table-row>
        <table:table-row table:style-name="Table2.1">
          <table:table-cell table:style-name="Table2.A94" office:value-type="string">
            <text:p text:style-name="P48">926</text:p>
          </table:table-cell>
          <table:table-cell table:style-name="Table2.B94" office:value-type="string">
            <text:p text:style-name="P51">Si trametez la fille querre</text:p>
          </table:table-cell>
          <table:table-cell table:style-name="Table2.C2" office:value-type="string">
            <text:p text:style-name="P58">A<text:span text:style-name="T138">CGIKLT</text:span>] Sire tramest <text:span text:style-name="T138">(CLT tramet, G tramist, I trame</text:span><text:span text:style-name="T16">n</text:span><text:span text:style-name="T138">t) (I le)</text:span>… <text:s/><text:span text:style-name="T125">B] Enuoie tost… <text:s/>E] Si enuoie… <text:s/>W] Sire tramaiz ta fille...</text:span></text:p>
          </table:table-cell>
        </table:table-row>
        <table:table-row table:style-name="Table2.1">
          <table:table-cell table:style-name="Table2.A94" office:value-type="string">
            <text:p text:style-name="P48">927</text:p>
          </table:table-cell>
          <table:table-cell table:style-name="Table2.B94" office:value-type="string">
            <text:p text:style-name="P51">D’un roi ou d’un empereor</text:p>
          </table:table-cell>
          <table:table-cell table:style-name="Table2.C2" office:value-type="string">
            <text:p text:style-name="P72">B] Meneon quest empereour <text:s/><text:span text:style-name="T151">E] Au roi meneon lempereor <text:s/>I] …e dun...</text:span></text:p>
          </table:table-cell>
        </table:table-row>
        <table:table-row table:style-name="Table2.1">
          <table:table-cell table:style-name="Table2.A66" office:value-type="string">
            <text:p text:style-name="P48">928</text:p>
          </table:table-cell>
          <table:table-cell table:style-name="Table2.B66" office:value-type="string">
            <text:p text:style-name="P51">Tuit wellent que preigniés oxo<text:span text:style-name="T3">r</text:span></text:p>
          </table:table-cell>
          <table:table-cell table:style-name="Table2.C2" office:value-type="string">
            <text:p text:style-name="P72">B] Et si la prenez a oisour <text:s/><text:span text:style-name="T161">G] ...uolon qui...</text:span></text:p>
          </table:table-cell>
        </table:table-row>
        <table:table-row table:style-name="Table2.1">
          <table:table-cell table:style-name="Table2.A94" office:value-type="string">
            <text:p text:style-name="P48">929</text:p>
          </table:table-cell>
          <table:table-cell table:style-name="Table2.B94" office:value-type="string">
            <text:p text:style-name="P51">Se il mesavenoit de toi</text:p>
          </table:table-cell>
          <table:table-cell table:style-name="Table2.C2" office:value-type="string">
            <text:p text:style-name="P124"/>
          </table:table-cell>
        </table:table-row>
        <table:table-row table:style-name="Table2.1">
          <table:table-cell table:style-name="Table2.A68" office:value-type="string">
            <text:p text:style-name="P48">930</text:p>
          </table:table-cell>
          <table:table-cell table:style-name="Table2.B68" office:value-type="string">
            <text:p text:style-name="P51">Nos n’averiens signor ne roi</text:p>
          </table:table-cell>
          <table:table-cell table:style-name="Table2.C2" office:value-type="string">
            <text:p text:style-name="P126">A<text:span text:style-name="T151">EG</text:span>] ...aurions <text:span text:style-name="T161">(G aurons)</text:span>… <text:s/><text:span text:style-name="T138">C] Non i auons… <text:s/>ILT] Nen (CT Non) aurons (T aurions)… <text:s/>W] Dont naurions nous...</text:span></text:p>
          </table:table-cell>
        </table:table-row>
        <table:table-row table:style-name="Table2.1">
          <table:table-cell table:style-name="Table2.A94" office:value-type="string">
            <text:p text:style-name="P48">931/<text:span text:style-name="T232">949</text:span></text:p>
          </table:table-cell>
          <table:table-cell table:style-name="Table2.B94" office:value-type="string">
            <text:p text:style-name="P51">Sire uns roi <text:span text:style-name="T3">(H honz)</text:span> vit mout petit</text:p>
          </table:table-cell>
          <table:table-cell table:style-name="Table2.C2" office:value-type="string">
            <text:p text:style-name="P126">A<text:span text:style-name="T138">CDEILTW</text:span>] ...homs <text:span text:style-name="T138">(CL om, E hon si, IT hon)</text:span>… <text:s/><text:span text:style-name="T125">B] Biaus sire uns hons dure petit</text:span></text:p>
          </table:table-cell>
        </table:table-row>
        <text:soft-page-break/>
        <table:table-row table:style-name="Table2.70">
          <table:table-cell table:style-name="Table2.A94" office:value-type="string">
            <text:p text:style-name="P48">932</text:p>
          </table:table-cell>
          <table:table-cell table:style-name="Table2.B94" office:value-type="string">
            <text:p text:style-name="P51">Chascuns nen ait pas en escrit</text:p>
          </table:table-cell>
          <table:table-cell table:style-name="Table2.C2" office:value-type="string">
            <text:p text:style-name="P72">B] ...namie en escript <text:s/><text:span text:style-name="T144">D] ...na pas en son… <text:s/>W] …ne la pas...</text:span></text:p>
          </table:table-cell>
        </table:table-row>
        <table:table-row table:style-name="Table2.1">
          <table:table-cell table:style-name="Table2.A94" office:value-type="string">
            <text:p text:style-name="P48">933</text:p>
          </table:table-cell>
          <table:table-cell table:style-name="Table2.B94" office:value-type="string">
            <text:p text:style-name="P51">Seu que il doit durer ne vivre</text:p>
          </table:table-cell>
          <table:table-cell table:style-name="Table2.C2" office:value-type="string">
            <text:p text:style-name="P58">A] ..dut… <text:s/><text:span text:style-name="T138">CDEW] ...et uiure <text:s/>G] ...ouiure</text:span></text:p>
          </table:table-cell>
        </table:table-row>
        <table:table-row table:style-name="Table2.72">
          <table:table-cell table:style-name="Table2.A94" office:value-type="string">
            <text:p text:style-name="P48">934</text:p>
          </table:table-cell>
          <table:table-cell table:style-name="Table2.B94" office:value-type="string">
            <text:p text:style-name="P51">Or te veons sain et delivre</text:p>
          </table:table-cell>
          <table:table-cell table:style-name="Table2.C2" office:value-type="string">
            <text:p text:style-name="P59">A<text:span text:style-name="T161">GIK</text:span><text:span text:style-name="T232">C</text:span><text:span text:style-name="T161">LTW</text:span>] ...tauons <text:span text:style-name="T179">(IL tauomes, </text:span><text:span text:style-name="T232">C tauummes</text:span><text:span text:style-name="T179">)</text:span>…<text:span text:style-name="T202">(T et tot)...</text:span> <text:s/><text:span text:style-name="T125">B] ...tauons nons sain…</text:span></text:p>
          </table:table-cell>
        </table:table-row>
        <table:table-row table:style-name="Table2.1">
          <table:table-cell table:style-name="Table2.A94" office:value-type="string">
            <text:p text:style-name="P48">935</text:p>
          </table:table-cell>
          <table:table-cell table:style-name="Table2.B94" office:value-type="string">
            <text:p text:style-name="P51">Mai ne sevent pas la saisson</text:p>
          </table:table-cell>
          <table:table-cell table:style-name="Table2.C2" office:value-type="string">
            <text:p text:style-name="P59">A<text:span text:style-name="T125">BD</text:span>] Mes <text:span text:style-name="T125">(BD Mais)</text:span> nos <text:span text:style-name="T125">(B nous)</text:span> ne sauons la… <text:s/><text:span text:style-name="T138">C] Mes ne sauomes la raison <text:s/>E] Mais ne sauons pas la choison <text:s/>GIKL] ...sauomes la… <text:s/>T] ...ne sauons pas… <text:s text:c="2"/>W] Tu ne scez pas leure ne quant</text:span></text:p>
          </table:table-cell>
        </table:table-row>
        <table:table-row table:style-name="Table2.1">
          <table:table-cell table:style-name="Table2.A94" office:value-type="string">
            <text:p text:style-name="P48">936</text:p>
          </table:table-cell>
          <table:table-cell table:style-name="Table2.B94" office:value-type="string">
            <text:p text:style-name="P51">Que pertront de toi li baron</text:p>
          </table:table-cell>
          <table:table-cell table:style-name="Table2.C2" office:value-type="string">
            <text:p text:style-name="P59">A] <text:span text:style-name="T8">Qnt </text:span><text:span text:style-name="T44">partiront...ti… <text:s/></text:span><text:span text:style-name="T46">B] Que ce perderont ti… <text:s/></text:span><text:span text:style-name="T54">C</text:span><text:span text:style-name="T72">G</text:span><text:span text:style-name="T84">I</text:span><text:span text:style-name="T116">K</text:span><text:span text:style-name="T94">L</text:span><text:span text:style-name="T100">T</text:span><text:span text:style-name="T54">] ...ti… <text:s/></text:span><text:span text:style-name="T57">D] Que nos de toi departiron <text:s/></text:span><text:span text:style-name="T63">E] Que de toi partent ti… <text:s/></text:span><text:span text:style-name="T107">W] Tu fineras toy ne ta gent</text:span></text:p>
          </table:table-cell>
        </table:table-row>
        <table:table-row table:style-name="Table2.1">
          <table:table-cell table:style-name="Table2.A94" office:value-type="string">
            <text:p text:style-name="P48">937</text:p>
          </table:table-cell>
          <table:table-cell table:style-name="Table2.B94" office:value-type="string">
            <text:p text:style-name="P51">Tu seis bien que d’els pertirais</text:p>
          </table:table-cell>
          <table:table-cell table:style-name="Table2.C2" office:value-type="string">
            <text:p text:style-name="P59">A] ..que ades iperdras <text:span text:style-name="T138">C] ...qui ades en perdras </text:span><text:s/><text:span text:style-name="T125">B] ...seis que daus… <text:s/>D] ...que deptiras <text:s/>G] ...quen partiras <text:s/>L] ...quades en partiras <text:s/>T] ...queades partras <text:s/>W] Tu dois sauoir que partiras</text:span></text:p>
          </table:table-cell>
        </table:table-row>
        <table:table-row table:style-name="Table2.1">
          <table:table-cell table:style-name="Table2.A94" office:value-type="string">
            <text:p text:style-name="P48">938</text:p>
          </table:table-cell>
          <table:table-cell table:style-name="Table2.B94" office:value-type="string">
            <text:p text:style-name="P51">Car il morront et tu morrais</text:p>
          </table:table-cell>
          <table:table-cell table:style-name="Table2.C2" office:value-type="string">
            <text:p text:style-name="P86">C<text:span text:style-name="T194">L</text:span>] Que...</text:p>
          </table:table-cell>
        </table:table-row>
        <table:table-row table:style-name="Table2.1">
          <table:table-cell table:style-name="Table2.A94" office:value-type="string">
            <text:p text:style-name="P48">939</text:p>
          </table:table-cell>
          <table:table-cell table:style-name="Table2.B94" office:value-type="string">
            <text:p text:style-name="P51">Se il ont de si<text:span text:style-name="T121">g</text:span>nor besoing</text:p>
          </table:table-cell>
          <table:table-cell table:style-name="Table2.C2" office:value-type="string">
            <text:p text:style-name="P117">W] Or ont il...</text:p>
          </table:table-cell>
        </table:table-row>
        <table:table-row table:style-name="Table2.1">
          <table:table-cell table:style-name="Table2.A94" office:value-type="string">
            <text:p text:style-name="P48">940</text:p>
          </table:table-cell>
          <table:table-cell table:style-name="Table2.B94" office:value-type="string">
            <text:p text:style-name="P51">Tes freres Seloc lor est loing</text:p>
          </table:table-cell>
          <table:table-cell table:style-name="Table2.C2" office:value-type="string">
            <text:p text:style-name="P59">A<text:span text:style-name="T214">W</text:span>] Ton frere <text:span text:style-name="T214">(W soloc)</text:span>… <text:s/><text:span text:style-name="T125">B] ...selec est trop… <text:s/>D] Seloz...</text:span></text:p>
          </table:table-cell>
        </table:table-row>
        <table:table-row table:style-name="Table2.1">
          <table:table-cell table:style-name="Table2.A94" office:value-type="string">
            <text:p text:style-name="P48">941/<text:span text:style-name="T233">959</text:span></text:p>
          </table:table-cell>
          <table:table-cell table:style-name="Table2.B94" office:value-type="string">
            <text:p text:style-name="P52">Rois on ne puet gaires durer</text:p>
          </table:table-cell>
          <table:table-cell table:style-name="Table2.C2" office:value-type="string">
            <text:p text:style-name="P96">E] ...tu ne pues tous dis… <text:s/><text:span text:style-name="T161">GK] Nus hom ne… <text:s/>I] ...longues...</text:span></text:p>
          </table:table-cell>
        </table:table-row>
        <table:table-row table:style-name="Table2.1">
          <table:table-cell table:style-name="Table2.A94" office:value-type="string">
            <text:p text:style-name="P48">942</text:p>
          </table:table-cell>
          <table:table-cell table:style-name="Table2.B94" office:value-type="string">
            <text:p text:style-name="P52">De ton peire dois remenbrer</text:p>
          </table:table-cell>
          <table:table-cell table:style-name="Table2.C2" office:value-type="string">
            <text:p text:style-name="P127">A<text:span text:style-name="T125">BCDEGIKLTW</text:span>] ...pere te doit menbrer</text:p>
          </table:table-cell>
        </table:table-row>
        <table:table-row table:style-name="Table2.1">
          <table:table-cell table:style-name="Table2.A94" office:value-type="string">
            <text:p text:style-name="P48">943</text:p>
          </table:table-cell>
          <table:table-cell table:style-name="Table2.B94" office:value-type="string">
            <text:p text:style-name="P52">Que (H Qui) jones fut et valés biaus</text:p>
          </table:table-cell>
          <table:table-cell table:style-name="Table2.C2" office:value-type="string">
            <text:p text:style-name="P59">A<text:span text:style-name="T125">BCDEGILTW</text:span>] Qui uaslez <text:span text:style-name="T125">(B valle, C uallezs, D uallet, E valles, GK ualent, I uales, C uallez, T valez, W vasal)</text:span> fu <text:span text:style-name="T214">(W fut)</text:span> et iouenciaus <text:span text:style-name="T125">(B jones et biaus, CLT iouenceuz, D iouanciaus, GW iouenceus, I çouençeus)</text:span></text:p>
          </table:table-cell>
        </table:table-row>
        <table:table-row table:style-name="Table2.1">
          <table:table-cell table:style-name="Table2.A94" office:value-type="string">
            <text:p text:style-name="P48">944</text:p>
          </table:table-cell>
          <table:table-cell table:style-name="Table2.B94" office:value-type="string">
            <text:p text:style-name="P52">Et cheveliers et jovensiaus</text:p>
          </table:table-cell>
          <table:table-cell table:style-name="Table2.C2" office:value-type="string">
            <text:p text:style-name="P59">A] <text:span text:style-name="T8">Chrs</text:span><text:span text:style-name="T44"> et damoisiaus <text:s/></text:span><text:span text:style-name="T54">C</text:span><text:span text:style-name="T94">L</text:span><text:span text:style-name="T108">W</text:span><text:span text:style-name="T54">] </text:span><text:span text:style-name="T16">Chrs</text:span><text:span text:style-name="T54"> </text:span><text:span text:style-name="T108">(W cheualier) </text:span><text:span text:style-name="T54">et bons damoiseuz </text:span><text:span text:style-name="T108">(W bon damoysel)</text:span><text:span text:style-name="T54"> <text:s/></text:span><text:span text:style-name="T57">D</text:span><text:span text:style-name="T72">G</text:span><text:span text:style-name="T85">I</text:span><text:span text:style-name="T116">K</text:span><text:span text:style-name="T100">T</text:span><text:span text:style-name="T57">] ...et </text:span><text:span text:style-name="T85">(I e)</text:span><text:span text:style-name="T57"> damoisiaus </text:span><text:span text:style-name="T72">(G damiseus, </text:span><text:span text:style-name="T85">I damoiseus, </text:span><text:span text:style-name="T100">T damoiseuz</text:span><text:span text:style-name="T72">)</text:span></text:p>
          </table:table-cell>
        </table:table-row>
        <table:table-row table:style-name="Table2.1">
          <table:table-cell table:style-name="Table2.A94" office:value-type="string">
            <text:p text:style-name="P48">945</text:p>
          </table:table-cell>
          <table:table-cell table:style-name="Table2.B94" office:value-type="string">
            <text:p text:style-name="P52">Per (H Par) le siecle fist grant vertus</text:p>
          </table:table-cell>
          <table:table-cell table:style-name="Table2.C2" office:value-type="string">
            <text:p text:style-name="P59">A] Pour… <text:s/><text:span text:style-name="T125">BGTW] Par…</text:span></text:p>
          </table:table-cell>
        </table:table-row>
        <table:table-row table:style-name="Table2.1">
          <table:table-cell table:style-name="Table2.A94" office:value-type="string">
            <text:p text:style-name="P48">946</text:p>
          </table:table-cell>
          <table:table-cell table:style-name="Table2.B94" office:value-type="string">
            <text:p text:style-name="P52">Et puels fut il viels et chanus</text:p>
          </table:table-cell>
          <table:table-cell table:style-name="Table2.C2" office:value-type="string">
            <text:p text:style-name="P59">A<text:span text:style-name="T138">CGKLTW</text:span>] ...refu <text:span text:style-name="T194">(L le fu, W refut)</text:span> vielz <text:span text:style-name="T162">(G uiels, T ueuz, W vieux)…</text:span> <text:s/><text:span text:style-name="T180">I] ...ge fu ueus CORR IN re fu ueus</text:span></text:p>
          </table:table-cell>
        </table:table-row>
        <table:table-row table:style-name="Table2.1">
          <table:table-cell table:style-name="Table2.A94" office:value-type="string">
            <text:p text:style-name="P48">947</text:p>
          </table:table-cell>
          <table:table-cell table:style-name="Table2.B94" office:value-type="string">
            <text:p text:style-name="P52">Tant ne fut jovensiaus ne fors</text:p>
          </table:table-cell>
          <table:table-cell table:style-name="Table2.C2" office:value-type="string">
            <text:p text:style-name="P38"/>
          </table:table-cell>
        </table:table-row>
        <table:table-row table:style-name="Table2.1">
          <table:table-cell table:style-name="Table2.A94" office:value-type="string">
            <text:p text:style-name="P48">948</text:p>
          </table:table-cell>
          <table:table-cell table:style-name="Table2.B94" office:value-type="string">
            <text:p text:style-name="P52">Qu’adés ne soit alez a mort</text:p>
          </table:table-cell>
          <table:table-cell table:style-name="Table2.C2" office:value-type="string">
            <text:p text:style-name="P180"><text:span text:style-name="T235">A</text:span><text:span text:style-name="T236">G</text:span><text:span text:style-name="T237">I</text:span><text:span text:style-name="T235">] Que desalez </text:span><text:span text:style-name="T238">(I desales)</text:span><text:span text:style-name="T235"> ne soit et </text:span><text:span text:style-name="T236">(G il, I e)</text:span><text:span text:style-name="T235"> morz </text:span><text:span text:style-name="T238">(I mors)</text:span><text:span text:style-name="T235"> <text:s/></text:span><text:span text:style-name="T239">B] Que il ne soit finez et… <text:s/>CL</text:span><text:span text:style-name="T237">W</text:span><text:span text:style-name="T239">] Qui (W Que) a (W en) la fin ne soit il… <text:s/>D] Que il ne soit alez et… <text:s/>ET] ...et mors </text:span></text:p>
          </table:table-cell>
        </table:table-row>
        <table:table-row table:style-name="Table2.1">
          <table:table-cell table:style-name="Table2.A94" office:value-type="string">
            <text:p text:style-name="P48">949</text:p>
          </table:table-cell>
          <table:table-cell table:style-name="Table2.B94" office:value-type="string">
            <text:p text:style-name="P52">Se il n’eust hoir en sa terre</text:p>
          </table:table-cell>
          <table:table-cell table:style-name="Table2.C2" office:value-type="string">
            <text:p text:style-name="P127">A] Se il ueult oir… <text:s/><text:span text:style-name="T139">C] ...er en… <text:s/>W] ...oi...</text:span></text:p>
          </table:table-cell>
        </table:table-row>
        <text:soft-page-break/>
        <table:table-row table:style-name="Table2.1">
          <table:table-cell table:style-name="Table2.A94" office:value-type="string">
            <text:p text:style-name="P48">950</text:p>
          </table:table-cell>
          <table:table-cell table:style-name="Table2.B94" office:value-type="string">
            <text:p text:style-name="P52">Ancor i eust il grant guerre</text:p>
          </table:table-cell>
          <table:table-cell table:style-name="Table2.C2" office:value-type="string">
            <text:p text:style-name="P59">A<text:span text:style-name="T125">BEG</text:span><text:span text:style-name="T234">I</text:span><text:span text:style-name="T125">KT</text:span>] Et ca <text:span text:style-name="T180">(G cha, T lai)</text:span> et la <text:span text:style-name="T203">(T zai)</text:span> eust <text:span text:style-name="T162">(G neust, T</text:span><text:span text:style-name="T234">I</text:span><text:span text:style-name="T162"> naust)</text:span> grant… <text:s/><text:span text:style-name="T139">CDL] Et cai (D ca, L cay) et lai (D la, L lay) en aust (D eust) guerre <text:s/>W] Et sa et la tout fust en guerre</text:span></text:p>
          </table:table-cell>
        </table:table-row>
        <table:table-row table:style-name="Table2.1">
          <table:table-cell table:style-name="Table2.A94" office:value-type="string">
            <text:p text:style-name="P48">951</text:p>
          </table:table-cell>
          <table:table-cell table:style-name="Table2.B94" office:value-type="string">
            <text:p text:style-name="P52">Rois quant tu fil ne fille n’as</text:p>
          </table:table-cell>
          <table:table-cell table:style-name="Table2.C2" office:value-type="string">
            <text:p text:style-name="P72">B] Quant tu...nen as <text:s/><text:span text:style-name="T139">C] ...nen as <text:s/>W] ...quant fil ou flille tu ne nas</text:span></text:p>
          </table:table-cell>
        </table:table-row>
        <table:table-row table:style-name="Table2.1">
          <table:table-cell table:style-name="Table2.A94" office:value-type="string">
            <text:p text:style-name="P48">952</text:p>
          </table:table-cell>
          <table:table-cell table:style-name="Table2.B94" office:value-type="string">
            <text:p text:style-name="P52">Pran consoil que tu respondras</text:p>
          </table:table-cell>
          <table:table-cell table:style-name="Table2.C2" office:value-type="string">
            <text:p text:style-name="P72">B] ...que responderas <text:s/><text:span text:style-name="T152">E] ..ou tu ce penras</text:span></text:p>
          </table:table-cell>
        </table:table-row>
        <table:table-row table:style-name="Table2.1">
          <table:table-cell table:style-name="Table2.A94" office:value-type="string">
            <text:p text:style-name="P48">953</text:p>
          </table:table-cell>
          <table:table-cell table:style-name="Table2.B94" office:value-type="string">
            <text:p text:style-name="P52">S’a tes homes wels bien avoir</text:p>
          </table:table-cell>
          <table:table-cell table:style-name="Table2.C2" office:value-type="string">
            <text:p text:style-name="P127">A<text:span text:style-name="T125">BCDEGIKLT</text:span>] Si <text:span text:style-name="T125">(BCDEIL Se)</text:span> tes… <text:s/><text:span text:style-name="T215">W] Se tes hommes bien auoir veil</text:span></text:p>
          </table:table-cell>
        </table:table-row>
        <table:table-row table:style-name="Table2.1">
          <table:table-cell table:style-name="Table2.A94" office:value-type="string">
            <text:p text:style-name="P48">954</text:p>
          </table:table-cell>
          <table:table-cell table:style-name="Table2.B94" office:value-type="string">
            <text:p text:style-name="P52">Pran consoil et fai lor voloir</text:p>
          </table:table-cell>
          <table:table-cell table:style-name="Table2.C2" office:value-type="string">
            <text:p text:style-name="P59">A<text:span text:style-name="T144">DEGIKT</text:span>] Si <text:span text:style-name="T203">(T Se)</text:span> fai <text:span text:style-name="T162">(G fa)</text:span> de ton <text:span text:style-name="T180">(I tun)</text:span> preu <text:span text:style-name="T162">(G pro, T prou)</text:span> lor… <text:s/><text:span text:style-name="T125">B] Si fai se tu pues lor… <text:s/>C] Se fai de tout alor conseil <text:s/>L] Si fai de tot a loro uoloir <text:s/>E] Si fay du tout par leur conseil</text:span></text:p>
          </table:table-cell>
        </table:table-row>
        <table:table-row table:style-name="Table2.1">
          <table:table-cell table:style-name="Table2.A94" office:value-type="string">
            <text:p text:style-name="P48">955</text:p>
          </table:table-cell>
          <table:table-cell table:style-name="Table2.B94" office:value-type="string">
            <text:p text:style-name="P52">Meneys ait une pucele</text:p>
          </table:table-cell>
          <table:table-cell table:style-name="Table2.C2" office:value-type="string">
            <text:p text:style-name="P59">A<text:span text:style-name="T125">BCDEGIKLTW</text:span>] Meneus <text:span text:style-name="T139">(CLW Meneos)</text:span>...</text:p>
          </table:table-cell>
        </table:table-row>
        <table:table-row table:style-name="Table2.1">
          <table:table-cell table:style-name="Table2.A94" office:value-type="string">
            <text:p text:style-name="P48">956</text:p>
          </table:table-cell>
          <table:table-cell table:style-name="Table2.B94" office:value-type="string">
            <text:p text:style-name="P52">Que <text:span text:style-name="T4">(H Qui)</text:span> est assez cortoisse et bele</text:p>
          </table:table-cell>
          <table:table-cell table:style-name="Table2.C2" office:value-type="string">
            <text:p text:style-name="P59">A<text:span text:style-name="T162">GI</text:span>] Qui… <text:s/><text:span text:style-name="T125">B] Qui </text:span><text:span text:style-name="T10">mlt</text:span><text:span text:style-name="T46"> est auenans… <text:s/></text:span><text:span text:style-name="T55">C</text:span><text:span text:style-name="T64">E</text:span><text:span text:style-name="T95">L</text:span><text:span text:style-name="T101">T</text:span><text:span text:style-name="T108">W</text:span><text:span text:style-name="T55">] Qui assez </text:span><text:span text:style-name="T101">(T asez)</text:span><text:span text:style-name="T55"> est… <text:s/></text:span><text:span text:style-name="T57">D] Qui est assez et gente...</text:span></text:p>
          </table:table-cell>
        </table:table-row>
        <table:table-row table:style-name="Table2.1">
          <table:table-cell table:style-name="Table2.A95" office:value-type="string">
            <text:p text:style-name="P48">957</text:p>
          </table:table-cell>
          <table:table-cell table:style-name="Table2.B95" office:value-type="string">
            <text:p text:style-name="P52">Moult est saige et renomee</text:p>
          </table:table-cell>
          <table:table-cell table:style-name="Table2.C2" office:value-type="string">
            <text:p text:style-name="P59">A<text:span text:style-name="T139">CDEGIKLTW</text:span>] <text:span text:style-name="T152">(E Et) (W Moult et)</text:span>...honoree <text:span text:style-name="T162">(G henoree, W honnouree)</text:span> <text:s/><text:span text:style-name="T125">B] </text:span><text:span text:style-name="T10">Mlt</text:span><text:span text:style-name="T46"> par est safe et houneree</text:span></text:p>
          </table:table-cell>
        </table:table-row>
      </table:table>
      <text:p text:style-name="P18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95976941040">
          <table:table-cell table:style-name="Table1.A1" office:value-type="string">
            <text:p text:style-name="P48">958</text:p>
          </table:table-cell>
          <table:table-cell table:style-name="Table1.A1" office:value-type="string">
            <text:p text:style-name="P164">Amordyalé est nomee</text:p>
          </table:table-cell>
          <table:table-cell table:style-name="Table1.C1" office:value-type="string">
            <text:p text:style-name="P150">E] Et <text:span text:style-name="T8">mlt</text:span> a bonne renommee</text:p>
            <text:p text:style-name="P127">A<text:span text:style-name="T139">CGIKW</text:span>] Amordaille <text:span text:style-name="T162">(G Amordaile, W Amordayle) (G si est)</text:span>… <text:s/><text:span text:style-name="T125">B] Elle est amordaille noumee <text:s/>D] Amordalie est apelee <text:s/>L] Amor dailli… <text:s/>T] Amor daile...</text:span></text:p>
          </table:table-cell>
        </table:table-row>
        <table:table-row table:style-name="TableLine94495984442192">
          <table:table-cell table:style-name="Table1.A2" office:value-type="string">
            <text:p text:style-name="P48">959</text:p>
          </table:table-cell>
          <table:table-cell table:style-name="Table1.A2" office:value-type="string">
            <text:p text:style-name="P167">Ses peires tient per <text:span text:style-name="T4">(H par)</text:span> signorie</text:p>
          </table:table-cell>
          <table:table-cell table:style-name="Table1.C2" office:value-type="string">
            <text:p text:style-name="P144">D] ---</text:p>
            <text:p text:style-name="P127">A] ...pour… <text:s/><text:span text:style-name="T125">B] ...tient grant signourie <text:s/>E] ...en seignorie <text:s/>GIT] ...par… <text:s/>L] So pere… <text:s/>W] Son pere...pour...</text:span></text:p>
          </table:table-cell>
        </table:table-row>
        <table:table-row table:style-name="TableLine94495990236912">
          <table:table-cell table:style-name="Table1.A2" office:value-type="string">
            <text:p text:style-name="P48">960</text:p>
          </table:table-cell>
          <table:table-cell table:style-name="Table1.A2" office:value-type="string">
            <text:p text:style-name="P167">Mautilion et Barbarie</text:p>
          </table:table-cell>
          <table:table-cell table:style-name="Table1.C2" office:value-type="string">
            <text:p text:style-name="P92">D] ---</text:p>
            <text:p text:style-name="P59">A<text:span text:style-name="T180">I</text:span>] Maute cecile <text:span text:style-name="T180">(Icicilie)</text:span> <text:span text:style-name="T180">(I e) </text:span>barbarie <text:s/><text:span text:style-name="T125">B] Menta tentille et barbarie <text:s/>C] Mauie cetice barberie <text:s/>E] Mante et sezile… <text:s/>G] Maura cicillie… <text:s/>L] Mame cecile barbarie <text:s/>T] Mato cecilio… <text:s/>W] Mayne cecile… <text:s/>K] Manta cecilie...</text:span></text:p>
          </table:table-cell>
        </table:table-row>
        <table:table-row table:style-name="TableLine94495990237712">
          <table:table-cell table:style-name="Table1.A2" office:value-type="string">
            <text:p text:style-name="P48">961</text:p>
          </table:table-cell>
          <table:table-cell table:style-name="Table1.A2" office:value-type="string">
            <text:p text:style-name="P167">Tramet i de tes cheveliers</text:p>
          </table:table-cell>
          <table:table-cell table:style-name="Table1.C2" office:value-type="string">
            <text:p text:style-name="P110">L] ...ces <text:s/><text:span text:style-name="T216">W] Tramet il… <text:s/>K] ...ades tes...</text:span></text:p>
          </table:table-cell>
        </table:table-row>
        <table:table-row table:style-name="TableLine94495989650592">
          <table:table-cell table:style-name="Table1.A2" office:value-type="string">
            <text:p text:style-name="P48">962</text:p>
          </table:table-cell>
          <table:table-cell table:style-name="Table1.A2" office:value-type="string">
            <text:p text:style-name="P167">Il la te donrait <text:span text:style-name="T4">(H donra) </text:span>volentiers</text:p>
          </table:table-cell>
          <table:table-cell table:style-name="Table1.C2" office:value-type="string">
            <text:p text:style-name="P59">A<text:span text:style-name="T126">BCDEGILTW</text:span>] ...<text:span text:style-name="T162">(G le)</text:span>...donra...</text:p>
          </table:table-cell>
        </table:table-row>
        <table:table-row table:style-name="TableLine94495973862080">
          <table:table-cell table:style-name="Table1.A2" office:value-type="string">
            <text:p text:style-name="P48">963</text:p>
          </table:table-cell>
          <table:table-cell table:style-name="Table1.A2" office:value-type="string">
            <text:p text:style-name="P5">Ne la puet muelz metre se croi</text:p>
          </table:table-cell>
          <table:table-cell table:style-name="Table1.C2" office:value-type="string">
            <text:p text:style-name="P88">C] ...metre mielz...</text:p>
          </table:table-cell>
        </table:table-row>
        <table:table-row table:style-name="TableLine94495973862992">
          <table:table-cell table:style-name="Table1.A2" office:value-type="string">
            <text:p text:style-name="P48">964</text:p>
          </table:table-cell>
          <table:table-cell table:style-name="Table1.A2" office:value-type="string">
            <text:p text:style-name="P5">En empereoir ne en roi</text:p>
          </table:table-cell>
          <table:table-cell table:style-name="Table1.C2" office:value-type="string">
            <text:p text:style-name="P34">W] Ne enpereurs...</text:p>
          </table:table-cell>
        </table:table-row>
        <text:soft-page-break/>
        <table:table-row table:style-name="Table1.8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134">B] La damoiselle est belle et gente</text:p>
          </table:table-cell>
        </table:table-row>
        <table:table-row table:style-name="TableLine94495962444992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134">B] Clere et uermeille con flors dente</text:p>
          </table:table-cell>
        </table:table-row>
        <table:table-row table:style-name="TableLine94495983655040">
          <table:table-cell table:style-name="Table1.A2" office:value-type="string">
            <text:p text:style-name="P48">965</text:p>
          </table:table-cell>
          <table:table-cell table:style-name="Table1.A2" office:value-type="string">
            <text:p text:style-name="P5">Li rois ait tres bien escouté</text:p>
          </table:table-cell>
          <table:table-cell table:style-name="Table1.C2" office:value-type="string">
            <text:p text:style-name="P134">B] ...a <text:span text:style-name="T8">mlt</text:span>...</text:p>
          </table:table-cell>
        </table:table-row>
        <table:table-row table:style-name="TableLine94495983656000">
          <table:table-cell table:style-name="Table1.A2" office:value-type="string">
            <text:p text:style-name="P48">966</text:p>
          </table:table-cell>
          <table:table-cell table:style-name="Table1.A2" office:value-type="string">
            <text:p text:style-name="P168">Seu que Damians (F Mendianz, H Mandians) ait conté</text:p>
          </table:table-cell>
          <table:table-cell table:style-name="Table1.C2" office:value-type="string">
            <text:p text:style-name="P87">C<text:span text:style-name="T153">ELT</text:span>] ...damiains…<text:span text:style-name="T153">(E ot)...</text:span> <text:s/><text:span text:style-name="T145">DW] ...damiens (W damien)...</text:span></text:p>
          </table:table-cell>
        </table:table-row>
        <table:table-row table:style-name="TableLine94495981694144">
          <table:table-cell table:style-name="Table1.A2" office:value-type="string">
            <text:p text:style-name="P48">967</text:p>
          </table:table-cell>
          <table:table-cell table:style-name="Table1.A2" office:value-type="string">
            <text:p text:style-name="P5">A (H Au) seneschal dist et respont</text:p>
          </table:table-cell>
          <table:table-cell table:style-name="Table1.C2" office:value-type="string">
            <text:p text:style-name="P176">A] Li seneschal… <text:s/><text:span text:style-name="T126">BCDEGILTW] Au (CILT Al)...</text:span></text:p>
          </table:table-cell>
        </table:table-row>
        <table:table-row table:style-name="TableLine94495981695104">
          <table:table-cell table:style-name="Table1.A2" office:value-type="string">
            <text:p text:style-name="P48">968</text:p>
          </table:table-cell>
          <table:table-cell table:style-name="Table1.A2" office:value-type="string">
            <text:p text:style-name="P5">Et as atres qui iluec sont</text:p>
          </table:table-cell>
          <table:table-cell table:style-name="Table1.C2" office:value-type="string">
            <text:p text:style-name="P11">A<text:span text:style-name="T145">DEGIKT</text:span>] ...qui <text:span text:style-name="T162">(G que)</text:span> a <text:span text:style-name="T145">(DEGI o)</text:span> lui...</text:p>
          </table:table-cell>
        </table:table-row>
        <table:table-row table:style-name="TableLine94495978019168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69"/>
          </table:table-cell>
          <table:table-cell table:style-name="Table1.C2" office:value-type="string">
            <text:p text:style-name="P73">B] A[...]</text:p>
          </table:table-cell>
        </table:table-row>
        <table:table-row table:style-name="TableLine94495978020128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69"/>
          </table:table-cell>
          <table:table-cell table:style-name="Table1.C2" office:value-type="string">
            <text:p text:style-name="P73">B] Ce que uolez […] voloit</text:p>
          </table:table-cell>
        </table:table-row>
        <table:table-row table:style-name="TableLine94495960736256">
          <table:table-cell table:style-name="Table1.A2" office:value-type="string">
            <text:p text:style-name="P48">969</text:p>
          </table:table-cell>
          <table:table-cell table:style-name="Table1.A2" office:value-type="string">
            <text:p text:style-name="P169">Signor vostre voloir ferai</text:p>
          </table:table-cell>
          <table:table-cell table:style-name="Table1.C2" office:value-type="string">
            <text:p text:style-name="P73">B] [...]</text:p>
          </table:table-cell>
        </table:table-row>
        <table:table-row table:style-name="TableLine94495960737216">
          <table:table-cell table:style-name="Table1.A2" office:value-type="string">
            <text:p text:style-name="P166">970</text:p>
          </table:table-cell>
          <table:table-cell table:style-name="Table1.A2" office:value-type="string">
            <text:p text:style-name="P169">Alez i que <text:span text:style-name="T5">(H quar)</text:span> je la prendrai</text:p>
          </table:table-cell>
          <table:table-cell table:style-name="Table1.C2" office:value-type="string">
            <text:p text:style-name="P30">A] Allez i querre la… <text:s/><text:span text:style-name="T126">B] Amenez la ie… <text:s/>E] ...car… <text:s/>I] ...le...</text:span></text:p>
          </table:table-cell>
        </table:table-row>
        <table:table-row table:style-name="TableLine94495993318080">
          <table:table-cell table:style-name="Table1.A2" office:value-type="string">
            <text:p text:style-name="P166">971/<text:span text:style-name="T240">990</text:span></text:p>
          </table:table-cell>
          <table:table-cell table:style-name="Table1.A2" office:value-type="string">
            <text:p text:style-name="P169">Grant joie en orent li baron</text:p>
          </table:table-cell>
          <table:table-cell table:style-name="Table1.C2" office:value-type="string">
            <text:p text:style-name="P73">B] ...en font tout li… <text:s/><text:span text:style-name="T139"><text:s/></text:span><text:span text:style-name="T142">FINE LACUNA H2</text:span></text:p>
          </table:table-cell>
        </table:table-row>
        <table:table-row table:style-name="TableLine94495987394560">
          <table:table-cell table:style-name="Table1.A2" office:value-type="string">
            <text:p text:style-name="P166">972</text:p>
          </table:table-cell>
          <table:table-cell table:style-name="Table1.A2" office:value-type="string">
            <text:p text:style-name="P169">Quant li rois welt fere lor bon</text:p>
          </table:table-cell>
          <table:table-cell table:style-name="Table1.C2" office:value-type="string">
            <text:p text:style-name="P60">A<text:span text:style-name="T225">K</text:span>] <text:span text:style-name="T8">Qr</text:span><text:span text:style-name="T44"> li rois faire… <text:s/></text:span><text:span text:style-name="T47">B] De ce que li rois fait… <text:s text:c="2"/></text:span><text:span text:style-name="T78">H2] De ce qui voult faire...</text:span></text:p>
          </table:table-cell>
        </table:table-row>
        <table:table-row table:style-name="TableLine94495987395520">
          <table:table-cell table:style-name="Table1.A2" office:value-type="string">
            <text:p text:style-name="P166">973</text:p>
          </table:table-cell>
          <table:table-cell table:style-name="Table1.A2" office:value-type="string">
            <text:p text:style-name="P169">Il vont porquerant les messaiges</text:p>
          </table:table-cell>
          <table:table-cell table:style-name="Table1.C2" office:value-type="string">
            <text:p text:style-name="P87">C] ...uint… <text:s/><text:span text:style-name="T153">E] Jl ont porchaciez… <text:s/>G] Ne...</text:span></text:p>
          </table:table-cell>
        </table:table-row>
        <table:table-row table:style-name="TableLine94495999151328">
          <table:table-cell table:style-name="Table1.A2" office:value-type="string">
            <text:p text:style-name="P166">974</text:p>
          </table:table-cell>
          <table:table-cell table:style-name="Table1.A2" office:value-type="string">
            <text:p text:style-name="P169">XX cheveliers cortois et saiges</text:p>
          </table:table-cell>
          <table:table-cell table:style-name="Table1.C2" office:value-type="string">
            <text:p text:style-name="P122"/>
          </table:table-cell>
        </table:table-row>
        <table:table-row table:style-name="TableLine94495999152288">
          <table:table-cell table:style-name="Table1.A2" office:value-type="string">
            <text:p text:style-name="P166">975</text:p>
          </table:table-cell>
          <table:table-cell table:style-name="Table1.A2" office:value-type="string">
            <text:p text:style-name="P169">Ont tramis por la dame querre</text:p>
          </table:table-cell>
          <table:table-cell table:style-name="Table1.C2" office:value-type="string">
            <text:p text:style-name="P142"><text:span text:style-name="T242">C] ...donna… </text:span><text:s/><text:span text:style-name="T153">E] ...tramerent… <text:s/>G] ...lor… <text:s/>I] ...le...</text:span></text:p>
          </table:table-cell>
        </table:table-row>
        <table:table-row table:style-name="TableLine94495998430816">
          <table:table-cell table:style-name="Table1.A2" office:value-type="string">
            <text:p text:style-name="P166">976</text:p>
          </table:table-cell>
          <table:table-cell table:style-name="Table1.A2" office:value-type="string">
            <text:p text:style-name="P169">Per <text:span text:style-name="T5">(H Par)</text:span> meir antrerent en la terre</text:p>
          </table:table-cell>
          <table:table-cell table:style-name="Table1.C2" office:value-type="string">
            <text:p text:style-name="P128">A<text:span text:style-name="T139">CILW</text:span>] Par <text:span text:style-name="T139">(C Per, L </text:span><text:span text:style-name="T35">per</text:span><text:span text:style-name="T139">)</text:span> mer sont <text:span text:style-name="T180">(I sunt)</text:span> ale <text:span text:style-name="T216">(W allez)</text:span>… <text:s/><text:span text:style-name="T126">BDEH2] ...alerent en… <text:s/>GKT] Par (T</text:span><text:span text:style-name="T38"> Per</text:span><text:span text:style-name="T203">)...nalerent en...</text:span></text:p>
          </table:table-cell>
        </table:table-row>
        <table:table-row table:style-name="TableLine94495998431776">
          <table:table-cell table:style-name="Table1.A2" office:value-type="string">
            <text:p text:style-name="P166">977</text:p>
          </table:table-cell>
          <table:table-cell table:style-name="Table1.A2" office:value-type="string">
            <text:p text:style-name="P169">Lai ou ont Meneys trové</text:p>
          </table:table-cell>
          <table:table-cell table:style-name="Table1.C2" office:value-type="string">
            <text:p text:style-name="P128">A<text:span text:style-name="T203">TK</text:span>] ...meneun… <text:s/><text:span text:style-name="T126">B] La ont meneaon… <text:s/>CLW] ...(C ant) meleon… <text:s/>D] La ou meneus ont… <text:s/>E] La ont roi meneun… <text:s/>G] ...en ont meneu… <text:s/>H2] …on meneys ont… <text:s/>I] ...meneon… <text:s/></text:span></text:p>
          </table:table-cell>
        </table:table-row>
        <table:table-row table:style-name="TableLine94495968084576">
          <table:table-cell table:style-name="Table1.A2" office:value-type="string">
            <text:p text:style-name="P166">978</text:p>
          </table:table-cell>
          <table:table-cell table:style-name="Table1.A2" office:value-type="string">
            <text:p text:style-name="P169">De par le roi l’ont salué</text:p>
          </table:table-cell>
          <table:table-cell table:style-name="Table1.C2" office:value-type="string">
            <text:p text:style-name="P121"/>
          </table:table-cell>
        </table:table-row>
        <table:table-row table:style-name="TableLine94495968085536">
          <table:table-cell table:style-name="Table1.A2" office:value-type="string">
            <text:p text:style-name="P166">979</text:p>
          </table:table-cell>
          <table:table-cell table:style-name="Table1.A2" office:value-type="string">
            <text:p text:style-name="P5">Sa fille li ont demandee</text:p>
          </table:table-cell>
          <table:table-cell table:style-name="Table1.C2" office:value-type="string">
            <text:p text:style-name="P120"/>
          </table:table-cell>
        </table:table-row>
        <table:table-row table:style-name="TableLine94495985551520">
          <table:table-cell table:style-name="Table1.A2" office:value-type="string">
            <text:p text:style-name="P166">980</text:p>
          </table:table-cell>
          <table:table-cell table:style-name="Table1.A2" office:value-type="string">
            <text:p text:style-name="P5">Et li rois la lor a donee</text:p>
          </table:table-cell>
          <table:table-cell table:style-name="Table1.C2" office:value-type="string">
            <text:p text:style-name="P60">A<text:span text:style-name="T225">K</text:span>] ...la uolentiers donnee <text:s/><text:span text:style-name="T126">BE] Jl lor a volentiers donnee <text:s/>CLW] Au roi la uolontier (L uolente, W voulentiers) donee (W donnee) <text:s/>DH2IT] Li rois uolentiers la (H2 la uolentiers, I la uolontier, T la uoluntiers)… <text:s/>G] ...ia uolentier donee</text:span></text:p>
          </table:table-cell>
        </table:table-row>
        <text:soft-page-break/>
        <table:table-row table:style-name="TableLine94495965246448">
          <table:table-cell table:style-name="Table1.A2" office:value-type="string">
            <text:p text:style-name="P166">981</text:p>
          </table:table-cell>
          <table:table-cell table:style-name="Table1.A2" office:value-type="string">
            <text:p text:style-name="P5">Il l’en maingnent o tel conroi</text:p>
          </table:table-cell>
          <table:table-cell table:style-name="Table1.C2" office:value-type="string">
            <text:p text:style-name="P60">A] Jl enmainent a cel… <text:s/><text:span text:style-name="T127">BDH2] Jl len mainent (D moinnent, H2 mainnet) a teil (DH2 tel)… <text:s/>CL] Jllemenent a tel… <text:s/>E] Jl lor mainent a… <text:s/>GIW] …a tel… <text:s/>T] Meneront len a...</text:span></text:p>
          </table:table-cell>
        </table:table-row>
        <table:table-row table:style-name="TableLine94495965247296">
          <table:table-cell table:style-name="Table1.A2" office:value-type="string">
            <text:p text:style-name="P166">982</text:p>
          </table:table-cell>
          <table:table-cell table:style-name="Table1.A2" office:value-type="string">
            <text:p text:style-name="P169">Com covient a fille de roi</text:p>
          </table:table-cell>
          <table:table-cell table:style-name="Table1.C2" office:value-type="string">
            <text:p text:style-name="P128">A<text:span text:style-name="T139">CLW</text:span>] ...femme <text:span text:style-name="T139">(CL fame)</text:span> del <text:span text:style-name="T139">(CLW de)</text:span> roi <text:s/><text:span text:style-name="T127">B] Comme on doit faire fille aroi <text:s/>DEH2] ...il couient (H2 conuient) fille… <text:s/>T] ...desroi</text:span></text:p>
          </table:table-cell>
        </table:table-row>
        <table:table-row table:style-name="TableLine94495993047296">
          <table:table-cell table:style-name="Table1.A2" office:value-type="string">
            <text:p text:style-name="P166">983</text:p>
          </table:table-cell>
          <table:table-cell table:style-name="Table1.A2" office:value-type="string">
            <text:p text:style-name="P169">Menerent l’en a grant honor</text:p>
          </table:table-cell>
          <table:table-cell table:style-name="Table1.C2" office:value-type="string">
            <text:p text:style-name="P74">B] Jllen mainent a… <text:s/><text:span text:style-name="T153">E] Menee lont… <text:s/>H2] [.desroi] honnor <text:s text:c="2"/>L] Menerent lont… <text:s/>W] Len menerent a...</text:span></text:p>
          </table:table-cell>
        </table:table-row>
        <table:table-row table:style-name="TableLine94495993048208">
          <table:table-cell table:style-name="Table1.A2" office:value-type="string">
            <text:p text:style-name="P166">984</text:p>
          </table:table-cell>
          <table:table-cell table:style-name="Table1.A2" office:value-type="string">
            <text:p text:style-name="P169">Et li rois l’ait prise a oissor</text:p>
          </table:table-cell>
          <table:table-cell table:style-name="Table1.C2" office:value-type="string">
            <text:p text:style-name="P74">B<text:span text:style-name="T139">CEGIKLTW</text:span>] ...la prist <text:span text:style-name="T203">(T prit)</text:span>… <text:s/><text:span text:style-name="T145">D] ...la prist li rois a… <text:s/>H2] ...la prent...</text:span></text:p>
          </table:table-cell>
        </table:table-row>
        <table:table-row table:style-name="TableLine94495988198512">
          <table:table-cell table:style-name="Table1.A2" office:value-type="string">
            <text:p text:style-name="P166">985</text:p>
          </table:table-cell>
          <table:table-cell table:style-name="Table1.A2" office:value-type="string">
            <text:p text:style-name="P169">La dame une fille consut</text:p>
          </table:table-cell>
          <table:table-cell table:style-name="Table1.C2" office:value-type="string">
            <text:p text:style-name="P123"/>
          </table:table-cell>
        </table:table-row>
        <table:table-row table:style-name="TableLine94495988199472">
          <table:table-cell table:style-name="Table1.A2" office:value-type="string">
            <text:p text:style-name="P48">986</text:p>
          </table:table-cell>
          <table:table-cell table:style-name="Table1.A2" office:value-type="string">
            <text:p text:style-name="P53">Quant a son signor primes jut</text:p>
          </table:table-cell>
          <table:table-cell table:style-name="Table1.C2" office:value-type="string">
            <text:list xml:id="list3382238012" text:style-name="Numbering_20_ABC">
              <text:list-header>
                <text:p text:style-name="P187">B<text:span text:style-name="T203">T</text:span>] ...premiers <text:span text:style-name="T203">(T primes)</text:span> o <text:span text:style-name="T203">(T a)</text:span> son signor iust <text:span text:style-name="T203">(T jut) <text:s/>W] ...premier...</text:span></text:p>
              </text:list-header>
            </text:list>
          </table:table-cell>
        </table:table-row>
        <table:table-row table:style-name="TableLine94496012271952">
          <table:table-cell table:style-name="Table1.A2" office:value-type="string">
            <text:p text:style-name="P48">987</text:p>
          </table:table-cell>
          <table:table-cell table:style-name="Table1.A2" office:value-type="string">
            <text:p text:style-name="P53">Quant la damoisele fut nee</text:p>
          </table:table-cell>
          <table:table-cell table:style-name="Table1.C2" office:value-type="string">
            <text:p text:style-name="P99">INV G<text:span text:style-name="T168">H2</text:span>] Romadanaple fu nomee</text:p>
          </table:table-cell>
        </table:table-row>
        <table:table-row table:style-name="TableLine94496012272912">
          <table:table-cell table:style-name="Table1.A2" office:value-type="string">
            <text:p text:style-name="P166">988</text:p>
          </table:table-cell>
          <table:table-cell table:style-name="Table1.A2" office:value-type="string">
            <text:p text:style-name="P169">Romadanaple fut nomee</text:p>
          </table:table-cell>
          <table:table-cell table:style-name="Table1.C2" office:value-type="string">
            <text:p text:style-name="P33">INV G] La damoiselle quant fu nee <text:s/><text:span text:style-name="T168">H2] Quant la damoisele fu nee</text:span></text:p>
            <text:p text:style-name="P32">B] Romanadaple… <text:s/><text:span text:style-name="T181">I] Ramadanaples… <text:s/>W] Romadenaple fut appellee <text:s/>K] Romedanaple...</text:span></text:p>
          </table:table-cell>
        </table:table-row>
        <table:table-row table:style-name="TableLine94495968751072">
          <table:table-cell table:style-name="Table1.A2" office:value-type="string">
            <text:p text:style-name="P166">989</text:p>
          </table:table-cell>
          <table:table-cell table:style-name="Table1.A2" office:value-type="string">
            <text:p text:style-name="P170">Li rois la fist mout bien norrir</text:p>
          </table:table-cell>
          <table:table-cell table:style-name="Table1.C2" office:value-type="string">
            <text:p text:style-name="P21">C] --- (SAUT MM)</text:p>
          </table:table-cell>
        </table:table-row>
        <table:table-row table:style-name="TableLine94495968752032">
          <table:table-cell table:style-name="Table1.A2" office:value-type="string">
            <text:p text:style-name="P166">990</text:p>
          </table:table-cell>
          <table:table-cell table:style-name="Table1.A2" office:value-type="string">
            <text:p text:style-name="P170">Et bien garder et bien servir</text:p>
          </table:table-cell>
          <table:table-cell table:style-name="Table1.C2" office:value-type="string">
            <text:p text:style-name="P89">C] ---</text:p>
            <text:p text:style-name="P60">A<text:span text:style-name="T195">IKLT</text:span>] Et gent… <text:s/><text:span text:style-name="T127">B] Et </text:span><text:span text:style-name="T11">mlt</text:span><text:span text:style-name="T48"> hounerer et seruir <text:s/></text:span><text:span text:style-name="T109">W] A gens...</text:span></text:p>
          </table:table-cell>
        </table:table-row>
        <table:table-row table:style-name="TableLine94495975070240">
          <table:table-cell table:style-name="Table1.A2" office:value-type="string">
            <text:p text:style-name="P166">991</text:p>
          </table:table-cell>
          <table:table-cell table:style-name="Table1.A2" office:value-type="string">
            <text:p text:style-name="P170">Romadanaple fut mout bele</text:p>
          </table:table-cell>
          <table:table-cell table:style-name="Table1.C2" office:value-type="string">
            <text:p text:style-name="P89">C] ---</text:p>
            <text:p text:style-name="P74">B] Romanadaple… <text:s/><text:span text:style-name="T181">I] Ramadanable… <text:s/>W] Romadenaple...</text:span></text:p>
          </table:table-cell>
        </table:table-row>
        <table:table-row table:style-name="Table1.39">
          <table:table-cell table:style-name="Table1.A2" office:value-type="string">
            <text:p text:style-name="P166">992</text:p>
          </table:table-cell>
          <table:table-cell table:style-name="Table1.A2" office:value-type="string">
            <text:p text:style-name="P170">De son eaige damoisele</text:p>
          </table:table-cell>
          <table:table-cell table:style-name="Table1.C2" office:value-type="string">
            <text:p text:style-name="P179">D] De bel ae fu la pucele <text:s/><text:span text:style-name="T216">W] ...grant damoiselle</text:span></text:p>
          </table:table-cell>
        </table:table-row>
        <table:table-row table:style-name="TableLine94495996498240">
          <table:table-cell table:style-name="Table1.A2" office:value-type="string">
            <text:p text:style-name="P166">993</text:p>
          </table:table-cell>
          <table:table-cell table:style-name="Table1.A2" office:value-type="string">
            <text:p text:style-name="P170">Petit et grant forment l’amoient</text:p>
          </table:table-cell>
          <table:table-cell table:style-name="Table1.C2" office:value-type="string">
            <text:p text:style-name="P178">B] Grant et petit… <text:s/><text:span text:style-name="T162">G] ...lamoit</text:span></text:p>
          </table:table-cell>
        </table:table-row>
        <table:table-row table:style-name="TableLine94495992105984">
          <table:table-cell table:style-name="Table1.A2" office:value-type="string">
            <text:p text:style-name="P166">994</text:p>
          </table:table-cell>
          <table:table-cell table:style-name="Table1.A2" office:value-type="string">
            <text:p text:style-name="P170">Por la bonteit qu’an li veoient</text:p>
          </table:table-cell>
          <table:table-cell table:style-name="Table1.C2" office:value-type="string">
            <text:p text:style-name="P177">A<text:span text:style-name="T127">BCDEGH2IKLTW</text:span>] ...biaute <text:span text:style-name="T145">(DG beaute, I beute, W beaulte) (L que il)</text:span>...</text:p>
          </table:table-cell>
        </table:table-row>
        <table:table-row table:style-name="TableLine94495992106944">
          <table:table-cell table:style-name="Table1.A2" office:value-type="string">
            <text:p text:style-name="P166">995</text:p>
          </table:table-cell>
          <table:table-cell table:style-name="Table1.A2" office:value-type="string">
            <text:p text:style-name="P170">Jai nes uns hons ne l’esgardest</text:p>
          </table:table-cell>
          <table:table-cell table:style-name="Table1.C2" office:value-type="string">
            <text:p text:style-name="P128">A] ...nulz hom… <text:s/><text:span text:style-name="T140">C] ...la gardast <text:s/>E] Hons terriens… <text:s/>GLT] ...negus (L negons, T neguns) hom… <text:s/>H2]Jamais nulz hons… <text:s/>I] ...neguns hom ne li gardast <text:s/>W] ...nulz oms ne la regardast</text:span></text:p>
          </table:table-cell>
        </table:table-row>
        <table:table-row table:style-name="TableLine94495982686560">
          <table:table-cell table:style-name="Table1.A2" office:value-type="string">
            <text:p text:style-name="P166">996</text:p>
          </table:table-cell>
          <table:table-cell table:style-name="Table1.A2" office:value-type="string">
            <text:p text:style-name="P170">Se il la vit qui (H S’il la veist qu’il) ne l’amest</text:p>
          </table:table-cell>
          <table:table-cell table:style-name="Table1.C2" office:value-type="string">
            <text:p text:style-name="P128">A] Se la ueist que non… <text:s/><text:span text:style-name="T127">BI] Sil la veist quil ne… <text:s/>C] Silaueist que om lamast <text:s/>D] ...ueist que ne… <text:s/>E] Sil la veist quil… <text:s/>GL] Sil la ueist que no… <text:s/>H2] Quen son cuer bien ne… <text:s/>T] Qui la ueist qui ne… <text:s/>W] Qui du bon du cuer ne lamast</text:span></text:p>
          </table:table-cell>
        </table:table-row>
        <table:table-row table:style-name="TableLine94495982687440">
          <table:table-cell table:style-name="Table1.A2" office:value-type="string">
            <text:p text:style-name="P166">997</text:p>
          </table:table-cell>
          <table:table-cell table:style-name="Table1.A2" office:value-type="string">
            <text:p text:style-name="P170">Quant plus la voit (H vist) et plus l’amoit</text:p>
          </table:table-cell>
          <table:table-cell table:style-name="Table1.C2" office:value-type="string">
            <text:p text:style-name="P102">H2] ---</text:p>
            <text:p text:style-name="P74">INV B<text:span text:style-name="T140">CILT</text:span>] Qui <text:span text:style-name="T140">(CL Et qui)</text:span> certainnement <text:span text:style-name="T140">(CIL certament, T cerainement)</text:span> lesgardoit <text:span text:style-name="T195">(L lesgadoist) </text:span><text:soft-page-break/><text:span text:style-name="T195">W] Et qui plus fort la regardoit</text:span></text:p>
            <text:p text:style-name="P60">A] ...ueoit plus… <text:s/><text:span text:style-name="T145">D] Plus… <text:s/>E] Qui… <text:s/>G] ...uoit plus...</text:span></text:p>
          </table:table-cell>
        </table:table-row>
        <table:table-row table:style-name="TableLine94495978030464">
          <table:table-cell table:style-name="Table1.A2" office:value-type="string">
            <text:p text:style-name="P166">998</text:p>
          </table:table-cell>
          <table:table-cell table:style-name="Table1.A2" office:value-type="string">
            <text:p text:style-name="P170">Quant sertaignement l’esgardoit</text:p>
          </table:table-cell>
          <table:table-cell table:style-name="Table1.C2" office:value-type="string">
            <text:p text:style-name="P74">INV B] Com plus lesgardoit plus lamoit <text:s/><text:span text:style-name="T140">CLT] Quant plus lauoit et plus lamoit <text:s/>I] Quat plus le garde plus lamoit <text:s/>W] Et puis perfaitement lamoit</text:span></text:p>
            <text:p text:style-name="P60">A<text:span text:style-name="T169">H2</text:span>] ---</text:p>
            <text:p text:style-name="P92">D] Qui… <text:s/><text:span text:style-name="T153">E] Et...</text:span></text:p>
          </table:table-cell>
        </table:table-row>
        <table:table-row table:style-name="TableLine94495978031376">
          <table:table-cell table:style-name="Table1.A2" office:value-type="string">
            <text:p text:style-name="P166">999</text:p>
          </table:table-cell>
          <table:table-cell table:style-name="Table1.A2" office:value-type="string">
            <text:p text:style-name="P170">Et toz jors crassoit sa biatez</text:p>
          </table:table-cell>
          <table:table-cell table:style-name="Table1.C2" office:value-type="string">
            <text:p text:style-name="P128">A<text:span text:style-name="T140">CGIKLT</text:span>] A touz <text:span text:style-name="T162">(G tot, I tos, LT toz)</text:span>… <text:s/><text:span text:style-name="T127">BDH2] Tout (D tot) ades...</text:span></text:p>
          </table:table-cell>
        </table:table-row>
        <table:table-row table:style-name="TableLine94495975798784">
          <table:table-cell table:style-name="Table1.A2" office:value-type="string">
            <text:p text:style-name="P166">1000</text:p>
          </table:table-cell>
          <table:table-cell table:style-name="Table1.A2" office:value-type="string">
            <text:p text:style-name="P170">Et quant ele ot .V. anz passez</text:p>
          </table:table-cell>
          <table:table-cell table:style-name="Table1.C2" office:value-type="string">
            <text:p text:style-name="P60">A] ...el… <text:s/><text:span text:style-name="T140">C] Quant elle… <text:s/>E] ...vii… <text:s/>GI] ...quant auoit… <text:s/>H2] ...ont… <text:s/>L] Qant il ot… <text:s/>W] Quant… .xv. ...</text:span></text:p>
          </table:table-cell>
        </table:table-row>
        <table:table-row table:style-name="Table1.48">
          <table:table-cell table:style-name="Table1.A2" office:value-type="string">
            <text:p text:style-name="P166">1001</text:p>
          </table:table-cell>
          <table:table-cell table:style-name="Table1.A2" office:value-type="string">
            <text:p text:style-name="P170">Que savoit bien parole antandre</text:p>
          </table:table-cell>
          <table:table-cell table:style-name="Table1.C2" office:value-type="string">
            <text:p text:style-name="P60">A] Quelle sauoit bien… <text:s/><text:span text:style-name="T127">B] Quelle seut parler et… <text:s/>C] ...sauoit parole… <text:s/>D] Que ele sot parole… <text:s/>E] Que bien sot paroles… <text:s/>GK] ...rendre <text:s/>H2] Et elle se sout bien entendre</text:span></text:p>
          </table:table-cell>
        </table:table-row>
        <table:table-row table:style-name="TableLine94495976240128">
          <table:table-cell table:style-name="Table1.A2" office:value-type="string">
            <text:p text:style-name="P166">1002</text:p>
          </table:table-cell>
          <table:table-cell table:style-name="Table1.A2" office:value-type="string">
            <text:p text:style-name="P170">Li rois li fist letres apanre</text:p>
          </table:table-cell>
          <table:table-cell table:style-name="Table1.C2" office:value-type="string">
            <text:p text:style-name="P92">D] ...la...a letre… <text:s/><text:span text:style-name="T162">GW] ..la...</text:span></text:p>
          </table:table-cell>
        </table:table-row>
        <table:table-row table:style-name="TableLine94495976241088">
          <table:table-cell table:style-name="Table1.A2" office:value-type="string">
            <text:p text:style-name="P166">1003</text:p>
          </table:table-cell>
          <table:table-cell table:style-name="Table1.A2" office:value-type="string">
            <text:p text:style-name="P170">Une mestre li ont querue</text:p>
          </table:table-cell>
          <table:table-cell table:style-name="Table1.C2" office:value-type="string">
            <text:p text:style-name="P99">A<text:span text:style-name="T128">BCD</text:span>G<text:span text:style-name="T181">IT</text:span>] ...lont <text:span text:style-name="T128">(BCD</text:span>G<text:span text:style-name="T204">T li ont, I li unt)</text:span> quesue <text:span text:style-name="T128">(B quise) <text:s/>E] ...o li auoit <text:s/>L] ...querrie</text:span></text:p>
          </table:table-cell>
        </table:table-row>
        <table:table-row table:style-name="TableLine94495997231488">
          <table:table-cell table:style-name="Table1.A2" office:value-type="string">
            <text:p text:style-name="P166">1004</text:p>
          </table:table-cell>
          <table:table-cell table:style-name="Table1.A2" office:value-type="string">
            <text:p text:style-name="P170">Que (H Qui) estoit de Sipre (H Chipre) venue</text:p>
          </table:table-cell>
          <table:table-cell table:style-name="Table1.C2" office:value-type="string">
            <text:p text:style-name="P30">A<text:span text:style-name="T140">CDGKH2LTW</text:span>] Qui...chipre <text:span text:style-name="T162">(G cipre, L cypre)</text:span>… <text:s/><text:span text:style-name="T128">B] Qui...venue de cypre <text:s/>E] Qui de chypre venue estoit <text:s/>I] ...cipre...</text:span></text:p>
          </table:table-cell>
        </table:table-row>
        <table:table-row table:style-name="TableLine94495997232448">
          <table:table-cell table:style-name="Table1.A2" office:value-type="string">
            <text:p text:style-name="P166">1005</text:p>
          </table:table-cell>
          <table:table-cell table:style-name="Table1.A2" office:value-type="string">
            <text:p text:style-name="P170">De Nicosye (H Meosye) la cyté</text:p>
          </table:table-cell>
          <table:table-cell table:style-name="Table1.C2" office:value-type="string">
            <text:p text:style-name="P177">A<text:span text:style-name="T128">B</text:span>] De meosie… <text:s/><text:span text:style-name="T140">C] ...cele… <text:s/>DEH2] ...nichosye (H2 nicossie)… GLT] ...nicosie (GRAFIE PER ERR PAL meosie!!!) <text:s/>K] ...nichesie... <text:s/>RIV AB</text:span></text:p>
          </table:table-cell>
        </table:table-row>
        <table:table-row table:style-name="TableLine94495989436416">
          <table:table-cell table:style-name="Table1.A2" office:value-type="string">
            <text:p text:style-name="P166">1006</text:p>
          </table:table-cell>
          <table:table-cell table:style-name="Table1.A2" office:value-type="string">
            <text:p text:style-name="P170">Ou avoit lonc tens conversé</text:p>
          </table:table-cell>
          <table:table-cell table:style-name="Table1.C2" office:value-type="string">
            <text:p text:style-name="P177">A<text:span text:style-name="T140">CDGKH2ILTW</text:span>] <text:span text:style-name="T162">(GKT Ont, L En)</text:span>...maint <text:span text:style-name="T162">(G main)</text:span> iour <text:span text:style-name="T140">(CDILT ior, G iors)</text:span>… <text:s/><text:span text:style-name="T128">BE] ...maint iour auoit… </text:span></text:p>
          </table:table-cell>
        </table:table-row>
        <table:table-row table:style-name="TableLine94495989437376">
          <table:table-cell table:style-name="Table1.A2" office:value-type="string">
            <text:p text:style-name="P166">1007</text:p>
          </table:table-cell>
          <table:table-cell table:style-name="Table1.A2" office:value-type="string">
            <text:p text:style-name="P170">Por se savoit des ars assez</text:p>
          </table:table-cell>
          <table:table-cell table:style-name="Table1.C2" office:value-type="string">
            <text:p text:style-name="P16">B] Elle sauoit… <text:s/><text:span text:style-name="T145">D] ...que sot des...</text:span></text:p>
          </table:table-cell>
        </table:table-row>
        <table:table-row table:style-name="TableLine94495987933424">
          <table:table-cell table:style-name="Table1.A2" office:value-type="string">
            <text:p text:style-name="P166">1008</text:p>
          </table:table-cell>
          <table:table-cell table:style-name="Table1.A2" office:value-type="string">
            <text:p text:style-name="P6">Que ses peires fut bien letrez</text:p>
          </table:table-cell>
          <table:table-cell table:style-name="Table1.C2" office:value-type="string">
            <text:p text:style-name="P60">A<text:span text:style-name="T182">IT</text:span>] <text:span text:style-name="T8">Qr </text:span><text:span text:style-name="T86">(I</text:span><text:span text:style-name="T102">T</text:span><text:span text:style-name="T86"> Quar)</text:span><text:span text:style-name="T8">…</text:span><text:span text:style-name="T44"> <text:s/></text:span><text:span text:style-name="T49">B] Car...ert… <text:s/></text:span><text:span text:style-name="T73">G</text:span><text:span text:style-name="T117">K</text:span><text:span text:style-name="T73">] Quar...fu… <text:s/></text:span><text:span text:style-name="T49"><text:s/></text:span><text:span text:style-name="T58">D] Ses...</text:span><text:span text:style-name="T17">mlt</text:span><text:span text:style-name="T58"> bien… <text:s/></text:span><text:span text:style-name="T110">W] ...son pere bien...</text:span></text:p>
          </table:table-cell>
        </table:table-row>
        <table:table-row table:style-name="TableLine94495987934384">
          <table:table-cell table:style-name="Table1.A2" office:value-type="string">
            <text:p text:style-name="P166">1009</text:p>
          </table:table-cell>
          <table:table-cell table:style-name="Table1.A2" office:value-type="string">
            <text:p text:style-name="P6">Sele refut mout bien letree</text:p>
          </table:table-cell>
          <table:table-cell table:style-name="Table1.C2" office:value-type="string">
            <text:p text:style-name="P60">A] Et le… <text:s/><text:span text:style-name="T128">BCEILTW] Elle (IL Ele)… <text:s/>DGH2] Et ele (GH2 elle) fu (G refu)…</text:span></text:p>
          </table:table-cell>
        </table:table-row>
        <table:table-row table:style-name="TableLine94495988052992">
          <table:table-cell table:style-name="Table1.A2" office:value-type="string">
            <text:p text:style-name="P166">1010</text:p>
          </table:table-cell>
          <table:table-cell table:style-name="Table1.A2" office:value-type="string">
            <text:p text:style-name="P170">Davant le roi fut amenee</text:p>
          </table:table-cell>
          <table:table-cell table:style-name="Table1.C2" office:value-type="string">
            <text:p text:style-name="P135">B] Cypriane fu apellee</text:p>
          </table:table-cell>
        </table:table-row>
        <table:table-row table:style-name="TableLine94495988053952">
          <table:table-cell table:style-name="Table1.A2" office:value-type="string">
            <text:p text:style-name="P4">1011</text:p>
          </table:table-cell>
          <table:table-cell table:style-name="Table1.A2" office:value-type="string">
            <text:p text:style-name="P170">Sipriaigne (H Cipriaine) estoit nomee</text:p>
          </table:table-cell>
          <table:table-cell table:style-name="Table1.C2" office:value-type="string">
            <text:p text:style-name="P102">INV H2] Por ce que de chipre fu nee</text:p>
            <text:p text:style-name="P61">A<text:span text:style-name="T140">CDGIKLTW</text:span>] Cypriane <text:span text:style-name="T140">(CGIK Cipriane, D Cypriainne, LT Cypriaine)</text:span>… <text:s/><text:span text:style-name="T128">B] Cypriane on le noumoit <text:s/>E] Chypriaine...apelee</text:span></text:p>
          </table:table-cell>
        </table:table-row>
        <table:table-row table:style-name="TableLine94495970039424">
          <table:table-cell table:style-name="Table1.A2" office:value-type="string">
            <text:p text:style-name="P4">1012</text:p>
          </table:table-cell>
          <table:table-cell table:style-name="Table1.A2" office:value-type="string">
            <text:p text:style-name="P170">Por ce que de Sipre (H Cypre) fut nee</text:p>
          </table:table-cell>
          <table:table-cell table:style-name="Table1.C2" office:value-type="string">
            <text:p text:style-name="P154">INV H2] Estoit chiprienne nommee</text:p>
            <text:p text:style-name="P129">A<text:span text:style-name="T154">EW</text:span>] ...chipre <text:span text:style-name="T154">(E chypre)</text:span>… <text:s/><text:span text:style-name="T128">B] ...de cypre estoit <text:s/>CGIL] ...quar de chipre (GI cipre)… <text:s/>D] ...que en </text:span><text:soft-page-break/><text:span text:style-name="T128">chipre… <text:s/>T] ...qua fu de chypre nee</text:span></text:p>
          </table:table-cell>
        </table:table-row>
        <table:table-row table:style-name="TableLine94495970040384">
          <table:table-cell table:style-name="Table1.A2" office:value-type="string">
            <text:p text:style-name="P166">1013</text:p>
          </table:table-cell>
          <table:table-cell table:style-name="Table1.A2" office:value-type="string">
            <text:p text:style-name="P170">Li rois li dist Venez avant</text:p>
          </table:table-cell>
          <table:table-cell table:style-name="Table1.C2" office:value-type="string">
            <text:p text:style-name="P135">B] ..a dit...</text:p>
          </table:table-cell>
        </table:table-row>
        <table:table-row table:style-name="TableLine94495971443040">
          <table:table-cell table:style-name="Table1.A2" office:value-type="string">
            <text:p text:style-name="P166">1014</text:p>
          </table:table-cell>
          <table:table-cell table:style-name="Table1.A2" office:value-type="string">
            <text:p text:style-name="P170">Sipriaigne (H Cipriaine) je vos comant</text:p>
          </table:table-cell>
          <table:table-cell table:style-name="Table1.C2" office:value-type="string">
            <text:p text:style-name="P153">A<text:span text:style-name="T128">BCDE</text:span>G<text:span text:style-name="T169">H2ILW</text:span>] Cypriane <text:span text:style-name="T140">(CI Cipriane, D Cypriainne, E Chypriaine, </text:span>G Cipriaine, <text:span text:style-name="T169">H2 Chyprienne, L Cypriaine)…</text:span> <text:s/><text:span text:style-name="T204">T] Et prenez ce que uos… <text:s/>K] E...</text:span></text:p>
          </table:table-cell>
        </table:table-row>
        <table:table-row table:style-name="TableLine94495971444000">
          <table:table-cell table:style-name="Table1.A2" office:value-type="string">
            <text:p text:style-name="P166">1015</text:p>
          </table:table-cell>
          <table:table-cell table:style-name="Table1.A2" office:value-type="string">
            <text:p text:style-name="P171">Ma fille si la m’aprenez</text:p>
          </table:table-cell>
          <table:table-cell table:style-name="Table1.C2" office:value-type="string">
            <text:p text:style-name="P31">A<text:span text:style-name="T145">DGI</text:span>] ...et si <text:span text:style-name="T182">(I eci)</text:span> la prennez <text:span text:style-name="T145">(D prenez, G laprenez, I laprenes) </text:span><text:s/><text:span text:style-name="T140">CL] ...se bien laprennez <text:s/>E] ...le… <text:s/>H2] ...a bien la maprenez <text:s/>T] ...et si la maprenez <text:s/>W] ...se bien laprenez</text:span></text:p>
          </table:table-cell>
        </table:table-row>
        <table:table-row table:style-name="TableLine94495972326240">
          <table:table-cell table:style-name="Table1.A2" office:value-type="string">
            <text:p text:style-name="P166">1016</text:p>
          </table:table-cell>
          <table:table-cell table:style-name="Table1.A2" office:value-type="string">
            <text:p text:style-name="P171">Or et argent avrez assez</text:p>
          </table:table-cell>
          <table:table-cell table:style-name="Table1.C2" office:value-type="string">
            <text:p text:style-name="P143">C<text:span text:style-name="T163">GILT</text:span>] ...naurez <text:span text:style-name="T182">(I nauroi, T nauroiz)</text:span>...</text:p>
          </table:table-cell>
        </table:table-row>
        <table:table-row table:style-name="TableLine94495972327200">
          <table:table-cell table:style-name="Table1.A2" office:value-type="string">
            <text:p text:style-name="P166">1017</text:p>
          </table:table-cell>
          <table:table-cell table:style-name="Table1.A2" office:value-type="string">
            <text:p text:style-name="P171">Et en (H s’en) avrez boen gueredon</text:p>
          </table:table-cell>
          <table:table-cell table:style-name="Table1.C2" office:value-type="string">
            <text:p text:style-name="P135">B] ---</text:p>
            <text:p text:style-name="P129">A<text:span text:style-name="T163">G</text:span>] Et si mauroiz <text:span text:style-name="T163">(H naurois)</text:span>… <text:s/><text:span text:style-name="T140">CLW] Et si naurez (W en aurez) tel… <text:s/>D] Et sen auroiz… <text:s/>E] Et si aurez… <text:s/>H2] </text:span><text:span text:style-name="T27">Mlt</text:span><text:span text:style-name="T170"> en aures… <text:s/>T] Et si nauroiz le...</text:span></text:p>
          </table:table-cell>
        </table:table-row>
        <table:table-row table:style-name="TableLine94495966702272">
          <table:table-cell table:style-name="Table1.A2" office:value-type="string">
            <text:p text:style-name="P166">1018</text:p>
          </table:table-cell>
          <table:table-cell table:style-name="Table1.A2" office:value-type="string">
            <text:p text:style-name="P171">Dame serez de ma mason</text:p>
          </table:table-cell>
          <table:table-cell table:style-name="Table1.C2" office:value-type="string">
            <text:p text:style-name="P135">B] --- <text:s/><text:span text:style-name="T141">INIZIA LACUNA C</text:span></text:p>
          </table:table-cell>
        </table:table-row>
        <table:table-row table:style-name="TableLine94495966703232">
          <table:table-cell table:style-name="Table1.A2" office:value-type="string">
            <text:p text:style-name="P166">1019</text:p>
          </table:table-cell>
          <table:table-cell table:style-name="Table1.A2" office:value-type="string">
            <text:p text:style-name="P171">Sipriaigne (H Cipriaine) respont briement</text:p>
          </table:table-cell>
          <table:table-cell table:style-name="Table1.C2" office:value-type="string">
            <text:p text:style-name="P61">A<text:span text:style-name="T128">BDEGH2ILTW</text:span>] Cypriane <text:span text:style-name="T146">(D Cypriainne, E Chypriaine, GIW Cipriane, H2 Chiprienne, LT Cypriaine)</text:span>...</text:p>
          </table:table-cell>
        </table:table-row>
        <table:table-row table:style-name="TableLine94495978522144">
          <table:table-cell table:style-name="Table1.A2" office:value-type="string">
            <text:p text:style-name="P166">1020</text:p>
          </table:table-cell>
          <table:table-cell table:style-name="Table1.A2" office:value-type="string">
            <text:p text:style-name="P171">Sire a vostre comandement</text:p>
          </table:table-cell>
          <table:table-cell table:style-name="Table1.C2" office:value-type="string">
            <text:p text:style-name="P61">A<text:span text:style-name="T128">BDGH2I</text:span>] Sire <text:span text:style-name="T8">ure </text:span><text:span text:style-name="T49">(B</text:span><text:span text:style-name="T12"> vres</text:span><text:span text:style-name="T49">, </text:span><text:span text:style-name="T73">G</text:span><text:span text:style-name="T86">I</text:span><text:span text:style-name="T73"> uostre, </text:span><text:span text:style-name="T79">H2 vostre</text:span><text:span text:style-name="T49">)</text:span><text:span text:style-name="T44">...</text:span></text:p>
          </table:table-cell>
        </table:table-row>
        <table:table-row table:style-name="TableLine94495994177792">
          <table:table-cell table:style-name="Table1.A2" office:value-type="string">
            <text:p text:style-name="P166">1021</text:p>
          </table:table-cell>
          <table:table-cell table:style-name="Table1.A2" office:value-type="string">
            <text:p text:style-name="P171">Soit del luier et de l’avoir</text:p>
          </table:table-cell>
          <table:table-cell table:style-name="Table1.C2" office:value-type="string">
            <text:p text:style-name="P75">B] Sera fais dou louier auoir <text:s text:c="2"/><text:span text:style-name="T182">I] ...de lor… <text:s/>L] Seit desloir...</text:span></text:p>
          </table:table-cell>
        </table:table-row>
        <table:table-row table:style-name="TableLine94495994178752">
          <table:table-cell table:style-name="Table1.A2" office:value-type="string">
            <text:p text:style-name="P166">1022</text:p>
          </table:table-cell>
          <table:table-cell table:style-name="Table1.A2" office:value-type="string">
            <text:p text:style-name="P171">Je l’aprendrai mout bien por voir</text:p>
          </table:table-cell>
          <table:table-cell table:style-name="Table1.C2" office:value-type="string">
            <text:p text:style-name="P62">A] Je la prendrei… <text:s/><text:span text:style-name="T128">B] Car ie la penrai bien… <text:s/>K] Jela p[...]</text:span></text:p>
          </table:table-cell>
        </table:table-row>
        <table:table-row table:style-name="TableLine94495965805568">
          <table:table-cell table:style-name="Table1.A2" office:value-type="string">
            <text:p text:style-name="P166">1023</text:p>
          </table:table-cell>
          <table:table-cell table:style-name="Table1.A2" office:value-type="string">
            <text:p text:style-name="P171">Li rois en sa chambre demaingne</text:p>
          </table:table-cell>
          <table:table-cell table:style-name="Table1.C2" office:value-type="string">
            <text:p text:style-name="P108">I] ...demoire <text:s/><text:span text:style-name="T196">L] ...meine <text:s/>T] ...demoine</text:span></text:p>
          </table:table-cell>
        </table:table-row>
        <table:table-row table:style-name="TableLine94495965806416">
          <table:table-cell table:style-name="Table1.A2" office:value-type="string">
            <text:p text:style-name="P166">1024</text:p>
          </table:table-cell>
          <table:table-cell table:style-name="Table1.A2" office:value-type="string">
            <text:p text:style-name="P171">La maistresce et sa fille maingne</text:p>
          </table:table-cell>
          <table:table-cell table:style-name="Table1.C2" office:value-type="string">
            <text:p text:style-name="P62">A<text:span text:style-name="T170">H2</text:span>] ...maistre <text:span text:style-name="T170">(H2 maitresse)</text:span> sa… <text:s/><text:span text:style-name="T128">B] Sa fille welt quelle li mainne <text:s text:c="2"/>E] La menee sa fille a manie <text:s/>G] ...imeine <text:s/>I] ...enmoine <text:s/>L] ...meine <text:s/>T] ...moine <text:s/>W] ...a sa fille… <text:s/>K] p[...]noit</text:span></text:p>
          </table:table-cell>
        </table:table-row>
        <table:table-row table:style-name="TableLine94495973794032">
          <table:table-cell table:style-name="Table1.A2" office:value-type="string">
            <text:p text:style-name="P166">1025</text:p>
          </table:table-cell>
          <table:table-cell table:style-name="Table1.A2" office:value-type="string">
            <text:p text:style-name="P171">La pucele par la main prent</text:p>
          </table:table-cell>
          <table:table-cell table:style-name="Table1.C2" office:value-type="string">
            <text:p text:style-name="P163">T] ...la maint prant</text:p>
            <text:p text:style-name="P157"/>
          </table:table-cell>
        </table:table-row>
        <table:table-row table:style-name="TableLine94495973794992">
          <table:table-cell table:style-name="Table1.A2" office:value-type="string">
            <text:p text:style-name="P4">1026</text:p>
          </table:table-cell>
          <table:table-cell table:style-name="Table1.A2" office:value-type="string">
            <text:p text:style-name="P7">Et a sa maistresce la rent</text:p>
          </table:table-cell>
          <table:table-cell table:style-name="Table1.C2" office:value-type="string">
            <text:p text:style-name="P75">B] ...le… <text:s/><text:span text:style-name="T154">EL] ...a la… <text:s/>K] A sa...</text:span></text:p>
          </table:table-cell>
        </table:table-row>
        <table:table-row table:style-name="TableLine94495997081712">
          <table:table-cell table:style-name="Table1.A2" office:value-type="string">
            <text:p text:style-name="P166">1027</text:p>
          </table:table-cell>
          <table:table-cell table:style-name="Table1.A2" office:value-type="string">
            <text:p text:style-name="P171">Sipriaigne (H Cipriaine) l’ait bien aprise</text:p>
          </table:table-cell>
          <table:table-cell table:style-name="Table1.C2" office:value-type="string">
            <text:p text:style-name="P130">A] Cypriane a… <text:s/><text:span text:style-name="T146">DEGH2IKLTW] Cypriainne (EL Cypriaine, GIK Cipriane, H2 Chiprienne, W Cypriane)...</text:span></text:p>
          </table:table-cell>
        </table:table-row>
        <table:table-row table:style-name="TableLine94495997082672">
          <table:table-cell table:style-name="Table1.A2" office:value-type="string">
            <text:p text:style-name="P166">1028</text:p>
          </table:table-cell>
          <table:table-cell table:style-name="Table1.A2" office:value-type="string">
            <text:p text:style-name="P171">Et doctrinee en mainte guisse</text:p>
          </table:table-cell>
          <table:table-cell table:style-name="Table1.C2" office:value-type="string">
            <text:p text:style-name="P130"><text:span text:style-name="T242">A] En [SPAZIO]</text:span> en mainte… <text:s/><text:span text:style-name="T182">I] Endotrinee… <text:s/>LW] De dotrine en tote (W toute)… <text:s/>T] Et endoutrinee..</text:span></text:p>
          </table:table-cell>
        </table:table-row>
        <table:table-row table:style-name="TableLine94495982714208">
          <table:table-cell table:style-name="Table1.A2" office:value-type="string">
            <text:p text:style-name="P166">1029</text:p>
          </table:table-cell>
          <table:table-cell table:style-name="Table1.A2" office:value-type="string">
            <text:p text:style-name="P171">De totes riens li aprenoit</text:p>
          </table:table-cell>
          <table:table-cell table:style-name="Table1.C2" office:value-type="string">
            <text:p text:style-name="P136">B] Et de tout ce li… <text:s/><text:span text:style-name="T163">G] Et de toute ren laprenoit <text:s/>T] De treitote(???)...laprenoit <text:s/>K] E[...]</text:span></text:p>
          </table:table-cell>
        </table:table-row>
        <text:soft-page-break/>
        <table:table-row table:style-name="TableLine94495982715168">
          <table:table-cell table:style-name="Table1.A2" office:value-type="string">
            <text:p text:style-name="P166">1030</text:p>
          </table:table-cell>
          <table:table-cell table:style-name="Table1.A2" office:value-type="string">
            <text:p text:style-name="P171">Que pucele savoir devoit</text:p>
          </table:table-cell>
          <table:table-cell table:style-name="Table1.C2" office:value-type="string">
            <text:p text:style-name="P103">H2] ...deuoit sauoir</text:p>
          </table:table-cell>
        </table:table-row>
        <table:table-row table:style-name="TableLine94495970955728">
          <table:table-cell table:style-name="Table1.A2" office:value-type="string">
            <text:p text:style-name="P166">1031</text:p>
          </table:table-cell>
          <table:table-cell table:style-name="Table1.A2" office:value-type="string">
            <text:p text:style-name="P171">De respondre et d’escouter</text:p>
          </table:table-cell>
          <table:table-cell table:style-name="Table1.C2" office:value-type="string">
            <text:p text:style-name="P145">D] Et de… <text:s/><text:span text:style-name="T154">E] ...de lescouter</text:span></text:p>
          </table:table-cell>
        </table:table-row>
        <table:table-row table:style-name="TableLine94495970956688">
          <table:table-cell table:style-name="Table1.A2" office:value-type="string">
            <text:p text:style-name="P166">1032</text:p>
          </table:table-cell>
          <table:table-cell table:style-name="Table1.A2" office:value-type="string">
            <text:p text:style-name="P171">Souef et doucement parler</text:p>
          </table:table-cell>
          <table:table-cell table:style-name="Table1.C2" office:value-type="string">
            <text:p text:style-name="P39"/>
          </table:table-cell>
        </table:table-row>
        <table:table-row table:style-name="TableLine94495963796144">
          <table:table-cell table:style-name="Table1.A2" office:value-type="string">
            <text:p text:style-name="P166">1033</text:p>
          </table:table-cell>
          <table:table-cell table:style-name="Table1.A2" office:value-type="string">
            <text:p text:style-name="P171">Et de gramaire li lissoit</text:p>
          </table:table-cell>
          <table:table-cell table:style-name="Table1.C2" office:value-type="string">
            <text:p text:style-name="P113">SPOST T]</text:p>
            <text:p text:style-name="P100">G] ...gramatice… <text:s/><text:span text:style-name="T217">W] ...si lesoit</text:span></text:p>
          </table:table-cell>
        </table:table-row>
        <table:table-row table:style-name="TableLine94495963797104">
          <table:table-cell table:style-name="Table1.A2" office:value-type="string">
            <text:p text:style-name="P4">1034</text:p>
          </table:table-cell>
          <table:table-cell table:style-name="Table1.A2" office:value-type="string">
            <text:p text:style-name="P7">La pucele bien aprenoit</text:p>
          </table:table-cell>
          <table:table-cell table:style-name="Table1.C2" office:value-type="string">
            <text:p text:style-name="P113">SPOST T]</text:p>
            <text:p text:style-name="P108">I] ...laprenoit <text:s/><text:span text:style-name="T217">W] ...aparnoit</text:span></text:p>
          </table:table-cell>
        </table:table-row>
        <table:table-row table:style-name="TableLine94495964655216">
          <table:table-cell table:style-name="Table1.A2" office:value-type="string">
            <text:p text:style-name="P166">1035</text:p>
          </table:table-cell>
          <table:table-cell table:style-name="Table1.A2" office:value-type="string">
            <text:p text:style-name="P171">En lissant trovoit es ators</text:p>
          </table:table-cell>
          <table:table-cell table:style-name="Table1.C2" office:value-type="string">
            <text:p text:style-name="P156">SPOST T]</text:p>
            <text:p text:style-name="P145">D<text:span text:style-name="T170">H2</text:span>] En mainz lieus <text:span text:style-name="T170">(H2 liex)</text:span> trouoit <text:span text:style-name="T170">(H2 troue)</text:span>… <text:s/><text:span text:style-name="T154">E] Ainsi com trouvuoit es… <text:s/>L] ...as… <text:s/>W] ...en atours</text:span></text:p>
          </table:table-cell>
        </table:table-row>
        <table:table-row table:style-name="TableLine94495995820032">
          <table:table-cell table:style-name="Table1.A2" office:value-type="string">
            <text:p text:style-name="P166">1036</text:p>
          </table:table-cell>
          <table:table-cell table:style-name="Table1.A2" office:value-type="string">
            <text:p text:style-name="P171">Des grans batailles et d’amors</text:p>
          </table:table-cell>
          <table:table-cell table:style-name="Table1.C2" office:value-type="string">
            <text:p text:style-name="P156">SPOST T]</text:p>
            <text:p text:style-name="P136">B] Et de batailles… <text:s/><text:span text:style-name="T146">D] Granz batailles et granz amors <text:s/>G] Des batailles… <text:s/>H2] Et grans...</text:span></text:p>
          </table:table-cell>
        </table:table-row>
        <table:table-row table:style-name="TableLine94495995820992">
          <table:table-cell table:style-name="Table1.A2" office:value-type="string">
            <text:p text:style-name="P166">1037</text:p>
          </table:table-cell>
          <table:table-cell table:style-name="Table1.A2" office:value-type="string">
            <text:p text:style-name="P171">Mai a (H as) amors plus entendoit</text:p>
          </table:table-cell>
          <table:table-cell table:style-name="Table1.C2" office:value-type="string">
            <text:p text:style-name="P156">SPOST T]</text:p>
            <text:p text:style-name="P130">A<text:span text:style-name="T129">BGH2L</text:span>] ..as… <text:s/><text:span text:style-name="T154">EW] Mais en...</text:span></text:p>
          </table:table-cell>
        </table:table-row>
        <table:table-row table:style-name="TableLine94495989745600">
          <table:table-cell table:style-name="Table1.A2" office:value-type="string">
            <text:p text:style-name="P166">1038</text:p>
          </table:table-cell>
          <table:table-cell table:style-name="Table1.A2" office:value-type="string">
            <text:p text:style-name="P171">Que as batailles ne faissoit</text:p>
          </table:table-cell>
          <table:table-cell table:style-name="Table1.C2" office:value-type="string">
            <text:p text:style-name="P156">SPOST T]</text:p>
            <text:p text:style-name="P151">E] ...des...</text:p>
          </table:table-cell>
        </table:table-row>
        <table:table-row table:style-name="TableLine94495989746448">
          <table:table-cell table:style-name="Table1.A2" office:value-type="string">
            <text:p text:style-name="P172">1039/<text:span text:style-name="T248">1057</text:span></text:p>
          </table:table-cell>
          <table:table-cell table:style-name="Table1.A2" office:value-type="string">
            <text:p text:style-name="P172">La pucele ait X anz passez</text:p>
          </table:table-cell>
          <table:table-cell table:style-name="Table1.C2" office:value-type="string">
            <text:p text:style-name="P62">A<text:span text:style-name="T130">BDEGH2ILT</text:span>] ...ot <text:span text:style-name="T170">(H2 ont, I oit)</text:span> .x. <text:span text:style-name="T163">(G dis)</text:span> … <text:s/><text:span text:style-name="T218">W] … .xv. ...</text:span></text:p>
          </table:table-cell>
        </table:table-row>
        <table:table-row table:style-name="Table1.87">
          <table:table-cell table:style-name="Table1.A2" office:value-type="string">
            <text:p text:style-name="P172">1040</text:p>
          </table:table-cell>
          <table:table-cell table:style-name="Table1.A2" office:value-type="string">
            <text:p text:style-name="P172">De gramaire savoit assez</text:p>
          </table:table-cell>
          <table:table-cell table:style-name="Table1.C2" office:value-type="string">
            <text:p text:style-name="P76">B] ...<text:span text:style-name="T8">gnt</text:span>maire…<text:span text:style-name="T44"> <text:s/></text:span><text:span text:style-name="T59">D] ...</text:span><text:span text:style-name="T18">gra</text:span><text:span text:style-name="T59">maire</text:span></text:p>
          </table:table-cell>
        </table:table-row>
        <table:table-row table:style-name="TableLine94495965618384"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2"/>
          </table:table-cell>
          <table:table-cell table:style-name="Table1.C2" office:value-type="string">
            <text:p text:style-name="P113">SPOST T] La pucele bien aprenoit</text:p>
          </table:table-cell>
        </table:table-row>
        <table:table-row table:style-name="TableLine94495995885760"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2"/>
          </table:table-cell>
          <table:table-cell table:style-name="Table1.C2" office:value-type="string">
            <text:p text:style-name="P113">SPOST T] Des gramaires quelle lisoit</text:p>
          </table:table-cell>
        </table:table-row>
        <table:table-row table:style-name="TableLine94495995886720"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2"/>
          </table:table-cell>
          <table:table-cell table:style-name="Table1.C2" office:value-type="string">
            <text:p text:style-name="P113">SPOST T] En lisanz toruoit es autors</text:p>
          </table:table-cell>
        </table:table-row>
        <table:table-row table:style-name="TableLine94495971618816"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2"/>
          </table:table-cell>
          <table:table-cell table:style-name="Table1.C2" office:value-type="string">
            <text:p text:style-name="P113">SPOST T] De granz batalles et damors</text:p>
          </table:table-cell>
        </table:table-row>
        <table:table-row table:style-name="TableLine94495971619728"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2"/>
          </table:table-cell>
          <table:table-cell table:style-name="Table1.C2" office:value-type="string">
            <text:p text:style-name="P113">SPOST T] Mais auz amors mieuz entendoit</text:p>
          </table:table-cell>
        </table:table-row>
        <table:table-row table:style-name="TableLine94495993509280"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2"/>
          </table:table-cell>
          <table:table-cell table:style-name="Table1.C2" office:value-type="string">
            <text:p text:style-name="P113">SPOST T] Que auz batalles ne fasoit</text:p>
          </table:table-cell>
        </table:table-row>
        <table:table-row table:style-name="TableLine94495993510192">
          <table:table-cell table:style-name="Table1.A2" office:value-type="string">
            <text:p text:style-name="P172">1041</text:p>
          </table:table-cell>
          <table:table-cell table:style-name="Table1.A2" office:value-type="string">
            <text:p text:style-name="P172">Mout estoit bele outre mesure</text:p>
          </table:table-cell>
          <table:table-cell table:style-name="Table1.C2" office:value-type="string">
            <text:p text:style-name="P76">B] Et sestoit… <text:s/><text:span text:style-name="T170">H2] ...as mesure <text:s/>L] Bele outre mesure <text:s/>T] Elle… <text:s/>W] belle estoit oultre…</text:span></text:p>
          </table:table-cell>
        </table:table-row>
        <table:table-row table:style-name="TableLine94495999017984">
          <table:table-cell table:style-name="Table1.A2" office:value-type="string">
            <text:p text:style-name="P172">1042</text:p>
          </table:table-cell>
          <table:table-cell table:style-name="Table1.A2" office:value-type="string">
            <text:p text:style-name="P172">Onques si be<text:span text:style-name="T122">l</text:span>e criature</text:p>
          </table:table-cell>
          <table:table-cell table:style-name="Table1.C2" office:value-type="string">
            <text:p text:style-name="P93">D<text:span text:style-name="T170">H2</text:span>] ...plus bele...</text:p>
          </table:table-cell>
        </table:table-row>
        <text:soft-page-break/>
        <table:table-row table:style-name="TableLine94495999018896">
          <table:table-cell table:style-name="Table1.A2" office:value-type="string">
            <text:p text:style-name="P172">1043</text:p>
          </table:table-cell>
          <table:table-cell table:style-name="Table1.A2" office:value-type="string">
            <text:p text:style-name="P172">Ne fut puels el mont ne davant</text:p>
          </table:table-cell>
          <table:table-cell table:style-name="Table1.C2" office:value-type="string">
            <text:p text:style-name="P118">E] ...el siecle viuant <text:s/>H2] Nont ou mont aparue deuant</text:p>
          </table:table-cell>
        </table:table-row>
        <table:table-row table:style-name="TableLine94496014670176">
          <table:table-cell table:style-name="Table1.A2" office:value-type="string">
            <text:p text:style-name="P172">1044</text:p>
          </table:table-cell>
          <table:table-cell table:style-name="Table1.A2" office:value-type="string">
            <text:p text:style-name="P172">Li rois nen avoit plus anfant</text:p>
          </table:table-cell>
          <table:table-cell table:style-name="Table1.C2" office:value-type="string">
            <text:p text:style-name="P137">B] ...nauoit nul autre… <text:s/><text:span text:style-name="T146">D] ...ne… <text:s text:c="2"/>E] ...si nauoit… <text:s/>GI] ...(I nez)...denfant <text:s/>H2] Se li rois nauoit… <text:s/>W] ...nauoit quelle denfant</text:span></text:p>
          </table:table-cell>
        </table:table-row>
        <table:table-row table:style-name="TableLine94496014671088">
          <table:table-cell table:style-name="Table1.A2" office:value-type="string">
            <text:p text:style-name="P172">1045</text:p>
          </table:table-cell>
          <table:table-cell table:style-name="Table1.A2" office:value-type="string">
            <text:p text:style-name="P172">De maintes terres i venoient</text:p>
          </table:table-cell>
          <table:table-cell table:style-name="Table1.C2" office:value-type="string">
            <text:p text:style-name="P159">W] ...ilz venoient</text:p>
          </table:table-cell>
        </table:table-row>
        <table:table-row table:style-name="TableLine94495987535328">
          <table:table-cell table:style-name="Table1.A2" office:value-type="string">
            <text:p text:style-name="P172">1046</text:p>
          </table:table-cell>
          <table:table-cell table:style-name="Table1.A2" office:value-type="string">
            <text:p text:style-name="P172">Halt home por li qu’i <text:span text:style-name="T6">(H quel)</text:span> veoient</text:p>
          </table:table-cell>
          <table:table-cell table:style-name="Table1.C2" office:value-type="string">
            <text:p text:style-name="P130">A] Au prince pour que uoient <text:s/><text:span text:style-name="T130">B] Haut prince porli quil… <text:s/>DGH2K] Li prince por li quil (G que)… <text:s/>E] Haut prince qui la demandoient <text:s/>I] Auprinces por li </text:span><text:span text:style-name="T30">quar</text:span><text:span text:style-name="T130"> uoloient <text:s text:c="2"/>L] Aut prince </text:span><text:span text:style-name="T36">por</text:span><text:span text:style-name="T197">li que ueoient <text:s/>T] Por la biaute quen li ueoient <text:s/>W] Ducz princes pour ly sauensoient</text:span></text:p>
          </table:table-cell>
        </table:table-row>
        <table:table-row table:style-name="TableLine94495987536240">
          <table:table-cell table:style-name="Table1.A2" office:value-type="string">
            <text:p text:style-name="P172">1047</text:p>
          </table:table-cell>
          <table:table-cell table:style-name="Table1.A2" office:value-type="string">
            <text:p text:style-name="P172">Mai ses peires ne le veloit</text:p>
          </table:table-cell>
          <table:table-cell table:style-name="Table1.C2" office:value-type="string">
            <text:p text:style-name="P63">A<text:span text:style-name="T163">GLT</text:span>] ...non o uoloit <text:s/><text:span text:style-name="T130">BE] ...pas nel voloit <text:s/>DW] ...son pere pas ne plesoit (W plaisoit) <text:s/>I] Voir ses peres ne uoloit</text:span></text:p>
          </table:table-cell>
        </table:table-row>
        <table:table-row table:style-name="TableLine94495970021456">
          <table:table-cell table:style-name="Table1.A2" office:value-type="string">
            <text:p text:style-name="P172">1048</text:p>
          </table:table-cell>
          <table:table-cell table:style-name="Table1.A2" office:value-type="string">
            <text:p text:style-name="P172">En son cuer pas ne li plaissoit</text:p>
          </table:table-cell>
          <table:table-cell table:style-name="Table1.C2" office:value-type="string">
            <text:p text:style-name="P17">B] ...point ne li seoit <text:s/><text:span text:style-name="T146">D] Enz en son cuer len ennuoit <text:s/>E] Ne en son cuer ne… <text:s/>T] ...no li… <text:s/>W] De tant de gens quelle veoit</text:span></text:p>
          </table:table-cell>
        </table:table-row>
        <table:table-row table:style-name="TableLine94495970022416">
          <table:table-cell table:style-name="Table1.A2" office:value-type="string">
            <text:p text:style-name="P172">1049</text:p>
          </table:table-cell>
          <table:table-cell table:style-name="Table1.A2" office:value-type="string">
            <text:p text:style-name="P172">Sovent regardoit sa grandor</text:p>
          </table:table-cell>
          <table:table-cell table:style-name="Table1.C2" office:value-type="string">
            <text:p text:style-name="P22">D<text:span text:style-name="T171">H2</text:span>] ---</text:p>
            <text:p text:style-name="P12">A] Coment...</text:p>
          </table:table-cell>
        </table:table-row>
        <table:table-row table:style-name="TableLine94495986663168">
          <table:table-cell table:style-name="Table1.A2" office:value-type="string">
            <text:p text:style-name="P172">1050</text:p>
          </table:table-cell>
          <table:table-cell table:style-name="Table1.A2" office:value-type="string">
            <text:p text:style-name="P172">Et sa bia<text:span text:style-name="T205">u</text:span>té et sa quelor</text:p>
          </table:table-cell>
          <table:table-cell table:style-name="Table1.C2" office:value-type="string">
            <text:p text:style-name="P146">D<text:span text:style-name="T171">H2</text:span>] --- <text:s/></text:p>
            <text:p text:style-name="P160">W] ...la...de sa… <text:s/>K] ...bonte...</text:p>
          </table:table-cell>
        </table:table-row>
        <table:table-row table:style-name="TableLine94495986664128">
          <table:table-cell table:style-name="Table1.A2" office:value-type="string">
            <text:p text:style-name="P172">1051</text:p>
          </table:table-cell>
          <table:table-cell table:style-name="Table1.A2" office:value-type="string">
            <text:p text:style-name="P172">Bien seit que c’ele welt amer</text:p>
          </table:table-cell>
          <table:table-cell table:style-name="Table1.C2" office:value-type="string">
            <text:p text:style-name="P62">A<text:span text:style-name="T197">GILT</text:span>] Set bien que sele <text:span text:style-name="T164">(GT selle)</text:span>… <text:s/><text:span text:style-name="T130">B] Bien scet se elle… <text:s/>E] Jl set bien sele… <text:s/>H2] ...qelle… <text:s/>W] Jl voit bien quelle...</text:span></text:p>
          </table:table-cell>
        </table:table-row>
        <table:table-row table:style-name="TableLine94495998627840">
          <table:table-cell table:style-name="Table1.A2" office:value-type="string">
            <text:p text:style-name="P172">1052</text:p>
          </table:table-cell>
          <table:table-cell table:style-name="Table1.A2" office:value-type="string">
            <text:p text:style-name="P172">A poengnes l’en porait <text:span text:style-name="T6">(H porra)</text:span> garder</text:p>
          </table:table-cell>
          <table:table-cell table:style-name="Table1.C2" office:value-type="string">
            <text:p text:style-name="P62">A<text:span text:style-name="T164">GITW</text:span>] ...porra <text:span text:style-name="T164">(GIT pora)</text:span>… <text:s/><text:span text:style-name="T130">BEL] ...la porra… <text:s/>D] ...len porroit… <text:s/>H2] ...len pourra...</text:span></text:p>
          </table:table-cell>
        </table:table-row>
        <table:table-row table:style-name="TableLine94495998628800">
          <table:table-cell table:style-name="Table1.A2" office:value-type="string">
            <text:p text:style-name="P172">1053</text:p>
          </table:table-cell>
          <table:table-cell table:style-name="Table1.A2" office:value-type="string">
            <text:p text:style-name="P172">Li rois i pansoit sagement</text:p>
          </table:table-cell>
          <table:table-cell table:style-name="Table1.C2" office:value-type="string">
            <text:p text:style-name="P101">G] ...en… <text:s/><text:span text:style-name="T198">LT] ...i pansa ( T pensa)… <text:s/>W] ...il pensa...</text:span></text:p>
          </table:table-cell>
        </table:table-row>
        <table:table-row table:style-name="TableLine94495996793856">
          <table:table-cell table:style-name="Table1.A2" office:value-type="string">
            <text:p text:style-name="P172">1054</text:p>
          </table:table-cell>
          <table:table-cell table:style-name="Table1.A2" office:value-type="string">
            <text:p text:style-name="P172">Car il l’ait amee forment</text:p>
          </table:table-cell>
          <table:table-cell table:style-name="Table1.C2" office:value-type="string">
            <text:p text:style-name="P130">A<text:span text:style-name="T164">GIKLW</text:span>] ...lamot <text:span text:style-name="T164">(GIKLW lamoit)</text:span> <text:span text:style-name="T8">mlt</text:span> <text:span text:style-name="T183">(I mult) </text:span>tendrement <text:span text:style-name="T183">(I tenrement)</text:span> <text:s/><text:span text:style-name="T130">B] ...lamoit trop durement <text:s/>D] ...lamoit </text:span><text:span text:style-name="T18">mlt</text:span><text:span text:style-name="T146"> durement <text:s/>H2] ..lamoit </text:span><text:span text:style-name="T28">mlt</text:span><text:span text:style-name="T171"> doucement (ERR PAL PER durement) <text:s/>E] ...lamoit </text:span><text:span text:style-name="T22">mlt</text:span><text:span text:style-name="T154"> finement <text:s/>T] Porce quillamot </text:span><text:span text:style-name="T39">mlti </text:span><text:span text:style-name="T205">forment</text:span></text:p>
          </table:table-cell>
        </table:table-row>
        <table:table-row table:style-name="TableLine94495996794816">
          <table:table-cell table:style-name="Table1.A2" office:value-type="string">
            <text:p text:style-name="P172">1055</text:p>
          </table:table-cell>
          <table:table-cell table:style-name="Table1.A2" office:value-type="string">
            <text:p text:style-name="P172">La maistresce avoit fait mander</text:p>
          </table:table-cell>
          <table:table-cell table:style-name="Table1.C2" office:value-type="string">
            <text:p text:style-name="P62">A<text:span text:style-name="T164">GIKLTW</text:span>] <text:span text:style-name="T218">(W Sa)</text:span>...fet <text:s/><text:span text:style-name="T183">(ILW fait) </text:span>demander <text:span text:style-name="T205">(T a demander, W demender)</text:span> <text:s/><text:span text:style-name="T130">B] ...afait… <text:s text:c="2"/>E] ...fist . i. ior...</text:span></text:p>
          </table:table-cell>
        </table:table-row>
        <table:table-row table:style-name="TableLine94495994788032">
          <table:table-cell table:style-name="Table1.A2" office:value-type="string">
            <text:p text:style-name="P172">1056</text:p>
          </table:table-cell>
          <table:table-cell table:style-name="Table1.A2" office:value-type="string">
            <text:p text:style-name="P172">Qu’ele vignet a lui parler</text:p>
          </table:table-cell>
          <table:table-cell table:style-name="Table1.C2" office:value-type="string">
            <text:p text:style-name="P17">B<text:span text:style-name="T155">E</text:span>] ...venist… <text:s/><text:span text:style-name="T198">L] Qui...</text:span></text:p>
          </table:table-cell>
        </table:table-row>
        <table:table-row table:style-name="Table1.110">
          <table:table-cell table:style-name="Table1.A2" office:value-type="string">
            <text:p text:style-name="P172">1057</text:p>
          </table:table-cell>
          <table:table-cell table:style-name="Table1.A2" office:value-type="string">
            <text:p text:style-name="P172">Sipriane <text:span text:style-name="T6">(H Cipriaine)</text:span> li vint devant</text:p>
          </table:table-cell>
          <table:table-cell table:style-name="Table1.C2" office:value-type="string">
            <text:p text:style-name="P62">A<text:span text:style-name="T130">BDEGH2ILW</text:span>] Cypriane <text:span text:style-name="T146">(D Cypriainne, EL Cypriaine, GIW Cipriane, H2 Chiprienne) (G le)</text:span>...</text:p>
          </table:table-cell>
        </table:table-row>
        <text:soft-page-break/>
        <table:table-row table:style-name="Table1.110">
          <table:table-cell table:style-name="Table1.A2" office:value-type="string">
            <text:p text:style-name="P172">1058</text:p>
          </table:table-cell>
          <table:table-cell table:style-name="Table1.A2" office:value-type="string">
            <text:p text:style-name="P172">Li rois li dist Je vos comant</text:p>
          </table:table-cell>
          <table:table-cell table:style-name="Table1.C2" office:value-type="string">
            <text:p text:style-name="P76">B] ..a dit… <text:s/><text:span text:style-name="T171">H2] Et dit li rois...</text:span></text:p>
          </table:table-cell>
        </table:table-row>
        <table:table-row table:style-name="Table1.110">
          <table:table-cell table:style-name="Table1.A2" office:value-type="string">
            <text:p text:style-name="P172">1059</text:p>
          </table:table-cell>
          <table:table-cell table:style-name="Table1.A2" office:value-type="string">
            <text:p text:style-name="P172">Et sore <text:span text:style-name="T6">(H desor)</text:span> m’amor vos deffant</text:p>
          </table:table-cell>
          <table:table-cell table:style-name="Table1.C2" office:value-type="string">
            <text:p text:style-name="P62">A] <text:span text:style-name="T147">S</text:span>ore mai or uos… <text:s/><text:span text:style-name="T147">DH2W] Et de sor (W sur)...</text:span> <text:s text:c="2"/><text:span text:style-name="T155">E] ...</text:span><text:span text:style-name="T23">vre</text:span><text:span text:style-name="T65"> cors</text:span><text:span text:style-name="T23"> </text:span><text:span text:style-name="T65">vos desfent</text:span></text:p>
          </table:table-cell>
        </table:table-row>
        <table:table-row table:style-name="TableLine94495995200912">
          <table:table-cell table:style-name="Table1.A2" office:value-type="string">
            <text:p text:style-name="P8">1060</text:p>
          </table:table-cell>
          <table:table-cell table:style-name="Table1.A2" office:value-type="string">
            <text:p text:style-name="P8">De cheveliers de tote gent</text:p>
          </table:table-cell>
          <table:table-cell table:style-name="Table1.C2" office:value-type="string">
            <text:p text:style-name="P137">B] --- <text:s/><text:span text:style-name="T219">W] ...ne dautres gens</text:span></text:p>
          </table:table-cell>
        </table:table-row>
        <table:table-row table:style-name="TableLine94495995201824">
          <table:table-cell table:style-name="Table1.A2" office:value-type="string">
            <text:p text:style-name="P8">1061</text:p>
          </table:table-cell>
          <table:table-cell table:style-name="Table1.A2" office:value-type="string">
            <text:p text:style-name="P8">Et de princes qui que il soient</text:p>
          </table:table-cell>
          <table:table-cell table:style-name="Table1.C2" office:value-type="string">
            <text:p text:style-name="P130">A] ...que si soie <text:s/><text:span text:style-name="T130">B] De toutes gens queil queil soient <text:s/>EH2] ...quel que il… <text:s/>GIT] ...que il soie <text:s/>L] Ou...que queil soit <text:s/>W] Peinces de quelque estat quilz soient</text:span></text:p>
          </table:table-cell>
        </table:table-row>
        <table:table-row table:style-name="Table1.115">
          <table:table-cell table:style-name="Table1.A2" office:value-type="string">
            <text:p text:style-name="P8">1062</text:p>
          </table:table-cell>
          <table:table-cell table:style-name="Table1.A2" office:value-type="string">
            <text:p text:style-name="P8">Que Romadanaple ne voient</text:p>
          </table:table-cell>
          <table:table-cell table:style-name="Table1.C2" office:value-type="string">
            <text:p text:style-name="P130">A<text:span text:style-name="T164">GILT</text:span>] ...ne <text:span text:style-name="T198">(L ni)</text:span> uoie <text:s/><text:span text:style-name="T130">B] ...romanadaple… <text:s/>T] ...romadaple <text:s/>W] ...romadenaple</text:span></text:p>
          </table:table-cell>
        </table:table-row>
        <table:table-row table:style-name="TableLine94495965629792">
          <table:table-cell table:style-name="Table1.A2" office:value-type="string">
            <text:p text:style-name="P8">1063</text:p>
          </table:table-cell>
          <table:table-cell table:style-name="Table1.A2" office:value-type="string">
            <text:p text:style-name="P8">Maistresce ma fille est mout bele</text:p>
          </table:table-cell>
          <table:table-cell table:style-name="Table1.C2" office:value-type="string">
            <text:p text:style-name="P161">W] ...et moult...</text:p>
          </table:table-cell>
        </table:table-row>
        <table:table-row table:style-name="TableLine94495993788992">
          <table:table-cell table:style-name="Table1.A2" office:value-type="string">
            <text:p text:style-name="P8">1064</text:p>
          </table:table-cell>
          <table:table-cell table:style-name="Table1.A2" office:value-type="string">
            <text:p text:style-name="P172">Tez poroit amer la pucele</text:p>
          </table:table-cell>
          <table:table-cell table:style-name="Table1.C2" office:value-type="string">
            <text:p text:style-name="P130">A] Et les porroit… <text:s/><text:span text:style-name="T155">E] Tels porroit la pucele [SUCC AGG veoir]</text:span></text:p>
          </table:table-cell>
        </table:table-row>
        <table:table-row table:style-name="TableLine94495993789952">
          <table:table-cell table:style-name="Table1.A2" office:value-type="string">
            <text:p text:style-name="P8">1065</text:p>
          </table:table-cell>
          <table:table-cell table:style-name="Table1.A2" office:value-type="string">
            <text:p text:style-name="P172">Que je n’avroie pas loissir</text:p>
          </table:table-cell>
          <table:table-cell table:style-name="Table1.C2" office:value-type="string">
            <text:p text:style-name="P111">L<text:span text:style-name="T219">W</text:span>] ...laisir <text:span text:style-name="T219">(W lesir)</text:span></text:p>
          </table:table-cell>
        </table:table-row>
        <table:table-row table:style-name="TableLine94495983561600">
          <table:table-cell table:style-name="Table1.A2" office:value-type="string">
            <text:p text:style-name="P8">1066</text:p>
          </table:table-cell>
          <table:table-cell table:style-name="Table1.A2" office:value-type="string">
            <text:p text:style-name="P172">Que jes peuse depertir</text:p>
          </table:table-cell>
          <table:table-cell table:style-name="Table1.C2" office:value-type="string">
            <text:p text:style-name="P62">A<text:span text:style-name="T130">BDEH2KLT</text:span>] Quant <text:span text:style-name="T198">(L Qant)</text:span> ie <text:span text:style-name="T130">(B ges, D les, H2 iel, T le)</text:span> uodroie <text:span text:style-name="T147">(DEL uoudroie, H2 vourroie)</text:span> del <text:span text:style-name="T130">(BDH2LT departir, E dou)…</text:span> <text:s/><text:span text:style-name="T164">GIW] Quant ueudroie (I uoudroie, W vouldroye) del (I deus, W du)...</text:span></text:p>
          </table:table-cell>
        </table:table-row>
        <table:table-row table:style-name="TableLine94495992457408">
          <table:table-cell table:style-name="Table1.A2" office:value-type="string">
            <text:p text:style-name="P8">1067</text:p>
          </table:table-cell>
          <table:table-cell table:style-name="Table1.A2" office:value-type="string">
            <text:p text:style-name="P172">Atresi tost selonc amor</text:p>
          </table:table-cell>
          <table:table-cell table:style-name="Table1.C2" office:value-type="string">
            <text:p text:style-name="P62">A<text:span text:style-name="T171">H2IL</text:span>] Autre <text:span text:style-name="T198">(L Atre)</text:span> si tost segont <text:span text:style-name="T171">(H2 selonc, I segunt)…</text:span> <text:s/><text:span text:style-name="T206">T] Que autre tant segont amor <text:s/>W] Tout auxi toust...</text:span></text:p>
          </table:table-cell>
        </table:table-row>
        <table:table-row table:style-name="TableLine94495992458368">
          <table:table-cell table:style-name="Table1.A2" office:value-type="string">
            <text:p text:style-name="P8">1068</text:p>
          </table:table-cell>
          <table:table-cell table:style-name="Table1.A2" office:value-type="string">
            <text:p text:style-name="P8">Ameroit un bas vavasor</text:p>
          </table:table-cell>
          <table:table-cell table:style-name="Table1.C2" office:value-type="string">
            <text:p text:style-name="P18">B] ...poure...</text:p>
          </table:table-cell>
        </table:table-row>
        <table:table-row table:style-name="TableLine94495984831488">
          <table:table-cell table:style-name="Table1.A2" office:value-type="string">
            <text:p text:style-name="P8">1069</text:p>
          </table:table-cell>
          <table:table-cell table:style-name="Table1.A2" office:value-type="string">
            <text:p text:style-name="P8">Com un prince ou com un roi</text:p>
          </table:table-cell>
          <table:table-cell table:style-name="Table1.C2" office:value-type="string">
            <text:p text:style-name="P130">A<text:span text:style-name="T164">GH2LTW</text:span>] ...ou <text:span text:style-name="T164">(G o)</text:span> un <text:span text:style-name="T171">(H2 .j., T .i., W vng)</text:span> roi <text:s/><text:span text:style-name="T131">B] Com feroit...ou .j. roi <text:s/>I] ...ou roi</text:span></text:p>
          </table:table-cell>
        </table:table-row>
        <table:table-row table:style-name="TableLine94495984832448">
          <table:table-cell table:style-name="Table1.A2" office:value-type="string">
            <text:p text:style-name="P172">1070</text:p>
          </table:table-cell>
          <table:table-cell table:style-name="Table1.A2" office:value-type="string">
            <text:p text:style-name="P173">Et si vos dirai bien por coi</text:p>
          </table:table-cell>
          <table:table-cell table:style-name="Table1.C2" office:value-type="string">
            <text:p text:style-name="P1"/>
          </table:table-cell>
        </table:table-row>
        <table:table-row table:style-name="TableLine94495999348208">
          <table:table-cell table:style-name="Table1.A2" office:value-type="string">
            <text:p text:style-name="P172">1071</text:p>
          </table:table-cell>
          <table:table-cell table:style-name="Table1.A2" office:value-type="string">
            <text:p text:style-name="P173">Amors n’ait de paraige cure</text:p>
          </table:table-cell>
          <table:table-cell table:style-name="Table1.C2" office:value-type="string">
            <text:p text:style-name="P24">E] ---</text:p>
          </table:table-cell>
        </table:table-row>
        <table:table-row table:style-name="TableLine94495999349168">
          <table:table-cell table:style-name="Table1.A2" office:value-type="string">
            <text:p text:style-name="P172">1072</text:p>
          </table:table-cell>
          <table:table-cell table:style-name="Table1.A2" office:value-type="string">
            <text:p text:style-name="P9">Non fait mies tot per droiture (H Ne fait miez tout par mesure)</text:p>
          </table:table-cell>
          <table:table-cell table:style-name="Table1.C2" office:value-type="string">
            <text:p text:style-name="P25">E] –</text:p>
            <text:p text:style-name="P28">G] Non fait tot mie por..</text:p>
          </table:table-cell>
        </table:table-row>
        <table:table-row table:style-name="TableLine94495969636720">
          <table:table-cell table:style-name="Table1.A2" office:value-type="string">
            <text:p text:style-name="P172">1073</text:p>
          </table:table-cell>
          <table:table-cell table:style-name="Table1.A2" office:value-type="string">
            <text:p text:style-name="P9">Car asi com li livres dist (H dir)</text:p>
          </table:table-cell>
          <table:table-cell table:style-name="Table1.C2" office:value-type="string">
            <text:p text:style-name="P152">E] ---</text:p>
            <text:p text:style-name="P138">B<text:span text:style-name="T147">DGH2ILT</text:span>] ...dit...</text:p>
          </table:table-cell>
        </table:table-row>
        <table:table-row table:style-name="TableLine94495969637568">
          <table:table-cell table:style-name="Table1.A2" office:value-type="string">
            <text:p text:style-name="P54">1074</text:p>
          </table:table-cell>
          <table:table-cell table:style-name="Table1.A2" office:value-type="string">
            <text:p text:style-name="P55">N’aimmet pas bien cil qui eslist</text:p>
          </table:table-cell>
          <table:table-cell table:style-name="Table1.C2" office:value-type="string">
            <text:p text:style-name="P152">E] ---</text:p>
            <text:p text:style-name="P138">B] ...cis… <text:s/><text:span text:style-name="T171">H2] ...cil qui le lit</text:span></text:p>
          </table:table-cell>
        </table:table-row>
        <table:table-row table:style-name="TableLine94495996277760">
          <table:table-cell table:style-name="Table1.A2" office:value-type="string">
            <text:p text:style-name="P54">1075</text:p>
          </table:table-cell>
          <table:table-cell table:style-name="Table1.A2" office:value-type="string">
            <text:p text:style-name="P55">Non est amors mai truandisse</text:p>
          </table:table-cell>
          <table:table-cell table:style-name="Table1.C2" office:value-type="string">
            <text:p text:style-name="P77">B<text:span text:style-name="T147">D</text:span>] Nest pas amour <text:span text:style-name="T147">(D amors)…</text:span> <text:s/><text:span text:style-name="T155">E] Nest mais amors… <text:s/>T] ...amis… <text:s/>W] Ce nest amours...</text:span></text:p>
          </table:table-cell>
        </table:table-row>
        <table:table-row table:style-name="TableLine94495996278672">
          <table:table-cell table:style-name="Table1.A2" office:value-type="string">
            <text:p text:style-name="P54">1076</text:p>
          </table:table-cell>
          <table:table-cell table:style-name="Table1.A2" office:value-type="string">
            <text:p text:style-name="P55">Fauce amors de marcheandisse</text:p>
          </table:table-cell>
          <table:table-cell table:style-name="Table1.C2" office:value-type="string">
            <text:p text:style-name="P138">B] ….et marcheandie</text:p>
          </table:table-cell>
        </table:table-row>
        <text:soft-page-break/>
        <table:table-row table:style-name="TableLine94495981312288">
          <table:table-cell table:style-name="Table1.A2" office:value-type="string">
            <text:p text:style-name="P54">1077</text:p>
          </table:table-cell>
          <table:table-cell table:style-name="Table1.A2" office:value-type="string">
            <text:p text:style-name="P181">Que (H Qui) seit que doner et que (H qui) prent</text:p>
          </table:table-cell>
          <table:table-cell table:style-name="Table1.C130" office:value-type="string">
            <text:p text:style-name="P182">B<text:span text:style-name="T147">D</text:span>] ---</text:p>
            <text:p text:style-name="P183">A] Qui...cui donne et qui… <text:s/><text:span text:style-name="T155">E] Petit set qui donne et qui… <text:s/>GW] Qui...qui done (W donne) et que… <text:s/>H2] Qui set qui donne et quil… <text:s/>I] Qui...done… <text:s/>LT] (T Qui)...que done...</text:span></text:p>
          </table:table-cell>
        </table:table-row>
        <table:table-row table:style-name="TableLine94495981313600">
          <table:table-cell table:style-name="Table1.A2" office:value-type="string">
            <text:p text:style-name="P54">1078</text:p>
          </table:table-cell>
          <table:table-cell table:style-name="Table1.A2" office:value-type="string">
            <text:p text:style-name="P173">De fine amor ne seit noient</text:p>
          </table:table-cell>
          <table:table-cell table:style-name="Table1.C130" office:value-type="string">
            <text:p text:style-name="P77">B<text:span text:style-name="T147">D</text:span><text:span text:style-name="T249">]</text:span> ---</text:p>
          </table:table-cell>
        </table:table-row>
        <table:table-row table:style-name="TableLine94495968808448">
          <table:table-cell table:style-name="Table1.A2" office:value-type="string">
            <text:p text:style-name="P54">1079/<text:span text:style-name="T249">1097</text:span></text:p>
          </table:table-cell>
          <table:table-cell table:style-name="Table1.A2" office:value-type="string">
            <text:p text:style-name="P173">Ma fille i vodroit tost entendre</text:p>
          </table:table-cell>
          <table:table-cell table:style-name="Table1.C130" office:value-type="string">
            <text:p text:style-name="P64">A] La fille el uoil pour ce deffendre <text:s/><text:span text:style-name="T131">B] Ma fille wel porce desfendre <text:s/>DH2] Se ma fille i vuet (H2 uouloit) entendre <text:s/>E] Ma fille voudroit… <text:s/>GK] Sa fille en uoloit por ce defendre <text:s/>I] ….en uoil porce defendre <text:s/>L] …uuelt porce deffandre <text:s/>T] ...nel puis pas defandre <text:s/>W] ...si pourroit...</text:span></text:p>
          </table:table-cell>
        </table:table-row>
        <table:table-row table:style-name="TableLine94495968809408">
          <table:table-cell table:style-name="Table1.A2" office:value-type="string">
            <text:p text:style-name="P54">1080</text:p>
          </table:table-cell>
          <table:table-cell table:style-name="Table1.A2" office:value-type="string">
            <text:p text:style-name="P173">Jai ne ses garderoit a (H de) prendre</text:p>
          </table:table-cell>
          <table:table-cell table:style-name="Table1.C130" office:value-type="string">
            <text:p text:style-name="P64">A<text:span text:style-name="T131">BDEILT</text:span>] ..<text:span text:style-name="T147">(D ne si gardera, E ne si, IL ne se)</text:span>...al <text:span text:style-name="T131">(BDE au)</text:span> prendre <text:span text:style-name="T198">(L prandre)</text:span> <text:s/><text:span text:style-name="T164">G] ...se gardoit au… <text:s/>H2] ...ne si… <text:s/>W] ...ny regarderoit aprendre</text:span></text:p>
          </table:table-cell>
        </table:table-row>
        <table:table-row table:style-name="TableLine94495968127296">
          <table:table-cell table:style-name="Table1.A2" office:value-type="string">
            <text:p text:style-name="P54">1081</text:p>
          </table:table-cell>
          <table:table-cell table:style-name="Table1.A2" office:value-type="string">
            <text:p text:style-name="P173">La maistresce le roi entent</text:p>
          </table:table-cell>
          <table:table-cell table:style-name="Table1.C130" office:value-type="string">
            <text:p text:style-name="P152">E] ...bien entent <text:s/><text:span text:style-name="T172">H2] ...maitresse le… <text:s/>T] ...en entant</text:span></text:p>
          </table:table-cell>
        </table:table-row>
        <table:table-row table:style-name="TableLine94495968128256">
          <table:table-cell table:style-name="Table1.A2" office:value-type="string">
            <text:p text:style-name="P54">1082</text:p>
          </table:table-cell>
          <table:table-cell table:style-name="Table1.A2" office:value-type="string">
            <text:p text:style-name="P173">Que il dist (H Bien seit qu’il dit) voir veraiement</text:p>
          </table:table-cell>
          <table:table-cell table:style-name="Table1.C130" office:value-type="string">
            <text:p text:style-name="P64">A<text:span text:style-name="T131">BGIKLW</text:span>] <text:span text:style-name="T8">Mlt</text:span><text:span text:style-name="T44"> </text:span><text:span text:style-name="T87">(I Molt, </text:span><text:span text:style-name="T111">W Moult</text:span><text:span text:style-name="T87">) </text:span><text:span text:style-name="T44">fet</text:span><text:span text:style-name="T74"> (G</text:span><text:span text:style-name="T87">I</text:span><text:span text:style-name="T74"> fait, </text:span><text:span text:style-name="T111">W fit</text:span><text:span text:style-name="T74">) </text:span><text:span text:style-name="T44"><text:s/>bien </text:span><text:span text:style-name="T87">(I biez, </text:span><text:span text:style-name="T96">L bien fit</text:span><text:span text:style-name="T87">)</text:span><text:span text:style-name="T44"> son </text:span><text:span text:style-name="T87">(I sun)</text:span><text:span text:style-name="T44"> commandement </text:span><text:span text:style-name="T74">(G comandament, </text:span><text:span text:style-name="T87">I comandement, </text:span><text:span text:style-name="T96">L comadament, </text:span><text:span text:style-name="T111">W commendement</text:span><text:span text:style-name="T74">)</text:span><text:span text:style-name="T44"> <text:s/></text:span><text:span text:style-name="T60">D] Quil...tot ueraiement <text:s/></text:span><text:span text:style-name="T65">E] Set que il dit voir… <text:s/></text:span><text:span text:style-name="T80">H2] Si dit or sachies vraiement <text:s/></text:span><text:span text:style-name="T103">T] Bien fera son comandement</text:span></text:p>
          </table:table-cell>
        </table:table-row>
        <table:table-row table:style-name="TableLine94495990221456">
          <table:table-cell table:style-name="Table1.A2" office:value-type="string">
            <text:p text:style-name="P54">1083</text:p>
          </table:table-cell>
          <table:table-cell table:style-name="Table1.A2" office:value-type="string">
            <text:p text:style-name="P9">Ne por deniers ne por avoir</text:p>
          </table:table-cell>
          <table:table-cell table:style-name="Table1.C130" office:value-type="string">
            <text:p text:style-name="P131">A<text:span text:style-name="T147">DEGH2ILTW</text:span>] ...pour <text:span text:style-name="T147">(DEGILT por)</text:span> loier <text:span text:style-name="T164">(G loer, W loyer)</text:span>… <text:s/><text:span text:style-name="T131">B] ...por amour...</text:span></text:p>
          </table:table-cell>
        </table:table-row>
        <table:table-row table:style-name="TableLine94495969302528">
          <table:table-cell table:style-name="Table1.A2" office:value-type="string">
            <text:p text:style-name="P54">1084</text:p>
          </table:table-cell>
          <table:table-cell table:style-name="Table1.A2" office:value-type="string">
            <text:p text:style-name="P173">Ne la puet nes uns (H puis nus) hons veoir</text:p>
          </table:table-cell>
          <table:table-cell table:style-name="Table1.C130" office:value-type="string">
            <text:p text:style-name="P64">A<text:span text:style-name="T147">BDEGH2ILW</text:span>] ...<text:span text:style-name="T147">(D porroit, E porra, H2 pourra)</text:span>...nulz <text:span text:style-name="T131">(BEIL nus, D nuns, G nul, H2 nuls, W nulz)</text:span> hons <text:span text:style-name="T155">(EIL hom, G om, H2W homs)…</text:span> <text:s/><text:span text:style-name="T207">T] ...mais nuls on...</text:span></text:p>
          </table:table-cell>
        </table:table-row>
        <table:table-row table:style-name="TableLine94495969303488">
          <table:table-cell table:style-name="Table1.A2" office:value-type="string">
            <text:p text:style-name="P54">1085</text:p>
          </table:table-cell>
          <table:table-cell table:style-name="Table1.A2" office:value-type="string">
            <text:p text:style-name="P173">Mout estoit saiges hons li rois</text:p>
          </table:table-cell>
          <table:table-cell table:style-name="Table1.C130" office:value-type="string">
            <text:p text:style-name="P101">G] ...est...</text:p>
          </table:table-cell>
        </table:table-row>
        <table:table-row table:style-name="TableLine94495986282496">
          <table:table-cell table:style-name="Table1.A2" office:value-type="string">
            <text:p text:style-name="P54">1086</text:p>
          </table:table-cell>
          <table:table-cell table:style-name="Table1.A2" office:value-type="string">
            <text:p text:style-name="P173">Et si estoit assez cortois</text:p>
          </table:table-cell>
          <table:table-cell table:style-name="Table1.C130" office:value-type="string">
            <text:p text:style-name="P64">A] ...sages et cortois</text:p>
          </table:table-cell>
        </table:table-row>
        <table:table-row table:style-name="TableLine94495986283456">
          <table:table-cell table:style-name="Table1.A2" office:value-type="string">
            <text:p text:style-name="P54">1087</text:p>
          </table:table-cell>
          <table:table-cell table:style-name="Table1.A2" office:value-type="string">
            <text:p text:style-name="P173">Per (H par) proesce et per (H par) bernaige</text:p>
          </table:table-cell>
          <table:table-cell table:style-name="Table1.C130" office:value-type="string">
            <text:p text:style-name="P104">H2] ---</text:p>
            <text:p text:style-name="P64">A<text:span text:style-name="T131">BGIKTW</text:span>] Pour <text:span text:style-name="T131">(BGIK Por, T </text:span><text:span text:style-name="T40">Por</text:span><text:span text:style-name="T103">, </text:span><text:span text:style-name="T111">W Par</text:span><text:span text:style-name="T131">)</text:span>...pour <text:span text:style-name="T131">(B </text:span><text:span text:style-name="T13">por</text:span><text:span text:style-name="T50">, </text:span><text:span text:style-name="T74">G</text:span><text:span text:style-name="T88">I</text:span><text:span text:style-name="T103">T</text:span><text:span text:style-name="T74"> por</text:span><text:span text:style-name="T50">) <text:s/></text:span><text:span text:style-name="T60">D</text:span><text:span text:style-name="T65">E</text:span><text:span text:style-name="T60">] Et </text:span><text:span text:style-name="T19">per</text:span><text:span text:style-name="T60">...</text:span></text:p>
          </table:table-cell>
        </table:table-row>
        <table:table-row table:style-name="Table1.141">
          <table:table-cell table:style-name="Table1.A2" office:value-type="string">
            <text:p text:style-name="P54">1088</text:p>
          </table:table-cell>
          <table:table-cell table:style-name="Table1.A2" office:value-type="string">
            <text:p text:style-name="P173">Et per (H par) mervillous vaselaige</text:p>
          </table:table-cell>
          <table:table-cell table:style-name="Table1.C130" office:value-type="string">
            <text:p text:style-name="P104">H2] ---</text:p>
            <text:p text:style-name="P64">A<text:span text:style-name="T131">BEGIKTW</text:span>] ...pour <text:span text:style-name="T131">(B </text:span><text:span text:style-name="T13">por</text:span><text:span text:style-name="T50">, </text:span><text:span text:style-name="T65">E</text:span><text:span text:style-name="T74">G</text:span><text:span text:style-name="T88">I</text:span><text:span text:style-name="T103">T</text:span><text:span text:style-name="T65"> por</text:span><text:span text:style-name="T50">)</text:span>...</text:p>
          </table:table-cell>
        </table:table-row>
        <table:table-row table:style-name="TableLine94495977865120">
          <table:table-cell table:style-name="Table1.A2" office:value-type="string">
            <text:p text:style-name="P54">1089</text:p>
          </table:table-cell>
          <table:table-cell table:style-name="Table1.A2" office:value-type="string">
            <text:p text:style-name="P173">Fist per (H par) tot sa terre savoir</text:p>
          </table:table-cell>
          <table:table-cell table:style-name="Table1.C130" office:value-type="string">
            <text:p text:style-name="P64"><text:span text:style-name="T131">B] Par tout son regne fist <text:s/>D] ...parmi sa terre… <text:s/>E] ...</text:span><text:span text:style-name="T23">per</text:span><text:span text:style-name="T65"> son roiaume… <text:s/></text:span><text:span text:style-name="T80">H2] Par tot sa terre fist… </text:span><text:span text:style-name="T88">I] ...por tot sum regne… <text:s/></text:span><text:span text:style-name="T96">L</text:span><text:span text:style-name="T120">W</text:span><text:span text:style-name="T96">] ...</text:span><text:span text:style-name="T37">per </text:span><text:span text:style-name="T96">totes terres… </text:span></text:p>
          </table:table-cell>
        </table:table-row>
        <table:table-row table:style-name="Table1.143">
          <table:table-cell table:style-name="Table1.A2" office:value-type="string">
            <text:p text:style-name="P172">1090</text:p>
          </table:table-cell>
          <table:table-cell table:style-name="Table1.A2" office:value-type="string">
            <text:p text:style-name="P173">Qui voudroit sa fille veoir</text:p>
          </table:table-cell>
          <table:table-cell table:style-name="Table1.C130" office:value-type="string">
            <text:p text:style-name="P64">A<text:span text:style-name="T131">BGIKLW</text:span>] ...uoudra <text:span text:style-name="T131">(B volra, I uoldra, W vouldra)…</text:span> <text:s/><text:span text:style-name="T155">E] Que qui voudra...auoir <text:s/>H2] Qui sa fille voudroit… <text:s/>T] Cil qui uoudra...</text:span></text:p>
          </table:table-cell>
        </table:table-row>
        <table:table-row table:style-name="Table1.144">
          <table:table-cell table:style-name="Table1.A2" office:value-type="string">
            <text:p text:style-name="P172">1091</text:p>
          </table:table-cell>
          <table:table-cell table:style-name="Table1.A2" office:value-type="string">
            <text:p text:style-name="P173">Si le vingnet trois ans servir</text:p>
          </table:table-cell>
          <table:table-cell table:style-name="Table1.C130" office:value-type="string">
            <text:p text:style-name="P64">A] Se li iurge… <text:s/><text:span text:style-name="T198">L] Se li...ant...</text:span></text:p>
          </table:table-cell>
        </table:table-row>
        <table:table-row table:style-name="Table1.145">
          <table:table-cell table:style-name="Table1.A2" office:value-type="string">
            <text:p text:style-name="P172">1092</text:p>
          </table:table-cell>
          <table:table-cell table:style-name="Table1.A2" office:value-type="string">
            <text:p text:style-name="P173">Cheveliers qui vodrait (H vodrat) <text:soft-page-break/>venir</text:p>
          </table:table-cell>
          <table:table-cell table:style-name="Table1.C130" office:value-type="string">
            <text:p text:style-name="P64">A] ---</text:p>
            <text:p text:style-name="P77"><text:soft-page-break/>B<text:span text:style-name="T147">DGIL</text:span>] <text:span text:style-name="T165">(G Et)</text:span>...voldra <text:span text:style-name="T147">(DL uoudra, G uodra)…</text:span> <text:s/><text:span text:style-name="T155">E] ...quen voudra ioyr <text:s/>H2] ...seruir <text:s/>W] ...vouldrent...</text:span></text:p>
          </table:table-cell>
        </table:table-row>
        <table:table-row table:style-name="Table1.146">
          <table:table-cell table:style-name="Table1.A2" office:value-type="string">
            <text:p text:style-name="P172">1093</text:p>
          </table:table-cell>
          <table:table-cell table:style-name="Table1.A2" office:value-type="string">
            <text:p text:style-name="P173">A (H Au) pertir vairat la pucele</text:p>
          </table:table-cell>
          <table:table-cell table:style-name="Table1.C130" office:value-type="string">
            <text:p text:style-name="P64">A<text:span text:style-name="T131">BDEGH2IKLT</text:span>] Au <text:span text:style-name="T184">(ILT Al)</text:span>...uerra <text:span text:style-name="T165">(GIT uera)…</text:span> <text:s/><text:span text:style-name="T220">W] Au...verront...</text:span></text:p>
          </table:table-cell>
        </table:table-row>
        <table:table-row table:style-name="Table1.146">
          <table:table-cell table:style-name="Table1.A2" office:value-type="string">
            <text:p text:style-name="P172">1094</text:p>
          </table:table-cell>
          <table:table-cell table:style-name="Table1.A2" office:value-type="string">
            <text:p text:style-name="P173">Et baisserait (H baiserat) la damoisele</text:p>
          </table:table-cell>
          <table:table-cell table:style-name="Table1.C130" office:value-type="string">
            <text:p text:style-name="P64">A<text:span text:style-name="T131">BDEGH2IKLTW</text:span>] Si <text:span text:style-name="T131">(BW Et)</text:span> baisera...</text:p>
          </table:table-cell>
        </table:table-row>
        <table:table-row table:style-name="Table1.146">
          <table:table-cell table:style-name="Table1.A2" office:value-type="string">
            <text:p text:style-name="P172">1095</text:p>
          </table:table-cell>
          <table:table-cell table:style-name="Table1.A2" office:value-type="string">
            <text:p text:style-name="P173">Li rois li donrait (H donra) largement</text:p>
          </table:table-cell>
          <table:table-cell table:style-name="Table1.C130" office:value-type="string">
            <text:p text:style-name="P64">A<text:span text:style-name="T131">BDEGILTW</text:span>] ...<text:span text:style-name="T165">(G lor, L si) </text:span>donra...</text:p>
          </table:table-cell>
        </table:table-row>
        <table:table-row table:style-name="Table1.146">
          <table:table-cell table:style-name="Table1.A2" office:value-type="string">
            <text:p text:style-name="P172">1096</text:p>
          </table:table-cell>
          <table:table-cell table:style-name="Table1.A2" office:value-type="string">
            <text:p text:style-name="P173">De son or et de son argent</text:p>
          </table:table-cell>
          <table:table-cell table:style-name="Table1.C130" office:value-type="string">
            <text:p text:style-name="P40"/>
          </table:table-cell>
        </table:table-row>
        <table:table-row table:style-name="Table1.146">
          <table:table-cell table:style-name="Table1.A2" office:value-type="string">
            <text:p text:style-name="P172">1097</text:p>
          </table:table-cell>
          <table:table-cell table:style-name="Table1.A2" office:value-type="string">
            <text:p text:style-name="P173">Prinses et contes et marchis</text:p>
          </table:table-cell>
          <table:table-cell table:style-name="Table1.C130" office:value-type="string">
            <text:p text:style-name="P78">B] Li rois duce et conte... <text:s/>D] Prince conte duc... <text:s/>H2] Prince duc et conte... <text:s/>W] ...ou...ou...</text:p>
          </table:table-cell>
        </table:table-row>
        <table:table-row table:style-name="Table1.146">
          <table:table-cell table:style-name="Table1.A2" office:value-type="string">
            <text:p text:style-name="P172">1098</text:p>
          </table:table-cell>
          <table:table-cell table:style-name="Table1.A2" office:value-type="string">
            <text:p text:style-name="P173">I venoient d’atres pais</text:p>
          </table:table-cell>
          <table:table-cell table:style-name="Table1.C130" office:value-type="string">
            <text:p text:style-name="P131">A] Jl… <text:s/><text:span text:style-name="T220">W] Jlz viennent destrange...</text:span></text:p>
          </table:table-cell>
        </table:table-row>
        <table:table-row table:style-name="Table1.146">
          <table:table-cell table:style-name="Table1.A2" office:value-type="string">
            <text:p text:style-name="P172">1099</text:p>
          </table:table-cell>
          <table:table-cell table:style-name="Table1.A2" office:value-type="string">
            <text:p text:style-name="P173">Chascuns i venoit d’atre terre</text:p>
          </table:table-cell>
          <table:table-cell table:style-name="Table1.C130" office:value-type="string">
            <text:p text:style-name="P13">A<text:span text:style-name="T184">IL</text:span>] ...de sa terre <text:s/><text:span text:style-name="T131">B] Tout iuiennent destranges terres <text:s/>G] ...iuenoient… <text:s/>W] ...il...en sa terre</text:span></text:p>
          </table:table-cell>
        </table:table-row>
        <table:table-row table:style-name="Table1.146">
          <table:table-cell table:style-name="Table1.A2" office:value-type="string">
            <text:p text:style-name="P172">1100</text:p>
          </table:table-cell>
          <table:table-cell table:style-name="Table1.A2" office:value-type="string">
            <text:p text:style-name="P173">Por pris et por honor conquerre</text:p>
          </table:table-cell>
          <table:table-cell table:style-name="Table1.C130" office:value-type="string">
            <text:p text:style-name="P155">L] <text:span text:style-name="T8">Per </text:span>pris et honor...</text:p>
          </table:table-cell>
        </table:table-row>
        <table:table-row table:style-name="Table1.146">
          <table:table-cell table:style-name="Table1.A2" office:value-type="string">
            <text:p text:style-name="P172">1101</text:p>
          </table:table-cell>
          <table:table-cell table:style-name="Table1.A2" office:value-type="string">
            <text:p text:style-name="P173">Cil (H Ciz) qui trois anz avoit esté</text:p>
          </table:table-cell>
          <table:table-cell table:style-name="Table1.C130" office:value-type="string">
            <text:p text:style-name="P18">B] Cis… <text:s/><text:span text:style-name="T165">G] ...i auoit...</text:span></text:p>
          </table:table-cell>
        </table:table-row>
        <table:table-row table:style-name="Table1.146">
          <table:table-cell table:style-name="Table1.A2" office:value-type="string">
            <text:p text:style-name="P172">1102</text:p>
          </table:table-cell>
          <table:table-cell table:style-name="Table1.A2" office:value-type="string">
            <text:p text:style-name="P173">Si com ju ai davant conté</text:p>
          </table:table-cell>
          <table:table-cell table:style-name="Table1.C130" office:value-type="string">
            <text:p text:style-name="P13">A<text:span text:style-name="T131">BDEGH2IKLTW]</text:span> ...com deuant ai <text:span text:style-name="T131">(B iai deuant, DH2 est, W la)</text:span> deuise <text:span text:style-name="T155">(E raconte)</text:span></text:p>
          </table:table-cell>
        </table:table-row>
        <table:table-row table:style-name="Table1.146">
          <table:table-cell table:style-name="Table1.A2" office:value-type="string">
            <text:p text:style-name="P172">1103</text:p>
          </table:table-cell>
          <table:table-cell table:style-name="Table1.A2" office:value-type="string">
            <text:p text:style-name="P173">A (H Au) pertir la dame veoit</text:p>
          </table:table-cell>
          <table:table-cell table:style-name="Table1.C130" office:value-type="string">
            <text:p text:style-name="P64">A] Jl au… <text:s/><text:span text:style-name="T131">BDEGIKLTW] Au (LT Al)… <text:s/>H2] Au...la belle...</text:span></text:p>
          </table:table-cell>
        </table:table-row>
        <table:table-row table:style-name="Table1.146">
          <table:table-cell table:style-name="Table1.A2" office:value-type="string">
            <text:p text:style-name="P172">1104</text:p>
          </table:table-cell>
          <table:table-cell table:style-name="Table1.A2" office:value-type="string">
            <text:p text:style-name="P173">Et la baissoit se il veloit</text:p>
          </table:table-cell>
          <table:table-cell table:style-name="Table1.C130" office:value-type="string">
            <text:p text:style-name="P131">A<text:span text:style-name="T165">GIKLT</text:span>] Et baisoit <text:span text:style-name="T165">(GIL basoit)</text:span> la se...</text:p>
          </table:table-cell>
        </table:table-row>
        <table:table-row table:style-name="Table1.146">
          <table:table-cell table:style-name="Table1.A2" office:value-type="string">
            <text:p text:style-name="P172">1105</text:p>
          </table:table-cell>
          <table:table-cell table:style-name="Table1.A2" office:value-type="string">
            <text:p text:style-name="P173">Et li rois li donoit assez</text:p>
          </table:table-cell>
          <table:table-cell table:style-name="Table1.C130" office:value-type="string">
            <text:p text:style-name="P79">B] Li bons rois… <text:s/><text:span text:style-name="T220">W] Et ly donnoit le roy...</text:span></text:p>
          </table:table-cell>
        </table:table-row>
        <table:table-row table:style-name="Table1.146">
          <table:table-cell table:style-name="Table1.A2" office:value-type="string">
            <text:p text:style-name="P172">1106</text:p>
          </table:table-cell>
          <table:table-cell table:style-name="Table1.A2" office:value-type="string">
            <text:p text:style-name="P173">Argent et deniers moneez</text:p>
          </table:table-cell>
          <table:table-cell table:style-name="Table1.C130" office:value-type="string">
            <text:p text:style-name="P79">B] Auoir...moimaez <text:s/><text:span text:style-name="T147">D] Argent or deniers...</text:span></text:p>
          </table:table-cell>
        </table:table-row>
        <table:table-row table:style-name="Table1.146">
          <table:table-cell table:style-name="Table1.A2" office:value-type="string">
            <text:p text:style-name="P172">1107</text:p>
          </table:table-cell>
          <table:table-cell table:style-name="Table1.A2" office:value-type="string">
            <text:p text:style-name="P173">Cil que (H qui) la dame avoit veue</text:p>
          </table:table-cell>
          <table:table-cell table:style-name="Table1.C130" office:value-type="string">
            <text:p text:style-name="P64">A<text:span text:style-name="T147">DEGIKT</text:span>] ...qui… <text:s/><text:span text:style-name="T132">B] ...qui la pucelle veoit <text:s/>H2] ...qui la belle… <text:s/>LW] Qui...</text:span></text:p>
          </table:table-cell>
        </table:table-row>
        <table:table-row table:style-name="Table1.146">
          <table:table-cell table:style-name="Table1.A2" office:value-type="string">
            <text:p text:style-name="P172">1108</text:p>
          </table:table-cell>
          <table:table-cell table:style-name="Table1.A2" office:value-type="string">
            <text:p text:style-name="P10">Teile honor avoit conseue</text:p>
          </table:table-cell>
          <table:table-cell table:style-name="Table1.C130" office:value-type="string">
            <text:p text:style-name="P64">A] ...natoit conquesue <text:s/><text:span text:style-name="T132">B] Si grant hounor i conqueroit <text:s/>D] ...receue <text:s/>GKLW] ...nauoit conquisue (L conquesue, W conquerue) <text:s/>H2] De proesse out autant eue <text:s/>IT] ...conquesue</text:span></text:p>
          </table:table-cell>
        </table:table-row>
        <table:table-row table:style-name="Table1.146">
          <table:table-cell table:style-name="Table1.A2" office:value-type="string">
            <text:p text:style-name="P172">1109</text:p>
          </table:table-cell>
          <table:table-cell table:style-name="Table1.A2" office:value-type="string">
            <text:p text:style-name="P9">Com c’il eust II chastiaus pris</text:p>
          </table:table-cell>
          <table:table-cell table:style-name="Table1.C130" office:value-type="string">
            <text:p text:style-name="P79">B] Com si eust… <text:s text:c="2"/><text:span text:style-name="T147">DH2] ...seust III (H2 .ii.) chasteax (H2 chastiaus) conquis <text:s/>E] ...x chastiaus… <text:s/>L] ...sil aust il II… <text:s/>T] ...aust .iii. ...</text:span></text:p>
          </table:table-cell>
        </table:table-row>
        <table:table-row table:style-name="Table1.146">
          <table:table-cell table:style-name="Table1.A2" office:value-type="string">
            <text:p text:style-name="P172">1110</text:p>
          </table:table-cell>
          <table:table-cell table:style-name="Table1.A2" office:value-type="string">
            <text:p text:style-name="P173">Ou sous (H sol) II cheveliers <text:soft-page-break/>conquis</text:p>
          </table:table-cell>
          <table:table-cell table:style-name="Table1.C130" office:value-type="string">
            <text:p text:style-name="P65">A<text:span text:style-name="T185">GIK</text:span>] ...sol <text:span text:style-name="T185">(G sos, I sols)</text:span> <text:s/>trois… <text:s/><text:span text:style-name="T132">B] Ou xii </text:span><text:span text:style-name="T14">chrs…</text:span><text:span text:style-name="T51"> <text:s/></text:span><text:span text:style-name="T60">D</text:span><text:span text:style-name="T81">H2</text:span><text:span text:style-name="T60">] Ou iii </text:span><text:span text:style-name="T19">chrs</text:span><text:span text:style-name="T60"> eust pris <text:s/></text:span><text:span text:style-name="T65">E] ...cent .m. … <text:s text:c="2"/></text:span><text:span text:style-name="T97">L] </text:span><text:soft-page-break/><text:span text:style-name="T97">...iii conquis <text:s/></text:span><text:span text:style-name="T104">T] Ou quatre chiualier… <text:s/></text:span><text:span text:style-name="T112">W] Ou eust .iii. ...</text:span></text:p>
          </table:table-cell>
        </table:table-row>
        <table:table-row table:style-name="Table1.146">
          <table:table-cell table:style-name="Table1.A2" office:value-type="string">
            <text:p text:style-name="P172">1111</text:p>
          </table:table-cell>
          <table:table-cell table:style-name="Table1.A2" office:value-type="string">
            <text:p text:style-name="P173">Per (H Par) toz leus estoit alosez</text:p>
          </table:table-cell>
          <table:table-cell table:style-name="Table1.C130" office:value-type="string">
            <text:p text:style-name="P13">A<text:span text:style-name="T165">GIKT</text:span>] Par <text:span text:style-name="T208">(T </text:span><text:span text:style-name="T41">Per</text:span><text:span text:style-name="T104">)</text:span>...nestoit… <text:s/><text:span text:style-name="T132">BDH2] Partout en estoit hounerez L] ...nere… <text:s/>W] Par...en ere...</text:span></text:p>
          </table:table-cell>
        </table:table-row>
        <table:table-row table:style-name="Table1.146">
          <table:table-cell table:style-name="Table1.A2" office:value-type="string">
            <text:p text:style-name="P172">1112</text:p>
          </table:table-cell>
          <table:table-cell table:style-name="Table1.A2" office:value-type="string">
            <text:p text:style-name="P173">Et sor toz atres honorez</text:p>
          </table:table-cell>
          <table:table-cell table:style-name="Table1.C130" office:value-type="string">
            <text:p text:style-name="P13">A<text:span text:style-name="T185">ILT</text:span>] Sor touz <text:span text:style-name="T185">(I tos, LT toz)</text:span> les autres… <text:s/><text:span text:style-name="T132">BK] ...alosez (K aloisez) <text:s/>DH2] Sor touz les autres alosez (H2 alozes) <text:s/>G] Et sor toz les autres prisez</text:span></text:p>
          </table:table-cell>
        </table:table-row>
        <table:table-row table:style-name="Table1.146">
          <table:table-cell table:style-name="Table1.A2" office:value-type="string">
            <text:p text:style-name="P172">1113</text:p>
          </table:table-cell>
          <table:table-cell table:style-name="Table1.A2" office:value-type="string">
            <text:p text:style-name="P173">La dame estoit prous et senee</text:p>
          </table:table-cell>
          <table:table-cell table:style-name="Table1.C130" office:value-type="string">
            <text:p text:style-name="P14">A] ...et cortoise <text:s/><text:span text:style-name="T148">D] La pucele estoit </text:span><text:span text:style-name="T20">mlt</text:span><text:span text:style-name="T61"> senee <text:s/></text:span><text:span text:style-name="T66">E] La pucele ert… <text:s/></text:span><text:span text:style-name="T112">W] ...estoit moult </text:span><text:span text:style-name="T43">bien </text:span><text:span text:style-name="T112">sanee</text:span></text:p>
          </table:table-cell>
        </table:table-row>
        <table:table-row table:style-name="Table1.146">
          <table:table-cell table:style-name="Table1.A2" office:value-type="string">
            <text:p text:style-name="P172">1114</text:p>
          </table:table-cell>
          <table:table-cell table:style-name="Table1.A2" office:value-type="string">
            <text:p text:style-name="P55">Loing en aloit la renomee</text:p>
          </table:table-cell>
          <table:table-cell table:style-name="Table1.C130" office:value-type="string">
            <text:p text:style-name="P66">A<text:span text:style-name="T148">DEGH2IKLTW</text:span>] <text:span text:style-name="T8">Mlt</text:span><text:span text:style-name="T44"> </text:span><text:span text:style-name="T61">(D Mout, </text:span><text:span text:style-name="T112">W Moult</text:span><text:span text:style-name="T61">) </text:span><text:span text:style-name="T44">aloit </text:span><text:span text:style-name="T75">(G</text:span><text:span text:style-name="T89">I</text:span><text:span text:style-name="T97">L</text:span><text:span text:style-name="T104">T</text:span><text:span text:style-name="T75"> naloit)</text:span><text:span text:style-name="T44"> long </text:span><text:span text:style-name="T61">(D loinz, </text:span><text:span text:style-name="T67">E loins, </text:span><text:span text:style-name="T75">G</text:span><text:span text:style-name="T81">H2</text:span><text:span text:style-name="T97">L</text:span><text:span text:style-name="T104">T</text:span><text:span text:style-name="T112">W</text:span><text:span text:style-name="T75"> loing</text:span><text:span text:style-name="T61">) (D</text:span><text:span text:style-name="T67">E</text:span><text:span text:style-name="T81">H2</text:span><text:span text:style-name="T61"> sa)</text:span><text:span text:style-name="T44">… <text:s/></text:span><text:span text:style-name="T51">B] Par tout aloit...</text:span></text:p>
          </table:table-cell>
        </table:table-row>
        <table:table-row table:style-name="Table1.146"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3"/>
          </table:table-cell>
          <table:table-cell table:style-name="Table1.C130" office:value-type="string">
            <text:p text:style-name="P66">A<text:span text:style-name="T173">BGH2IKLTW</text:span>] Tuit <text:span text:style-name="T173">(B Tout)</text:span> parloient de sa <text:span text:style-name="T165">beute (BT biaute, AH2IL </text:span>bonte<text:span text:style-name="T165">)</text:span> <text:span text:style-name="T132"><text:s/></text:span><text:span text:style-name="T156">E] Trestout et de lonc et de le</text:span></text:p>
          </table:table-cell>
        </table:table-row>
        <table:table-row table:style-name="Table1.146"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3"/>
          </table:table-cell>
          <table:table-cell table:style-name="Table1.C130" office:value-type="string">
            <text:p text:style-name="P66">A<text:span text:style-name="T165">BGH2IKLTW</text:span>] De son <text:span text:style-name="T185">(I sum)</text:span> sen <text:span text:style-name="T165">(B sens, I sez, W san)</text:span> et <text:span text:style-name="T185">(I e)</text:span> de <text:span text:style-name="T173">(H2 De sa valeur de)</text:span> sa <text:span text:style-name="T165">bonte</text:span> <text:span text:style-name="T165">(AL </text:span>biaute, <text:span text:style-name="T185">I beute) <text:s text:c="3"/></text:span><text:span text:style-name="T132"><text:s/>E] En parloient de sa biaute</text:span></text:p>
          </table:table-cell>
        </table:table-row>
        <table:table-row table:style-name="Table1.146">
          <table:table-cell table:style-name="Table1.A2" office:value-type="string">
            <text:p text:style-name="P172">1115</text:p>
          </table:table-cell>
          <table:table-cell table:style-name="Table1.A2" office:value-type="string">
            <text:p text:style-name="P173">Ele estoit plus fresche que rose</text:p>
          </table:table-cell>
          <table:table-cell table:style-name="Table1.C130" office:value-type="string">
            <text:p text:style-name="P105">H2] ---</text:p>
            <text:p text:style-name="P66">A<text:span text:style-name="T156">EGIK</text:span>] Qui <text:span text:style-name="T185">(I Que)</text:span> estoit… <text:s/><text:span text:style-name="T148">D] La face ot fresche comme rose <text:s/>L] Qui ele estoit fresche que rose</text:span></text:p>
          </table:table-cell>
        </table:table-row>
        <table:table-row table:style-name="Table1.146">
          <table:table-cell table:style-name="Table1.A2" office:value-type="string">
            <text:p text:style-name="P172">1116</text:p>
          </table:table-cell>
          <table:table-cell table:style-name="Table1.A2" office:value-type="string">
            <text:p text:style-name="P173">Ses peires la tenoit enclose</text:p>
          </table:table-cell>
          <table:table-cell table:style-name="Table1.C130" office:value-type="string">
            <text:p text:style-name="P105">H2] --- <text:s/><text:span text:style-name="T221">W] Mes son pere...</text:span></text:p>
          </table:table-cell>
        </table:table-row>
        <table:table-row table:style-name="Table1.146">
          <table:table-cell table:style-name="Table1.A2" office:value-type="string">
            <text:p text:style-name="P172">1117</text:p>
          </table:table-cell>
          <table:table-cell table:style-name="Table1.A2" office:value-type="string">
            <text:p text:style-name="P173">Li rois estoit bien asassez</text:p>
          </table:table-cell>
          <table:table-cell table:style-name="Table1.C130" office:value-type="string">
            <text:p text:style-name="P66">A] ...assadez <text:s/><text:span text:style-name="T132">BDG] ...</text:span><text:span text:style-name="T14">mlt </text:span><text:span text:style-name="T61">(D mout)…</text:span><text:span text:style-name="T51"> <text:s/></text:span><text:span text:style-name="T81">H2] Son pere estoit </text:span><text:span text:style-name="T29">mlt</text:span><text:span text:style-name="T81"> assases <text:s/></text:span><text:span text:style-name="T113">W] ...sy estoit moult aises</text:span></text:p>
          </table:table-cell>
        </table:table-row>
        <table:table-row table:style-name="Table1.146">
          <table:table-cell table:style-name="Table1.A2" office:value-type="string">
            <text:p text:style-name="P172">1118</text:p>
          </table:table-cell>
          <table:table-cell table:style-name="Table1.A2" office:value-type="string">
            <text:p text:style-name="P173">O<text:span text:style-name="T208">r</text:span> et argent avoit assez</text:p>
          </table:table-cell>
          <table:table-cell table:style-name="Table1.C130" office:value-type="string">
            <text:p text:style-name="P41"/>
          </table:table-cell>
        </table:table-row>
        <table:table-row table:style-name="Table1.146">
          <table:table-cell table:style-name="Table1.A2" office:value-type="string">
            <text:p text:style-name="P172">1119</text:p>
          </table:table-cell>
          <table:table-cell table:style-name="Table1.A2" office:value-type="string">
            <text:p text:style-name="P173">Et mout avoit bele moillier</text:p>
          </table:table-cell>
          <table:table-cell table:style-name="Table1.C130" office:value-type="string">
            <text:p text:style-name="P79">INV <text:span text:style-name="T44">B] En lui auoit bon </text:span><text:span text:style-name="T8">chlr <text:s/></text:span><text:span text:style-name="T76">G</text:span><text:span text:style-name="T118">K</text:span><text:span text:style-name="T104">T</text:span><text:span text:style-name="T76">] Si estoit </text:span><text:span text:style-name="T26">mlt</text:span><text:span text:style-name="T76"> </text:span><text:span text:style-name="T118">(K molt) </text:span><text:span text:style-name="T76">buen </text:span><text:span text:style-name="T104">(T bons, </text:span><text:span text:style-name="T118">K bon</text:span><text:span text:style-name="T104">)</text:span><text:span text:style-name="T76"> </text:span><text:span text:style-name="T26">chr </text:span><text:span text:style-name="T104">(T chiualiers)</text:span><text:span text:style-name="T26"> <text:s/></text:span><text:span text:style-name="T89">I</text:span><text:span text:style-name="T98">L</text:span><text:span text:style-name="T89">] Si auoit maint buen </text:span><text:span text:style-name="T98">(L bon)</text:span><text:span text:style-name="T89"> chaualier</text:span></text:p>
            <text:p text:style-name="P66">A] Si auoit <text:span text:style-name="T8">mlt</text:span><text:span text:style-name="T44"> non </text:span><text:span text:style-name="T8">cher <text:s/></text:span><text:span text:style-name="T113">W] Si auoit moult...</text:span></text:p>
          </table:table-cell>
        </table:table-row>
        <table:table-row table:style-name="Table1.146">
          <table:table-cell table:style-name="Table1.A2" office:value-type="string">
            <text:p text:style-name="P172">1120</text:p>
          </table:table-cell>
          <table:table-cell table:style-name="Table1.A2" office:value-type="string">
            <text:p text:style-name="P173">Si estoit mout boens cheveliers</text:p>
          </table:table-cell>
          <table:table-cell table:style-name="Table1.C130" office:value-type="string">
            <text:p text:style-name="P80">INV B] E<text:span text:style-name="T148">t</text:span> si auoit belle mouillier <text:s/><text:span text:style-name="T166">GK] Si auoit </text:span><text:span text:style-name="T26">mlt </text:span><text:span text:style-name="T118">(K moltI </text:span><text:span text:style-name="T76">belle mullier <text:s/></text:span><text:span text:style-name="T186">AILT] Et (I E) </text:span><text:span text:style-name="T32">mlt</text:span><text:span text:style-name="T90"> auoit bele </text:span><text:span text:style-name="T89">(I</text:span><text:span text:style-name="T104">T</text:span><text:span text:style-name="T89"> belle)</text:span><text:span text:style-name="T90"> moillier </text:span><text:span text:style-name="T89">(I</text:span><text:span text:style-name="T104">T</text:span><text:span text:style-name="T89"> molier, </text:span><text:span text:style-name="T98">L muiller</text:span><text:span text:style-name="T89">)</text:span><text:span text:style-name="T90"> <text:s/></text:span></text:p>
            <text:p text:style-name="P80"><text:span text:style-name="T61">D</text:span><text:span text:style-name="T81">H2</text:span><text:span text:style-name="T61">] En lui auoit prou </text:span><text:span text:style-name="T81">(H2 preu)</text:span><text:span text:style-name="T61"> </text:span><text:span text:style-name="T20">chr </text:span><text:span text:style-name="T61"><text:s/></text:span><text:span text:style-name="T113">W] Et auoit maint...</text:span></text:p>
          </table:table-cell>
        </table:table-row>
        <table:table-row table:style-name="Table1.146">
          <table:table-cell table:style-name="Table1.A2" office:value-type="string">
            <text:p text:style-name="P172">1121</text:p>
          </table:table-cell>
          <table:table-cell table:style-name="Table1.A2" office:value-type="string">
            <text:p text:style-name="P173">Sa fille forment li plaissoit</text:p>
          </table:table-cell>
          <table:table-cell table:style-name="Table1.C130" office:value-type="string">
            <text:p text:style-name="P79">B] ...<text:span text:style-name="T8">mlt</text:span><text:span text:style-name="T44"> bien… <text:s/></text:span><text:span text:style-name="T67">E] ...</text:span><text:span text:style-name="T24">mlt</text:span><text:span text:style-name="T67"> li replaisoit</text:span></text:p>
          </table:table-cell>
        </table:table-row>
        <table:table-row table:style-name="Table1.146">
          <table:table-cell table:style-name="Table1.A2" office:value-type="string">
            <text:p text:style-name="P172">1122</text:p>
          </table:table-cell>
          <table:table-cell table:style-name="Table1.A2" office:value-type="string">
            <text:p text:style-name="P174">Tot avoit quanque il veloit</text:p>
          </table:table-cell>
          <table:table-cell table:style-name="Table1.C130" office:value-type="string">
            <text:p text:style-name="P79">B] Et de <text:span text:style-name="T8">mlt</text:span><text:span text:style-name="T44"> grant amour lamoit</text:span></text:p>
            <text:p text:style-name="P66">A<text:span text:style-name="T156">EGH2IKLTW</text:span>] ...ce <text:span text:style-name="T222">(W se, K cil)</text:span> que il <text:span text:style-name="T166">(GK quil, I quele, W quelle)</text:span>...</text:p>
          </table:table-cell>
        </table:table-row>
        <table:table-row table:style-name="Table1.146">
          <table:table-cell table:style-name="Table1.A2" office:value-type="string">
            <text:p text:style-name="P172">1123</text:p>
          </table:table-cell>
          <table:table-cell table:style-name="Table1.A2" office:value-type="string">
            <text:p text:style-name="P174">Et sa terre tenoit em paix</text:p>
          </table:table-cell>
          <table:table-cell table:style-name="Table1.C130" office:value-type="string">
            <text:p text:style-name="P19">B] A grant hounour fu et empais <text:s/><text:span text:style-name="T226">K] ...ses terres...</text:span></text:p>
          </table:table-cell>
        </table:table-row>
        <table:table-row table:style-name="Table1.146"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174"/>
          </table:table-cell>
          <table:table-cell table:style-name="Table1.C130" office:value-type="string">
            <text:p text:style-name="P79">B] <text:span text:style-name="T8">Mlt</text:span><text:span text:style-name="T44"> se deduit en son palais</text:span></text:p>
          </table:table-cell>
        </table:table-row>
        <text:soft-page-break/>
        <table:table-row table:style-name="Table1.146">
          <table:table-cell table:style-name="Table1.A2" office:value-type="string">
            <text:p text:style-name="P172">1124</text:p>
          </table:table-cell>
          <table:table-cell table:style-name="Table1.A2" office:value-type="string">
            <text:p text:style-name="P174">Del grant anui et del grant faix</text:p>
          </table:table-cell>
          <table:table-cell table:style-name="Table1.C130" office:value-type="string">
            <text:p text:style-name="P79">B] Mais son anui ne savoit mie <text:s/><text:span text:style-name="T199">LW] De...de...</text:span></text:p>
          </table:table-cell>
        </table:table-row>
        <table:table-row table:style-name="Table1.146">
          <table:table-cell table:style-name="Table1.A2" office:value-type="string">
            <text:p text:style-name="P172">1125</text:p>
          </table:table-cell>
          <table:table-cell table:style-name="Table1.A2" office:value-type="string">
            <text:p text:style-name="P174">Que li venoit ne savoit mie</text:p>
          </table:table-cell>
          <table:table-cell table:style-name="Table1.C130" office:value-type="string">
            <text:p text:style-name="P79">B] Qui li uint et il ne taria mie <text:s/><text:span text:style-name="T222">W] Qui se voloit...</text:span></text:p>
            <text:p text:style-name="P66">A<text:span text:style-name="T148">DEH2KT</text:span>] Qui…<text:span text:style-name="T226">(K nen)...</text:span> <text:s/><text:span text:style-name="T166">G] ...nel… <text:s/>I] Quil li...</text:span></text:p>
          </table:table-cell>
        </table:table-row>
        <table:table-row table:style-name="Table1.146">
          <table:table-cell table:style-name="Table1.A2" office:value-type="string">
            <text:p text:style-name="P172">1126</text:p>
          </table:table-cell>
          <table:table-cell table:style-name="Table1.A2" office:value-type="string">
            <text:p text:style-name="P174">Por ce fet chascuns hons folie</text:p>
          </table:table-cell>
          <table:table-cell table:style-name="Table1.C130" office:value-type="string">
            <text:p text:style-name="P19">B] Por ce est fox hons qui sor gueille</text:p>
            <text:p text:style-name="P14">A<text:span text:style-name="T166">GK</text:span>] ...fait nulz <text:span text:style-name="T166">(G nuls, K nus)</text:span>… <text:s/><text:span text:style-name="T148">DEH2] ...fait li hons (E hon, H2 homs) grant… <text:s/>ILT] ...neguns (L negon)… <text:s/>W] ...fait vn homs grant...</text:span></text:p>
          </table:table-cell>
        </table:table-row>
        <table:table-row table:style-name="Table1.146">
          <table:table-cell table:style-name="Table1.A2" office:value-type="string">
            <text:p text:style-name="P172">1127</text:p>
          </table:table-cell>
          <table:table-cell table:style-name="Table1.A2" office:value-type="string">
            <text:p text:style-name="P174">Qui s’orgoille por bone estance</text:p>
          </table:table-cell>
          <table:table-cell table:style-name="Table1.C130" office:value-type="string">
            <text:p text:style-name="P19">B] Ne sceit quez maus li apareille <text:s/><text:span text:style-name="T185">I] ...sergue… <text:s/>W] ...tres mal jlpence(?)</text:span></text:p>
          </table:table-cell>
        </table:table-row>
        <table:table-row table:style-name="Table1.146">
          <table:table-cell table:style-name="Table1.A2" office:value-type="string">
            <text:p text:style-name="P172">1128/<text:span text:style-name="T250">1148</text:span></text:p>
          </table:table-cell>
          <table:table-cell table:style-name="Table1.A2" office:value-type="string">
            <text:p text:style-name="P174">Car chascuns hons est em balance</text:p>
          </table:table-cell>
          <table:table-cell table:style-name="Table1.C130" office:value-type="string">
            <text:p text:style-name="P79">B] ---</text:p>
            <text:p text:style-name="P66"><text:span text:style-name="T148">DEGH2IKLT</text:span><text:span text:style-name="T250">A</text:span><text:span text:style-name="T148">] Que (H2 Car, I Quar) touz (E tous, GKLT toz, I tos) li (IL le) monz (EH2I mons, GK mont) est… <text:s/>W] Tout le monde en et en balence</text:span></text:p>
          </table:table-cell>
        </table:table-row>
        <table:table-row table:style-name="Table1.146">
          <table:table-cell table:style-name="Table1.A2" office:value-type="string">
            <text:p text:style-name="P172">1129</text:p>
          </table:table-cell>
          <table:table-cell table:style-name="Table1.A2" office:value-type="string">
            <text:p text:style-name="P56">Fortune viret tot le mont</text:p>
          </table:table-cell>
          <table:table-cell table:style-name="Table1.C130" office:value-type="string">
            <text:p text:style-name="P81">B] ...cerche tout… <text:s/><text:span text:style-name="T148">DH2] ...torne (H2 tourne)… <text:s/>E] ...se ioue del...</text:span></text:p>
          </table:table-cell>
        </table:table-row>
        <table:table-row table:style-name="Table1.146">
          <table:table-cell table:style-name="Table1.A2" office:value-type="string">
            <text:p text:style-name="P172">1130</text:p>
          </table:table-cell>
          <table:table-cell table:style-name="Table1.A2" office:value-type="string">
            <text:p text:style-name="P174">L’un fet riche l’atre comfont</text:p>
          </table:table-cell>
          <table:table-cell table:style-name="Table1.C130" office:value-type="string">
            <text:p text:style-name="P42"/>
          </table:table-cell>
        </table:table-row>
        <table:table-row table:style-name="Table1.146">
          <table:table-cell table:style-name="Table1.A2" office:value-type="string">
            <text:p text:style-name="P172">1131</text:p>
          </table:table-cell>
          <table:table-cell table:style-name="Table1.A2" office:value-type="string">
            <text:p text:style-name="P174">Et cil est mout fols que s’i croit</text:p>
          </table:table-cell>
          <table:table-cell table:style-name="Table1.C130" office:value-type="string">
            <text:p text:style-name="P14">A<text:span text:style-name="T133">BEGIKLTW</text:span>] ...qui la <text:span text:style-name="T133">(B le)</text:span> croit <text:s/><text:span text:style-name="T148">D] ...qui si… <text:s/>H2] ...qui ce...</text:span></text:p>
          </table:table-cell>
        </table:table-row>
        <table:table-row table:style-name="Table1.146">
          <table:table-cell table:style-name="Table1.A2" office:value-type="string">
            <text:p text:style-name="P172">1132</text:p>
          </table:table-cell>
          <table:table-cell table:style-name="Table1.A2" office:value-type="string">
            <text:p text:style-name="P174">Tot le mont cerche et riens ne voit</text:p>
          </table:table-cell>
          <table:table-cell table:style-name="Table1.C130" office:value-type="string">
            <text:p text:style-name="P23">D<text:span text:style-name="T174">H2ILW</text:span>] ...cerche <text:span text:style-name="T199">(LW serche)</text:span> rien <text:span text:style-name="T185">(I riez)</text:span>...</text:p>
          </table:table-cell>
        </table:table-row>
        <table:table-row table:style-name="Table1.146">
          <table:table-cell table:style-name="Table1.A2" office:value-type="string">
            <text:p text:style-name="P172">1133</text:p>
          </table:table-cell>
          <table:table-cell table:style-name="Table1.A2" office:value-type="string">
            <text:p text:style-name="P174">A tez donet que ses veist</text:p>
          </table:table-cell>
          <table:table-cell table:style-name="Table1.C130" office:value-type="string">
            <text:p text:style-name="P23">D<text:span text:style-name="T174">H2</text:span>] ---</text:p>
            <text:p text:style-name="P14">A] A ceulz donne cele uist <text:s/><text:span text:style-name="T133">BEGIKLW] ...donne (GIKL done) selle (EIK sele, W celle)...</text:span></text:p>
          </table:table-cell>
        </table:table-row>
        <table:table-row table:style-name="Table1.146">
          <table:table-cell table:style-name="Table1.A2" office:value-type="string">
            <text:p text:style-name="P172">1134</text:p>
          </table:table-cell>
          <table:table-cell table:style-name="Table1.A2" office:value-type="string">
            <text:p text:style-name="P174">Je cuit que ansois lor tosist</text:p>
          </table:table-cell>
          <table:table-cell table:style-name="Table1.C130" office:value-type="string">
            <text:p text:style-name="P94">D<text:span text:style-name="T174">H2</text:span>] ---</text:p>
            <text:p text:style-name="P66">A] Je croi que enans… <text:s/><text:span text:style-name="T166">G] Je croi quar auant… B] Je croi bien quelle li tolsist <text:s/>E] ...croi...retraisist <text:s/>IK] Je croi che (K que) auant… <text:s/>L] Si croit auant que li tolist <text:s/>T] Je croi que… <text:s/>W] Je que avant ly tolist</text:span></text:p>
          </table:table-cell>
        </table:table-row>
        <table:table-row table:style-name="Table1.146">
          <table:table-cell table:style-name="Table1.A2" office:value-type="string">
            <text:p text:style-name="P172">1135</text:p>
          </table:table-cell>
          <table:table-cell table:style-name="Table1.A2" office:value-type="string">
            <text:p text:style-name="P174">Per tot escoutet mot ne sone</text:p>
          </table:table-cell>
          <table:table-cell table:style-name="Table1.C130" office:value-type="string">
            <text:p text:style-name="P66">A<text:span text:style-name="T166">GH2</text:span>] Par… <text:s/><text:span text:style-name="T133">BKT] Par (T </text:span><text:span text:style-name="T41">Par</text:span><text:span text:style-name="T104">)</text:span><text:span text:style-name="T133">...et mot… <text:s/>I] ...</text:span><text:span text:style-name="T31">mlt</text:span><text:span text:style-name="T89"> ne...</text:span></text:p>
          </table:table-cell>
        </table:table-row>
        <table:table-row table:style-name="Table1.146">
          <table:table-cell table:style-name="Table1.A2" office:value-type="string">
            <text:p text:style-name="P172">1136</text:p>
          </table:table-cell>
          <table:table-cell table:style-name="Table1.A2" office:value-type="string">
            <text:p text:style-name="P174">As uns tot et as atres done</text:p>
          </table:table-cell>
          <table:table-cell table:style-name="Table1.C130" office:value-type="string">
            <text:p text:style-name="P20">B<text:span text:style-name="T148">DH2</text:span>] Alun...alautre… <text:span text:style-name="T166">G] ...tout as… <text:s/>I] a uns tor… <text:s/></text:span><text:span text:style-name="T245">L] Asoms tant as autres done</text:span><text:span text:style-name="T166"> <text:s/>W] ...tost...</text:span></text:p>
          </table:table-cell>
        </table:table-row>
        <table:table-row table:style-name="Table1.146">
          <table:table-cell table:style-name="Table1.A2" office:value-type="string">
            <text:p text:style-name="P172">1137</text:p>
          </table:table-cell>
          <table:table-cell table:style-name="Table1.A2" office:value-type="string">
            <text:p text:style-name="P174">Maint gentil clerc maint chevalier</text:p>
          </table:table-cell>
          <table:table-cell table:style-name="Table1.C130" office:value-type="string">
            <text:p text:style-name="P27">T] ...clert...</text:p>
          </table:table-cell>
        </table:table-row>
        <table:table-row table:style-name="Table1.146">
          <table:table-cell table:style-name="Table1.A2" office:value-type="string">
            <text:p text:style-name="P172">1138</text:p>
          </table:table-cell>
          <table:table-cell table:style-name="Table1.A2" office:value-type="string">
            <text:p text:style-name="P174">Fet permi le mont mendier</text:p>
          </table:table-cell>
          <table:table-cell table:style-name="Table1.C130" office:value-type="string">
            <text:p text:style-name="P66">A] ...mander <text:s/><text:span text:style-name="T133">B] ...par le monde… <text:s/>E] ...</text:span><text:span text:style-name="T24">per</text:span><text:span text:style-name="T67"> le siecle… <text:s/></text:span><text:span text:style-name="T89">I] ...uidier <text:s/></text:span><text:span text:style-name="T98">L</text:span><text:span text:style-name="T114">W</text:span><text:span text:style-name="T98">] ...il </text:span><text:span text:style-name="T114">(W elle)</text:span><text:span text:style-name="T98"> per </text:span><text:span text:style-name="T114">(W par)</text:span><text:span text:style-name="T98"> le mont foleier </text:span><text:span text:style-name="T114">(W folaier)</text:span></text:p>
          </table:table-cell>
        </table:table-row>
        <table:table-row table:style-name="Table1.146">
          <table:table-cell table:style-name="Table1.A2" office:value-type="string">
            <text:p text:style-name="P172">1139</text:p>
          </table:table-cell>
          <table:table-cell table:style-name="Table1.A2" office:value-type="string">
            <text:p text:style-name="P174">Fortune met en halt estaige</text:p>
          </table:table-cell>
          <table:table-cell table:style-name="Table1.C130" office:value-type="string">
            <text:p text:style-name="P2"/>
          </table:table-cell>
        </table:table-row>
        <text:soft-page-break/>
        <table:table-row table:style-name="Table1.146">
          <table:table-cell table:style-name="Table1.A2" office:value-type="string">
            <text:p text:style-name="P172">1140</text:p>
          </table:table-cell>
          <table:table-cell table:style-name="Table1.A2" office:value-type="string">
            <text:p text:style-name="P56">Un vilain de petit paraige</text:p>
          </table:table-cell>
          <table:table-cell table:style-name="Table1.C130" office:value-type="string">
            <text:p text:style-name="P81">B] Le… <text:s/><text:span text:style-name="T156">E] ...poure… <text:s/>H2] J homme...</text:span></text:p>
          </table:table-cell>
        </table:table-row>
        <table:table-row table:style-name="Table1.146">
          <table:table-cell table:style-name="Table1.A2" office:value-type="string">
            <text:p text:style-name="P172">1141</text:p>
          </table:table-cell>
          <table:table-cell table:style-name="Table1.A2" office:value-type="string">
            <text:p text:style-name="P174">Signor le fet de mainte gent</text:p>
          </table:table-cell>
          <table:table-cell table:style-name="Table1.C130" office:value-type="string">
            <text:p text:style-name="P66">A<text:span text:style-name="T156">EIKT</text:span>] ...en fait… <text:s/><text:span text:style-name="T133">B] Et grant bien fait a… <text:s/>G] Seignor fet hom… <text:s/>H2] ...maintenant</text:span></text:p>
          </table:table-cell>
        </table:table-row>
        <table:table-row table:style-name="Table1.146">
          <table:table-cell table:style-name="Table1.A2" office:value-type="string">
            <text:p text:style-name="P8">1142</text:p>
          </table:table-cell>
          <table:table-cell table:style-name="Table1.A2" office:value-type="string">
            <text:p text:style-name="P174">Puels quant Fortune s’i reprent</text:p>
          </table:table-cell>
          <table:table-cell table:style-name="Table1.C130" office:value-type="string">
            <text:p text:style-name="P66">A<text:span text:style-name="T166">GIKLT</text:span>] ...se repent <text:span text:style-name="T209">(T repant)</text:span> <text:s/><text:span text:style-name="T133">B] Et quant...se… <text:s/>D] Porquant...se repent <text:s/>E] Et puis quant ele sen repent <text:s/>H2] Piuis que...se repent <text:s/>W] Et puis quant elle se...</text:span></text:p>
          </table:table-cell>
        </table:table-row>
        <table:table-row table:style-name="Table1.146">
          <table:table-cell table:style-name="Table1.A2" office:value-type="string">
            <text:p text:style-name="P172">1143</text:p>
          </table:table-cell>
          <table:table-cell table:style-name="Table1.A2" office:value-type="string">
            <text:p text:style-name="P174">Se li tot en mout poc d’ure</text:p>
          </table:table-cell>
          <table:table-cell table:style-name="Table1.C130" office:value-type="string">
            <text:p text:style-name="P66">A<text:span text:style-name="T156">EGIKT</text:span>] Se <text:span text:style-name="T156">(EGIK Si)</text:span> li tolt <text:span text:style-name="T185">(IKT tout)</text:span> tout <text:span text:style-name="T166">(GIKT tot)</text:span> en petit dore <text:span text:style-name="T156">(E deure)</text:span> <text:s/><text:span text:style-name="T133">B] Tout leur tolt...petit… <text:s/>D] Se li tolt tot en… <text:s text:c="2"/>H2] Si toult tout en petit… <text:s/>L] Selitant tot en petit dore <text:s/>W] Toute elle ly tost en peu...</text:span></text:p>
          </table:table-cell>
        </table:table-row>
        <table:table-row table:style-name="Table1.146">
          <table:table-cell table:style-name="Table1.A2" office:value-type="string">
            <text:p text:style-name="P172">1144</text:p>
          </table:table-cell>
          <table:table-cell table:style-name="Table1.A2" office:value-type="string">
            <text:p text:style-name="P174">Puels si l’abat outre mesure</text:p>
          </table:table-cell>
          <table:table-cell table:style-name="Table1.C130" office:value-type="string">
            <text:p text:style-name="P23">D] Celui desouz torne au desore</text:p>
            <text:p text:style-name="P14">A<text:span text:style-name="T185">ILTW</text:span>] Celui abat autre <text:span text:style-name="T199">(LT autrui, W lautre)</text:span> met sore <text:span text:style-name="T222">(W sure)</text:span> <text:span text:style-name="T133">B] Embas les met autres deseure <text:s/>EGK] Celui abat lautre met seure (G sore, K desore)</text:span></text:p>
          </table:table-cell>
        </table:table-row>
        <table:table-row table:style-name="Table1.146">
          <table:table-cell table:style-name="Table1.A2" office:value-type="string">
            <text:p text:style-name="P172">1145</text:p>
          </table:table-cell>
          <table:table-cell table:style-name="Table1.A2" office:value-type="string">
            <text:p text:style-name="P174">Avoir done por deservir</text:p>
          </table:table-cell>
          <table:table-cell table:style-name="Table1.C130" office:value-type="string">
            <text:p text:style-name="P29">A<text:span text:style-name="T133">BEGIKLTW</text:span>] <text:span text:style-name="T199">(L Auoit)</text:span>...pour <text:span text:style-name="T133">(BLT </text:span><text:span text:style-name="T15">por</text:span><text:span text:style-name="T133">, EGIK por)</text:span> deceuoir <text:s/><text:span text:style-name="T148">DH2] ...(H2 tourne) por (H2 pour) ioie auoir</text:span></text:p>
          </table:table-cell>
        </table:table-row>
        <table:table-row table:style-name="Table1.146">
          <table:table-cell table:style-name="Table1.A2" office:value-type="string">
            <text:p text:style-name="P172">1146</text:p>
          </table:table-cell>
          <table:table-cell table:style-name="Table1.A2" office:value-type="string">
            <text:p text:style-name="P174">Primes fet joie puels doloir</text:p>
          </table:table-cell>
          <table:table-cell table:style-name="Table1.C130" office:value-type="string">
            <text:p text:style-name="P20">B<text:span text:style-name="T175">H2W</text:span>] ...et puis… <text:s/><text:span text:style-name="T148">D] Premiers… <text:s/>E] ...por doloir <text:s/>I] Princeps fait iore...</text:span></text:p>
          </table:table-cell>
        </table:table-row>
        <table:table-row table:style-name="Table1.146">
          <table:table-cell table:style-name="Table1.A2" office:value-type="string">
            <text:p text:style-name="P172">1147</text:p>
          </table:table-cell>
          <table:table-cell table:style-name="Table1.A2" office:value-type="string">
            <text:p text:style-name="P174">Selui que tot <text:span text:style-name="T7">(H cui tolt)</text:span> fait pis assez</text:p>
          </table:table-cell>
          <table:table-cell table:style-name="Table1.C130" office:value-type="string">
            <text:p text:style-name="P14">A<text:span text:style-name="T133">BGH2T</text:span>] ...cui tolt <text:span text:style-name="T209">(T tout)</text:span>… <text:s/><text:span text:style-name="T148">DE] ...quel (E quil) tolt… <text:s/>IL] ...cui tolt (L touz) fai (L fait) pais (L pes)...</text:span></text:p>
          </table:table-cell>
        </table:table-row>
        <table:table-row table:style-name="Table1.146">
          <table:table-cell table:style-name="Table1.A2" office:value-type="string">
            <text:p text:style-name="P172">1148</text:p>
          </table:table-cell>
          <table:table-cell table:style-name="Table1.A2" office:value-type="string">
            <text:p text:style-name="P174">Que se jai ne li fust donez</text:p>
          </table:table-cell>
          <table:table-cell table:style-name="Table1.C130" office:value-type="string">
            <text:p text:style-name="P66">A] Que si ia… <text:s/><text:span text:style-name="T133">B] Que sonques ne… <text:s/>L] Que se il ne il fu...</text:span></text:p>
          </table:table-cell>
        </table:table-row>
        <table:table-row table:style-name="Table1.146">
          <table:table-cell table:style-name="Table1.A2" office:value-type="string">
            <text:p text:style-name="P172">1149</text:p>
          </table:table-cell>
          <table:table-cell table:style-name="Table1.A2" office:value-type="string">
            <text:p text:style-name="P56">Li vilains dist et si a droit </text:p>
          </table:table-cell>
          <table:table-cell table:style-name="Table1.C130" office:value-type="string">
            <text:p text:style-name="P81">B] ...et il a… <text:s/><text:span text:style-name="T157">E] ...dist assez a droit <text:s/>GK] ...et a (K sia) bien droit <text:s text:c="2"/>T] ...et a assez droit <text:s/>W] ...et il la droit</text:span></text:p>
          </table:table-cell>
        </table:table-row>
        <table:table-row table:style-name="Table1.206">
          <table:table-cell table:style-name="Table1.A2" office:value-type="string">
            <text:p text:style-name="P172">1150</text:p>
          </table:table-cell>
          <table:table-cell table:style-name="Table1.A2" office:value-type="string">
            <text:p text:style-name="P56">Que cuers ne duelt que eus ne voit (F eus ne voit et cuers ne duelt, <text:span text:style-name="T7">H ne duelt ce k’ielz ne voit</text:span>)</text:p>
          </table:table-cell>
          <table:table-cell table:style-name="Table1.C130" office:value-type="string">
            <text:p text:style-name="P97">E] Cui...ne iex… <text:s/><text:span text:style-name="T185">I] ...deut cui zeius neuoit <text:s/>T] ...deut ciueuz neuoit <text:s/>W] ...qui oil… <text:s/>K] Qui...</text:span></text:p>
          </table:table-cell>
        </table:table-row>
        <table:table-row table:style-name="Table1.146">
          <table:table-cell table:style-name="Table1.A2" office:value-type="string">
            <text:p text:style-name="P172">1151</text:p>
          </table:table-cell>
          <table:table-cell table:style-name="Table1.A2" office:value-type="string">
            <text:p text:style-name="P56">As uns donet mout largement</text:p>
          </table:table-cell>
          <table:table-cell table:style-name="Table1.C130" office:value-type="string">
            <text:p text:style-name="P81">B] A lun donne… <text:s/><text:span text:style-name="T227">K] A <text:s/>ses done...</text:span></text:p>
          </table:table-cell>
        </table:table-row>
        <table:table-row table:style-name="Table1.146">
          <table:table-cell table:style-name="Table1.A2" office:value-type="string">
            <text:p text:style-name="P54">1152</text:p>
          </table:table-cell>
          <table:table-cell table:style-name="Table1.A2" office:value-type="string">
            <text:p text:style-name="P56">Les atres paiet de noient</text:p>
          </table:table-cell>
          <table:table-cell table:style-name="Table1.C130" office:value-type="string">
            <text:p text:style-name="P81">B] Et lautre paie… <text:s/><text:span text:style-name="T175">H2] Aus autres...</text:span></text:p>
          </table:table-cell>
        </table:table-row>
        <table:table-row table:style-name="Table1.146">
          <table:table-cell table:style-name="Table1.A2" office:value-type="string">
            <text:p text:style-name="P172">1153</text:p>
          </table:table-cell>
          <table:table-cell table:style-name="Table1.A2" office:value-type="string">
            <text:p text:style-name="P56">En demi jor ait si gasté (F Et done seu qui est, <text:span text:style-name="T7">H Et done ce qui est</text:span>)</text:p>
          </table:table-cell>
          <table:table-cell table:style-name="Table1.C130" office:value-type="string">
            <text:p text:style-name="P132">A<text:span text:style-name="T185">ILW</text:span>] Et en <text:span text:style-name="T185">(ILW En)</text:span> demi <text:span text:style-name="T199">(L dimi)</text:span> iour <text:span text:style-name="T185">(I ior, L ore) </text:span>a si <text:span text:style-name="T222">(W il a)</text:span> robe</text:p>
          </table:table-cell>
        </table:table-row>
        <table:table-row table:style-name="Table1.146">
          <table:table-cell table:style-name="Table1.A2" office:value-type="string">
            <text:p text:style-name="P172">1154</text:p>
          </table:table-cell>
          <table:table-cell table:style-name="Table1.A2" office:value-type="string">
            <text:p text:style-name="P56">A cui ait XXX tans (F stans) <text:soft-page-break/>doné</text:p>
          </table:table-cell>
          <table:table-cell table:style-name="Table1.C130" office:value-type="string">
            <text:p text:style-name="P66">A<text:span text:style-name="T148">DEGH2IKLTW</text:span>] Celui <text:span text:style-name="T166">(G Cellui, W Cil)</text:span> cui <text:span text:style-name="T166">(GW a qui, I chi, L </text:span><text:span text:style-name="T26">qui</text:span><text:span text:style-name="T166">)</text:span> a XXX anz <text:span text:style-name="T157">(EIW ans)</text:span> done <text:soft-page-break/><text:span text:style-name="T157">(EH2W donne)</text:span> <text:s/><text:span text:style-name="T133">B] Cel qui a mil iii ars amasse </text:span></text:p>
          </table:table-cell>
        </table:table-row>
        <table:table-row table:style-name="Table1.146">
          <table:table-cell table:style-name="Table1.A2" office:value-type="string">
            <text:p text:style-name="P172">1155</text:p>
          </table:table-cell>
          <table:table-cell table:style-name="Table1.A2" office:value-type="string">
            <text:p text:style-name="P174">Qu’il n’ait a <text:span text:style-name="T7">(H au)</text:span> <text:span text:style-name="T7">d</text:span>emain que despandre</text:p>
          </table:table-cell>
          <table:table-cell table:style-name="Table1.C130" office:value-type="string">
            <text:p text:style-name="P66">A<text:span text:style-name="T199">LT</text:span>] ...na lendemain… <text:s/><text:span text:style-name="T133">BG] Que lendemain (G lademain) na que… <text:s/>DH2] Que il na lendemain...prendre (H2 penre) <text:s/>E] ...el demain… <text:s/>I] Qui na le demain… <text:s/>W] Tant qui na le main que… <text:s/>K] ...au...</text:span></text:p>
          </table:table-cell>
        </table:table-row>
        <table:table-row table:style-name="Table1.146">
          <table:table-cell table:style-name="Table1.A2" office:value-type="string">
            <text:p text:style-name="P172">1156</text:p>
          </table:table-cell>
          <table:table-cell table:style-name="Table1.A2" office:value-type="string">
            <text:p text:style-name="P174">Autrui que doner <text:span text:style-name="T7">(F Selui que donet, H Celui que donner)</text:span> nes que prendre</text:p>
          </table:table-cell>
          <table:table-cell table:style-name="Table1.C130" office:value-type="string">
            <text:p text:style-name="P94">D<text:span text:style-name="T176">H2</text:span>] Ne que doner <text:span text:style-name="T176">(H2 donner)</text:span> ne que despendre <text:s/><text:span text:style-name="T157">E] Nena que...ne… <text:s/>LW] Autrui ne puet (W peut) doner (W donner) ne tendre (W tandre)</text:span></text:p>
          </table:table-cell>
        </table:table-row>
        <table:table-row table:style-name="Table1.146">
          <table:table-cell table:style-name="Table1.A2" office:value-type="string">
            <text:p text:style-name="P172">1157</text:p>
          </table:table-cell>
          <table:table-cell table:style-name="Table1.A2" office:value-type="string">
            <text:p text:style-name="P174">Telz i ait cui done le soir</text:p>
          </table:table-cell>
          <table:table-cell table:style-name="Table1.C130" office:value-type="string">
            <text:p text:style-name="P132">A<text:span text:style-name="T176">H2TW</text:span>] ...qui… <text:s/><text:span text:style-name="T157">E] ...y a quel… <text:s/>I] ...que...</text:span></text:p>
          </table:table-cell>
        </table:table-row>
        <table:table-row table:style-name="Table1.146">
          <table:table-cell table:style-name="Table1.A2" office:value-type="string">
            <text:p text:style-name="P172">1158</text:p>
          </table:table-cell>
          <table:table-cell table:style-name="Table1.A2" office:value-type="string">
            <text:p text:style-name="P174">Que a <text:span text:style-name="T7">(H Qui au)</text:span> matin le welt ravoir</text:p>
          </table:table-cell>
          <table:table-cell table:style-name="Table1.C130" office:value-type="string">
            <text:p text:style-name="P66">A<text:span text:style-name="T157">EGK</text:span>] Et au demain le…<text:span text:style-name="T166">(GK auoir)</text:span> <text:s/><text:span text:style-name="T134">B] Que londemain le welt… <text:s/>DT] Et landemain (T lendemain)…(T auoir) <text:s/>IL] Et al matin...auoit (L auoir) <text:s/>W] Que le...auoir</text:span></text:p>
          </table:table-cell>
        </table:table-row>
        <table:table-row table:style-name="Table1.146">
          <table:table-cell table:style-name="Table1.A2" office:value-type="string">
            <text:p text:style-name="P172">1159</text:p>
          </table:table-cell>
          <table:table-cell table:style-name="Table1.A2" office:value-type="string">
            <text:p text:style-name="P174">Que a <text:span text:style-name="T7">(H Qui au)</text:span> chief d’un an ou de dous</text:p>
          </table:table-cell>
          <table:table-cell table:style-name="Table1.C130" office:value-type="string">
            <text:p text:style-name="P158">T] ---</text:p>
            <text:p text:style-name="P132">A<text:span text:style-name="T157">EGK</text:span>] Et au <text:span text:style-name="T166">(G a)</text:span> chief <text:span text:style-name="T166">(G quef)</text:span>… <text:s/><text:span text:style-name="T134">BD] Ou au chief… <text:s/>LW] Puis a chie (W chief)...</text:span></text:p>
          </table:table-cell>
        </table:table-row>
        <table:table-row table:style-name="Table1.146">
          <table:table-cell table:style-name="Table1.A2" office:value-type="string">
            <text:p text:style-name="P172">1160</text:p>
          </table:table-cell>
          <table:table-cell table:style-name="Table1.A2" office:value-type="string">
            <text:p text:style-name="P174">Sont li sien dou contralious</text:p>
          </table:table-cell>
          <table:table-cell table:style-name="Table1.C130" office:value-type="string">
            <text:p text:style-name="P114">T] ---</text:p>
            <text:p text:style-name="P66">A<text:span text:style-name="T157">E</text:span>] Si dous <text:span text:style-name="T157">(E dou)</text:span> sont <text:span text:style-name="T8">mlt </text:span><text:span text:style-name="T44">contrarious </text:span><text:span text:style-name="T68">(E contralieus)</text:span><text:span text:style-name="T44"> <text:s/></text:span><text:span text:style-name="T52">B] Si don sont trop contrarious <text:s/></text:span><text:span text:style-name="T61">D] Sui don sont </text:span><text:span text:style-name="T20">mlt</text:span><text:span text:style-name="T61"> contralious <text:s/></text:span><text:span text:style-name="T76">G] Sei don sont </text:span><text:span text:style-name="T26">mlt… </text:span><text:span text:style-name="T91">I] S</text:span><text:span text:style-name="T99">i</text:span><text:span text:style-name="T91"> don sont </text:span><text:span text:style-name="T33">mlt </text:span><text:span text:style-name="T91">contralias <text:s/></text:span><text:span text:style-name="T99">L] Si don sont contrarios <text:s/></text:span><text:span text:style-name="T114">W] Si dui sont um(?) contrarieux</text:span></text:p>
          </table:table-cell>
        </table:table-row>
        <table:table-row table:style-name="Table1.146">
          <table:table-cell table:style-name="Table1.A2" office:value-type="string">
            <text:p text:style-name="P172">1161</text:p>
          </table:table-cell>
          <table:table-cell table:style-name="Table1.A2" office:value-type="string">
            <text:p text:style-name="P174">Ne volt pas son avoir laissier</text:p>
          </table:table-cell>
          <table:table-cell table:style-name="Table1.C130" office:value-type="string">
            <text:p text:style-name="P82">B] ...bailllier <text:s/><text:span text:style-name="T166">G] Nei ueal pas… <text:s/>L] ...baisser <text:s/>K] Nen uuel pas...</text:span></text:p>
          </table:table-cell>
        </table:table-row>
        <table:table-row table:style-name="Table1.146">
          <table:table-cell table:style-name="Table1.A2" office:value-type="string">
            <text:p text:style-name="P172">1162</text:p>
          </table:table-cell>
          <table:table-cell table:style-name="Table1.A2" office:value-type="string">
            <text:p text:style-name="P174">Si com je dis a <text:span text:style-name="T7">(H au)</text:span> comencier</text:p>
          </table:table-cell>
          <table:table-cell table:style-name="Table1.C130" office:value-type="string">
            <text:p text:style-name="P66">A] ...du commencier <text:s/><text:span text:style-name="T134">BDEH2ILTW] ...au (LT al)… <text:s/>G] ...iel...al...</text:span></text:p>
          </table:table-cell>
        </table:table-row>
        <table:table-row table:style-name="Table1.146">
          <table:table-cell table:style-name="Table1.A2" office:value-type="string">
            <text:p text:style-name="P172">1163</text:p>
          </table:table-cell>
          <table:table-cell table:style-name="Table1.A2" office:value-type="string">
            <text:p text:style-name="P174">Qu’il nel despenst c’on ne <text:span text:style-name="T7">(H despence ou ne)</text:span> l’en porst</text:p>
          </table:table-cell>
          <table:table-cell table:style-name="Table1.C130" office:value-type="string">
            <text:p text:style-name="P66">A] Qui nel despent que si… <text:s/><text:span text:style-name="T134">BE] Que nel...ou ne… <text:s/>D] Que nou...que ne… <text:s/>G] Qui nol...quil no… <text:s/>H2] Que nus...qui ne… <text:s/>I] Qui nel...que ne… <text:s/>L] Que nol...que nol… <text:s/>T] Qui nel….quil… <text:s/>W] Qui ne le despent ne...</text:span></text:p>
          </table:table-cell>
        </table:table-row>
        <table:table-row table:style-name="Table1.146">
          <table:table-cell table:style-name="Table1.A2" office:value-type="string">
            <text:p text:style-name="P172">1164</text:p>
          </table:table-cell>
          <table:table-cell table:style-name="Table1.A2" office:value-type="string">
            <text:p text:style-name="P174">Ou a la vie ou a la mort</text:p>
          </table:table-cell>
          <table:table-cell table:style-name="Table1.C130" office:value-type="string">
            <text:p text:style-name="P162">W] Et tout lesse quant il est mort</text:p>
          </table:table-cell>
        </table:table-row>
        <table:table-row table:style-name="Table1.146">
          <table:table-cell table:style-name="Table1.A2" office:value-type="string">
            <text:p text:style-name="P172">1165</text:p>
          </table:table-cell>
          <table:table-cell table:style-name="Table1.A2" office:value-type="string">
            <text:p text:style-name="P174">Le laisset cil que <text:span text:style-name="T7">(H qui)</text:span> l’ait gardé</text:p>
          </table:table-cell>
          <table:table-cell table:style-name="Table1.C130" office:value-type="string">
            <text:p text:style-name="P15">A] Ou laisse cil qui la garde <text:s/><text:span text:style-name="T134">BDEH2] Le laisse cis (DEH2 cil) qui la garde <text:s/>GKLT] Lo lassa (LK laisse, T laise)...qui… <text:s/>I] La ...qui… <text:s/>W] Et tout le bien qui la garde</text:span></text:p>
          </table:table-cell>
        </table:table-row>
        <table:table-row table:style-name="Table1.146">
          <table:table-cell table:style-name="Table1.A2" office:value-type="string">
            <text:p text:style-name="P172">1166</text:p>
          </table:table-cell>
          <table:table-cell table:style-name="Table1.A2" office:value-type="string">
            <text:p text:style-name="P174">Telz le despent ne l’en seit gr<text:span text:style-name="T7">é</text:span></text:p>
          </table:table-cell>
          <table:table-cell table:style-name="Table1.C130" office:value-type="string">
            <text:p text:style-name="P133">A] ...ne li set… <text:s/><text:span text:style-name="T176">H2LW] ...(L les)...qui nen (L ne) set (W scet) gre</text:span></text:p>
          </table:table-cell>
        </table:table-row>
        <table:table-row table:style-name="Table1.146">
          <table:table-cell table:style-name="Table1.A2" office:value-type="string">
            <text:p text:style-name="P172">1167</text:p>
          </table:table-cell>
          <table:table-cell table:style-name="Table1.A2" office:value-type="string">
            <text:p text:style-name="P174">L’avoirs remaint quant il s’en vait</text:p>
          </table:table-cell>
          <table:table-cell table:style-name="Table1.C130" office:value-type="string">
            <text:p text:style-name="P82">B] ...et cis en uait <text:s/><text:span text:style-name="T148">DH2] ...remaint cil sen (H2 en)… <text:s/>E] ...remaint et il… <text:s/>G] Sauoir… <text:s/>T] ...cis sen...</text:span></text:p>
          </table:table-cell>
        </table:table-row>
        <table:table-row table:style-name="Table1.146">
          <table:table-cell table:style-name="Table1.A2" office:value-type="string">
            <text:p text:style-name="P172">1168</text:p>
          </table:table-cell>
          <table:table-cell table:style-name="Table1.A2" office:value-type="string">
            <text:p text:style-name="P174">Fortune fet seu que li <text:span text:style-name="T7">(H qu’il li)</text:span> <text:soft-page-break/>plaist</text:p>
          </table:table-cell>
          <table:table-cell table:style-name="Table1.C130" office:value-type="string">
            <text:p text:style-name="P133">A<text:span text:style-name="T158">EGI</text:span>] ...en fait ce que li <text:span text:style-name="T187">(I le)</text:span> plait <text:span text:style-name="T158">(E plaist)</text:span> <text:s/><text:span text:style-name="T148">DH2] ...son plaisir (H2 vouloir) en fait <text:s/>K] ...ce qui le...</text:span></text:p>
          </table:table-cell>
        </table:table-row>
        <table:table-row table:style-name="Table1.146">
          <table:table-cell table:style-name="Table1.A2" office:value-type="string">
            <text:p text:style-name="P172">1169</text:p>
          </table:table-cell>
          <table:table-cell table:style-name="Table1.A2" office:value-type="string">
            <text:p text:style-name="P175">Seu fet Fortune cui que (H cui qu’il) cost</text:p>
          </table:table-cell>
          <table:table-cell table:style-name="Table1.C130" office:value-type="string">
            <text:p text:style-name="P82">B<text:span text:style-name="T148">D</text:span>] ---</text:p>
            <text:p text:style-name="P106">H2] Pour plaisir fait fortune tolt</text:p>
            <text:p text:style-name="P67">A<text:span text:style-name="T167">GK</text:span>] Ce fait.<text:span text:style-name="T242">.qui ne col </text:span><text:span text:style-name="T243">(</text:span><text:span text:style-name="T244">G</text:span><text:span text:style-name="T243"> que ne colt, K colt)</text:span> <text:s/><text:span text:style-name="T158">E] ...qui vait tost <text:s/>I] Ce...quele… <text:s/>L] ...qui ne tout <text:s/>T] Ce...quele uout <text:s/>W] ...qui nous toust</text:span></text:p>
          </table:table-cell>
        </table:table-row>
        <table:table-row table:style-name="Table1.146">
          <table:table-cell table:style-name="Table1.A2" office:value-type="string">
            <text:p text:style-name="P172">1170</text:p>
          </table:table-cell>
          <table:table-cell table:style-name="Table1.A2" office:value-type="string">
            <text:p text:style-name="P175">As uns done et as atres tot (H tolt)</text:p>
          </table:table-cell>
          <table:table-cell table:style-name="Table1.C130" office:value-type="string">
            <text:p text:style-name="P82">B<text:span text:style-name="T148">D</text:span>] ---</text:p>
            <text:p text:style-name="P67">A<text:span text:style-name="T167">GILT</text:span>] ...done as <text:span text:style-name="T187">(I aus, T auz)</text:span>…<text:span text:style-name="T167">(G tolt, IT tout))</text:span> <text:s/><text:span text:style-name="T158">EH2] ...tolt</text:span></text:p>
          </table:table-cell>
        </table:table-row>
        <table:table-row table:style-name="Table1.146">
          <table:table-cell table:style-name="Table1.A2" office:value-type="string">
            <text:p text:style-name="P172">1171</text:p>
          </table:table-cell>
          <table:table-cell table:style-name="Table1.A2" office:value-type="string">
            <text:p text:style-name="P175">Mai ne fet pas per tot (H a toz) droiture</text:p>
          </table:table-cell>
          <table:table-cell table:style-name="Table1.C130" office:value-type="string">
            <text:p text:style-name="P119">A] ...par mesure <text:s/><text:span text:style-name="T134">B] ...fait pas tout a… <text:s/>EGLW] ...pas tout (GL tot) </text:span><text:span text:style-name="T25">per</text:span><text:span text:style-name="T69"> </text:span><text:span text:style-name="T77">(G</text:span><text:span text:style-name="T115">W</text:span><text:span text:style-name="T77"> par) </text:span><text:span text:style-name="T69">mesure <text:s/></text:span><text:span text:style-name="T82">H2] ...mie ades droiture <text:s/></text:span><text:span text:style-name="T92">I] ..fait mais tot </text:span><text:span text:style-name="T34">per</text:span><text:span text:style-name="T92"> mexure <text:s/></text:span><text:span text:style-name="T105">T] ...tot </text:span><text:span text:style-name="T42">per </text:span><text:span text:style-name="T105">droiture <text:s/></text:span><text:span text:style-name="T119">K] ...nen fait pas trop par mesure</text:span></text:p>
          </table:table-cell>
        </table:table-row>
        <table:table-row table:style-name="Table1.146">
          <table:table-cell table:style-name="Table1.A2" office:value-type="string">
            <text:p text:style-name="P172">1172</text:p>
          </table:table-cell>
          <table:table-cell table:style-name="Table1.A2" office:value-type="string">
            <text:p text:style-name="P175">Fols est qui met en li sa cure</text:p>
          </table:table-cell>
          <table:table-cell table:style-name="Table1.C130" office:value-type="string">
            <text:p text:style-name="P119">A<text:span text:style-name="T148">DEH2IKLTW</text:span>] ...<text:span text:style-name="T200">(L que) </text:span>en li met… <text:s/><text:span text:style-name="T134">B] ...qui en li sa seure</text:span></text:p>
          </table:table-cell>
        </table:table-row>
        <table:table-row table:style-name="Table1.146">
          <table:table-cell table:style-name="Table1.A2" office:value-type="string">
            <text:p text:style-name="P172">1173</text:p>
          </table:table-cell>
          <table:table-cell table:style-name="Table1.A2" office:value-type="string">
            <text:p text:style-name="P175">Li rois Phelis avoit doné</text:p>
          </table:table-cell>
          <table:table-cell table:style-name="Table1.C130" office:value-type="string">
            <text:p text:style-name="P139">B] ...phellipes ert deneit <text:s/><text:span text:style-name="T148">DEH2] Rois phelippes… <text:s/>ILTW] Au roi felip (L felips. T felipon) (T ot)...</text:span></text:p>
          </table:table-cell>
        </table:table-row>
        <table:table-row table:style-name="Table1.230">
          <table:table-cell table:style-name="Table1.A2" office:value-type="string">
            <text:p text:style-name="P54">1174</text:p>
          </table:table-cell>
          <table:table-cell table:style-name="Table1.A2" office:value-type="string">
            <text:p text:style-name="P175">Or et argent a grant planté</text:p>
          </table:table-cell>
          <table:table-cell table:style-name="Table1.C130" office:value-type="string">
            <text:p text:style-name="P26">I] ...et a...</text:p>
          </table:table-cell>
        </table:table-row>
        <table:table-row table:style-name="Table1.146">
          <table:table-cell table:style-name="Table1.A2" office:value-type="string">
            <text:p text:style-name="P54">1175</text:p>
          </table:table-cell>
          <table:table-cell table:style-name="Table1.A2" office:value-type="string">
            <text:p text:style-name="P175">Et si tenoit em paix sa terre</text:p>
          </table:table-cell>
          <table:table-cell table:style-name="Table1.C130" office:value-type="string">
            <text:p text:style-name="P162">W] ...sil… <text:s/><text:span text:style-name="T228">K] Ensi...</text:span></text:p>
          </table:table-cell>
        </table:table-row>
        <table:table-row table:style-name="Table1.146">
          <table:table-cell table:style-name="Table1.A2" office:value-type="string">
            <text:p text:style-name="P54">1176</text:p>
          </table:table-cell>
          <table:table-cell table:style-name="Table1.A2" office:value-type="string">
            <text:p text:style-name="P175">Que nus hons ne l’en faissoit guerre</text:p>
          </table:table-cell>
          <table:table-cell table:style-name="Table1.C130" office:value-type="string">
            <text:p text:style-name="P82">B<text:span text:style-name="T148">DEIW</text:span>] ...ne li <text:span text:style-name="T223">(W ly)</text:span>… <text:s/><text:span text:style-name="T167">G] ...fasoi… <text:s/>K] ...nen faisoit...</text:span></text:p>
          </table:table-cell>
        </table:table-row>
        <table:table-row table:style-name="Table1.146">
          <table:table-cell table:style-name="Table1.A2" office:value-type="string">
            <text:p text:style-name="P54">1177</text:p>
          </table:table-cell>
          <table:table-cell table:style-name="Table1.A2" office:value-type="string">
            <text:p text:style-name="P175">Or nel welt pas issi (H ainsi) mener</text:p>
          </table:table-cell>
          <table:table-cell table:style-name="Table1.C130" office:value-type="string">
            <text:p text:style-name="P67">A<text:span text:style-name="T167">GKTW</text:span>] ...plus ensi <text:span text:style-name="T210">(T ainsi, W ainci) </text:span>lessier <text:span text:style-name="T167">(G lassier, T laisier, K laisser)</text:span> <text:s/><text:span text:style-name="T134">BE] ...pas laissier ester <text:s/>D] ...nou...ainsi… <text:s/>H2] ...ne...ainsi <text:s/>I] ...pas ensi laser <text:s/>L] ...plus laissier</text:span></text:p>
          </table:table-cell>
        </table:table-row>
        <table:table-row table:style-name="Table1.146">
          <table:table-cell table:style-name="Table1.A2" office:value-type="string">
            <text:p text:style-name="P54">1178</text:p>
          </table:table-cell>
          <table:table-cell table:style-name="Table1.A2" office:value-type="string">
            <text:p text:style-name="P175">Fortune de lui welt juer</text:p>
          </table:table-cell>
          <table:table-cell table:style-name="Table1.C130" office:value-type="string">
            <text:p text:style-name="P67">A<text:span text:style-name="T158">EGIKLTW</text:span>] ...uelt <text:span text:style-name="T158">(E feut, G ueult, IT ueut, L uuelt, W veult)</text:span> de lui <text:span text:style-name="T188">(ILTW de li)</text:span> ioer <text:span text:style-name="T158">(E iouer, GIKLT ioier, W loier)</text:span> <text:s/><text:span text:style-name="T134">B] ...ains en welt iouer <text:s/>D] ...qui le...cercher <text:s/>H2] ...en son le ueult cerchier</text:span></text:p>
          </table:table-cell>
        </table:table-row>
        <table:table-row table:style-name="Table1.146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65"/>
          </table:table-cell>
          <table:table-cell table:style-name="Table1.C130" office:value-type="string">
            <text:p text:style-name="P44"/>
          </table:table-cell>
        </table:table-row>
        <table:table-row table:style-name="Table1.146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65"/>
          </table:table-cell>
          <table:table-cell table:style-name="Table1.C130" office:value-type="string">
            <text:p text:style-name="P44"/>
          </table:table-cell>
        </table:table-row>
        <table:table-row table:style-name="Table1.146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65"/>
          </table:table-cell>
          <table:table-cell table:style-name="Table1.C130" office:value-type="string">
            <text:p text:style-name="P45"/>
          </table:table-cell>
        </table:table-row>
        <table:table-row table:style-name="Table1.146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65"/>
          </table:table-cell>
          <table:table-cell table:style-name="Table1.C130" office:value-type="string">
            <text:p text:style-name="P3"/>
          </table:table-cell>
        </table:table-row>
        <table:table-row table:style-name="Table1.146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65"/>
          </table:table-cell>
          <table:table-cell table:style-name="Table1.C130" office:value-type="string">
            <text:p text:style-name="P46"/>
          </table:table-cell>
        </table:table-row>
        <table:table-row table:style-name="Table1.146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65"/>
          </table:table-cell>
          <table:table-cell table:style-name="Table1.C130" office:value-type="string">
            <text:p text:style-name="P44"/>
          </table:table-cell>
        </table:table-row>
        <table:table-row table:style-name="Table1.146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65"/>
          </table:table-cell>
          <table:table-cell table:style-name="Table1.C130" office:value-type="string">
            <text:p text:style-name="P44"/>
          </table:table-cell>
        </table:table-row>
        <text:soft-page-break/>
        <table:table-row table:style-name="Table1.146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65"/>
          </table:table-cell>
          <table:table-cell table:style-name="Table1.C130" office:value-type="string">
            <text:p text:style-name="P44"/>
          </table:table-cell>
        </table:table-row>
        <table:table-row table:style-name="Table1.146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65"/>
          </table:table-cell>
          <table:table-cell table:style-name="Table1.C130" office:value-type="string">
            <text:p text:style-name="P44"/>
          </table:table-cell>
        </table:table-row>
      </table:table>
      <text:p text:style-name="P184"><text:tab/><text:tab/> 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0:02:08.547521349</meta:creation-date>
    <dc:date>2023-01-26T21:46:38.102971181</dc:date>
    <meta:editing-duration>P1DT19H42M59S</meta:editing-duration>
    <meta:editing-cycles>277</meta:editing-cycles>
    <meta:generator>LibreOffice/6.4.7.2$Linux_X86_64 LibreOffice_project/40$Build-2</meta:generator>
    <meta:document-statistic meta:table-count="2" meta:image-count="0" meta:object-count="0" meta:page-count="21" meta:paragraph-count="995" meta:word-count="7372" meta:character-count="38511" meta:non-whitespace-character-count="31431"/>
  </office:meta>
</office:document-meta>
</file>